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2.4311in"/>
    </style:style>
    <style:style style:name="co3" style:family="table-column">
      <style:table-column-properties fo:break-before="auto" style:column-width="1.8047in"/>
    </style:style>
    <style:style style:name="co4" style:family="table-column">
      <style:table-column-properties fo:break-before="auto" style:column-width="0.5291in"/>
    </style:style>
    <style:style style:name="co5" style:family="table-column">
      <style:table-column-properties fo:break-before="auto" style:column-width="0.4874in"/>
    </style:style>
    <style:style style:name="co6" style:family="table-column">
      <style:table-column-properties fo:break-before="auto" style:column-width="2.3346in"/>
    </style:style>
    <style:style style:name="co7" style:family="table-column">
      <style:table-column-properties fo:break-before="auto" style:column-width="1.3236in"/>
    </style:style>
    <style:style style:name="co8" style:family="table-column">
      <style:table-column-properties fo:break-before="auto" style:column-width="1.2783in"/>
    </style:style>
    <style:style style:name="co11" style:family="table-column">
      <style:table-column-properties fo:break-before="auto" style:column-width="4.1154in"/>
    </style:style>
    <style:style style:name="co12" style:family="table-column">
      <style:table-column-properties fo:break-before="auto" style:column-width="2.0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background-color="#ffb66c"/>
      <style:text-properties style:font-name="Liberation Mono" style:font-name-asian="Liberation Mono" style:font-name-complex="Liberation Mono"/>
    </style:style>
    <style:style style:name="ce3" style:family="table-cell" style:parent-style-name="Default" style:data-style-name="N0">
      <style:table-cell-properties fo:background-color="#ffb66c"/>
      <style:text-properties style:font-name="Liberation Mono" style:font-name-asian="Liberation Mono" style:font-name-complex="Liberation Mono"/>
    </style:style>
    <style:style style:name="ce8" style:family="table-cell" style:parent-style-name="Default" style:data-style-name="N70">
      <style:table-cell-properties fo:background-color="#ffb66c"/>
    </style:style>
    <style:style style:name="ce9" style:family="table-cell" style:parent-style-name="Default" style:data-style-name="N70">
      <style:table-cell-properties fo:background-color="#ffb66c"/>
      <style:text-properties style:font-name="Liberation Mono" style:font-name-asian="Liberation Mono" style:font-name-complex="Liberation Mono"/>
    </style:style>
    <style:style style:name="ce10" style:family="table-cell" style:parent-style-name="Default">
      <style:table-cell-properties fo:background-color="#ffb66c"/>
    </style:style>
    <style:style style:name="ce11" style:family="table-cell" style:parent-style-name="Default">
      <style:table-cell-properties fo:background-color="#ffb66c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eeeee"/>
    </style:style>
    <style:style style:name="ce17" style:family="table-cell" style:parent-style-name="Default" style:data-style-name="N0">
      <style:table-cell-properties fo:background-color="#eeeeee"/>
    </style:style>
    <style:style style:name="ce18" style:family="table-cell" style:parent-style-name="Default">
      <style:table-cell-properties fo:background-color="#eeeeee"/>
      <style:text-properties style:font-name="Liberation Mono" style:font-name-asian="Liberation Mono" style:font-name-complex="Liberation Mono"/>
    </style:style>
    <style:style style:name="ce19" style:family="table-cell" style:parent-style-name="Default" style:data-style-name="N70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commands.A2">
          <table:error-message table:message-type="stop" table:display="true"/>
        </table:content-validation>
        <table:content-validation table:name="val2" table:base-cell-address="commands.C2">
          <table:help-message table:title="Delta" table:display="true">
            <text:p>Time delta from last in ms</text:p>
          </table:help-message>
          <table:error-message table:message-type="stop" table:display="true"/>
        </table:content-validation>
      </table:content-validations>
      <table:table table:name="commands" table:style-name="ta1"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2"/>
        <table:table-column table:style-name="co11" table:default-cell-style-name="Default"/>
        <table:table-column table:style-name="co12" table:default-cell-style-name="ce12"/>
        <table:table-row table:style-name="ro1">
          <table:table-cell table:style-name="ce1" table:content-validation-name="val1" office:value-type="string" calcext:value-type="string">
            <text:p>start datetime</text:p>
          </table:table-cell>
          <table:table-cell office:value-type="string" calcext:value-type="string">
            <text:p>delta s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param</text:p>
          </table:table-cell>
          <table:table-cell table:content-validation-name="val1" office:value-type="string" calcext:value-type="string">
            <text:p>experiment id</text:p>
          </table:table-cell>
          <table:table-cell/>
          <table:table-cell table:style-name="ce18" table:content-validation-name="val1" office:value-type="string" calcext:value-type="string">
            <text:p>packet datetime</text:p>
          </table:table-cell>
        </table:table-row>
        <table:table-row table:style-name="ro2">
          <table:table-cell table:style-name="ce3" table:content-validation-name="val1" office:value-type="string" calcext:value-type="string">
            <text:p>2026-01-10T08: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ng</text:p>
          </table:table-cell>
          <table:table-cell/>
          <table:table-cell office:value-type="string" calcext:value-type="string">
            <text:p>0x5454525831</text:p>
          </table:table-cell>
          <table:table-cell table:style-name="ce17" table:content-validation-name="val1" table:formula="of:=IFERROR(IF(INDEX([experiments.$A:.$A] ; MATCH(TRIM([.D2]) ; TRIM([experiments.$B:.$B]) ; 0)) = 0; &quot;&quot;; INDEX([experiments.$A:.$A] ; MATCH(TRIM([.D2]) ; TRIM([experiments.$B:.$B]) ; 0))) ; &quot;&quot;)">
            <text:p/>
          </table:table-cell>
          <table:table-cell office:value-type="string" calcext:value-type="string">
            <text:p>Ping TTRX1</text:p>
          </table:table-cell>
          <table:table-cell table:style-name="ce19" table:content-validation-name="val2" table:formula="of:=IF(LEN([.A2])&gt;0; &#10;       [.A2]; &#10;       IF( AND(NOT(ISBLANK([.C2])); AND(LEN([.B2])&gt;0; [.B2]&gt;0)); &#10;             TEXT(DATEVALUE(LEFT([.H1]; 10)) + TIMEVALUE(MID([.H1]; 12; 12)) + [.B2]/(86400); &#10;             &quot;YYYY-MM-DD&quot;&quot;T&quot;&quot;HH:MM:SS&quot;);&#10;             IF(AND(NOT(ISBLANK([.C2])); NOT(ISBLANK([.H1]))); [.H1]; &quot;&quot;)&#10;       ))" office:value-type="string" office:string-value="2026-01-10T08:00:00" calcext:value-type="string">
            <text:p>2026-01-10T08:00:00</text:p>
          </table:table-cell>
        </table:table-row>
        <table:table-row table:style-name="ro1">
          <table:table-cell table:style-name="ce8"/>
          <table:table-cell office:value-type="float" office:value="10" calcext:value-type="float">
            <text:p>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t_um_oscillating_bones</text:p>
          </table:table-cell>
          <table:table-cell office:value-type="string" calcext:value-type="string">
            <text:p>0x20</text:p>
          </table:table-cell>
          <table:table-cell table:style-name="ce17" table:content-validation-name="val1" table:formula="of:=IFERROR(IF(INDEX([experiments.$A:.$A] ; MATCH(TRIM([.D3]) ; TRIM([experiments.$B:.$B]) ; 0)) = 0; &quot;&quot;; INDEX([experiments.$A:.$A] ; MATCH(TRIM([.D3]) ; TRIM([experiments.$B:.$B]) ; 0))) ; &quot;&quot;)" office:value-type="float" office:value="3" calcext:value-type="float">
            <text:p>3</text:p>
          </table:table-cell>
          <table:table-cell office:value-type="string" calcext:value-type="string">
            <text:p>Run tt_um_oscillating_bones</text:p>
          </table:table-cell>
          <table:table-cell table:style-name="ce19" table:content-validation-name="val2" table:formula="of:=IF(LEN([.A3])&gt;0; &#10;       [.A3]; &#10;       IF( AND(NOT(ISBLANK([.C3])); AND(LEN([.B3])&gt;0; [.B3]&gt;0)); &#10;             TEXT(DATEVALUE(LEFT([.H2]; 10)) + TIMEVALUE(MID([.H2]; 12; 12)) + [.B3]/(86400); &#10;             &quot;YYYY-MM-DD&quot;&quot;T&quot;&quot;HH:MM:SS&quot;);&#10;             IF(AND(NOT(ISBLANK([.C3])); NOT(ISBLANK([.H2]))); [.H2]; &quot;&quot;)&#10;       ))" office:value-type="string" office:string-value="2026-01-10T08:00:10" calcext:value-type="string">
            <text:p>2026-01-10T08:00:10</text:p>
          </table:table-cell>
        </table:table-row>
        <table:table-row table:style-name="ro1">
          <table:table-cell table:style-name="ce9"/>
          <table:table-cell office:value-type="float" office:value="0" calcext:value-type="float">
            <text:p>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rp2_temperature</text:p>
          </table:table-cell>
          <table:table-cell office:value-type="string" calcext:value-type="string">
            <text:p>0x000000000F0000</text:p>
          </table:table-cell>
          <table:table-cell table:style-name="ce17" table:content-validation-name="val1" table:formula="of:=IFERROR(IF(INDEX([experiments.$A:.$A] ; MATCH(TRIM([.D4]) ; TRIM([experiments.$B:.$B]) ; 0)) = 0; &quot;&quot;; INDEX([experiments.$A:.$A] ; MATCH(TRIM([.D4]) ; TRIM([experiments.$B:.$B]) ; 0))) ; &quot;&quot;)" office:value-type="float" office:value="13" calcext:value-type="float">
            <text:p>13</text:p>
          </table:table-cell>
          <table:table-cell office:value-type="string" calcext:value-type="string">
            <text:p>Queue rp2_temperature</text:p>
          </table:table-cell>
          <table:table-cell table:style-name="ce19" table:content-validation-name="val2" table:formula="of:=IF(LEN([.A4])&gt;0; &#10;       [.A4]; &#10;       IF( AND(NOT(ISBLANK([.C4])); AND(LEN([.B4])&gt;0; [.B4]&gt;0)); &#10;             TEXT(DATEVALUE(LEFT([.H3]; 10)) + TIMEVALUE(MID([.H3]; 12; 12)) + [.B4]/(86400); &#10;             &quot;YYYY-MM-DD&quot;&quot;T&quot;&quot;HH:MM:SS&quot;);&#10;             IF(AND(NOT(ISBLANK([.C4])); NOT(ISBLANK([.H3]))); [.H3]; &quot;&quot;)&#10;       ))" office:value-type="string" office:string-value="2026-01-10T08:00:10" calcext:value-type="string">
            <text:p>2026-01-10T08:00:1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5]) ; TRIM([experiments.$B:.$B]) ; 0)) = 0; &quot;&quot;; INDEX([experiments.$A:.$A] ; MATCH(TRIM([.D5]) ; TRIM([experiments.$B:.$B]) ; 0))) ; &quot;&quot;)">
            <text:p/>
          </table:table-cell>
          <table:table-cell office:value-type="string" calcext:value-type="string">
            <text:p>abort osc bones auto-launching rp temp</text:p>
          </table:table-cell>
          <table:table-cell table:style-name="ce19" table:content-validation-name="val2" table:formula="of:=IF(LEN([.A5])&gt;0; &#10;       [.A5]; &#10;       IF( AND(NOT(ISBLANK([.C5])); AND(LEN([.B5])&gt;0; [.B5]&gt;0)); &#10;             TEXT(DATEVALUE(LEFT([.H4]; 10)) + TIMEVALUE(MID([.H4]; 12; 12)) + [.B5]/(86400); &#10;             &quot;YYYY-MM-DD&quot;&quot;T&quot;&quot;HH:MM:SS&quot;);&#10;             IF(AND(NOT(ISBLANK([.C5])); NOT(ISBLANK([.H4]))); [.H4]; &quot;&quot;)&#10;       ))" office:value-type="string" office:string-value="2026-01-10T08:00:50" calcext:value-type="string">
            <text:p>2026-01-10T08:00:5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tt_um_fstolzcode</text:p>
          </table:table-cell>
          <table:table-cell/>
          <table:table-cell table:style-name="ce17" table:content-validation-name="val1" table:formula="of:=IFERROR(IF(INDEX([experiments.$A:.$A] ; MATCH(TRIM([.D6]) ; TRIM([experiments.$B:.$B]) ; 0)) = 0; &quot;&quot;; INDEX([experiments.$A:.$A] ; MATCH(TRIM([.D6]) ; TRIM([experiments.$B:.$B]) ; 0))) ; &quot;&quot;)" office:value-type="float" office:value="2" calcext:value-type="float">
            <text:p>2</text:p>
          </table:table-cell>
          <table:table-cell office:value-type="string" calcext:value-type="string">
            <text:p>Queue tt_um_fstolzcode</text:p>
          </table:table-cell>
          <table:table-cell table:style-name="ce19" table:content-validation-name="val2" table:formula="of:=IF(LEN([.A6])&gt;0; &#10;       [.A6]; &#10;       IF( AND(NOT(ISBLANK([.C6])); AND(LEN([.B6])&gt;0; [.B6]&gt;0)); &#10;             TEXT(DATEVALUE(LEFT([.H5]; 10)) + TIMEVALUE(MID([.H5]; 12; 12)) + [.B6]/(86400); &#10;             &quot;YYYY-MM-DD&quot;&quot;T&quot;&quot;HH:MM:SS&quot;);&#10;             IF(AND(NOT(ISBLANK([.C6])); NOT(ISBLANK([.H5]))); [.H5]; &quot;&quot;)&#10;       ))" office:value-type="string" office:string-value="2026-01-10T08:01:00" calcext:value-type="string">
            <text:p>2026-01-10T08:01:00</text:p>
          </table:table-cell>
        </table:table-row>
        <table:table-row table:style-name="ro1">
          <table:table-cell table:style-name="ce11"/>
          <table:table-cell office:value-type="float" office:value="40" calcext:value-type="float">
            <text:p>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7]) ; TRIM([experiments.$B:.$B]) ; 0)) = 0; &quot;&quot;; INDEX([experiments.$A:.$A] ; MATCH(TRIM([.D7]) ; TRIM([experiments.$B:.$B]) ; 0))) ; &quot;&quot;)">
            <text:p/>
          </table:table-cell>
          <table:table-cell office:value-type="string" calcext:value-type="string">
            <text:p>abort rp2 temp auto-starting tt_um_fstolzcode</text:p>
          </table:table-cell>
          <table:table-cell table:style-name="ce19" table:content-validation-name="val2" table:formula="of:=IF(LEN([.A7])&gt;0; &#10;       [.A7]; &#10;       IF( AND(NOT(ISBLANK([.C7])); AND(LEN([.B7])&gt;0; [.B7]&gt;0)); &#10;             TEXT(DATEVALUE(LEFT([.H6]; 10)) + TIMEVALUE(MID([.H6]; 12; 12)) + [.B7]/(86400); &#10;             &quot;YYYY-MM-DD&quot;&quot;T&quot;&quot;HH:MM:SS&quot;);&#10;             IF(AND(NOT(ISBLANK([.C7])); NOT(ISBLANK([.H6]))); [.H6]; &quot;&quot;)&#10;       ))" office:value-type="string" office:string-value="2026-01-10T08:01:40" calcext:value-type="string">
            <text:p>2026-01-10T08:01:40</text:p>
          </table:table-cell>
        </table:table-row>
        <table:table-row table:style-name="ro1">
          <table:table-cell table:style-name="ce11"/>
          <table:table-cell office:value-type="float" office:value="240" calcext:value-type="float">
            <text:p>2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8]) ; TRIM([experiments.$B:.$B]) ; 0)) = 0; &quot;&quot;; INDEX([experiments.$A:.$A] ; MATCH(TRIM([.D8]) ; TRIM([experiments.$B:.$B]) ; 0))) ; &quot;&quot;)">
            <text:p/>
          </table:table-cell>
          <table:table-cell office:value-type="string" calcext:value-type="string">
            <text:p>ensure tt_um_fstolzcode is done</text:p>
          </table:table-cell>
          <table:table-cell table:style-name="ce19" table:content-validation-name="val2" table:formula="of:=IF(LEN([.A8])&gt;0; &#10;       [.A8]; &#10;       IF( AND(NOT(ISBLANK([.C8])); AND(LEN([.B8])&gt;0; [.B8]&gt;0)); &#10;             TEXT(DATEVALUE(LEFT([.H7]; 10)) + TIMEVALUE(MID([.H7]; 12; 12)) + [.B8]/(86400); &#10;             &quot;YYYY-MM-DD&quot;&quot;T&quot;&quot;HH:MM:SS&quot;);&#10;             IF(AND(NOT(ISBLANK([.C8])); NOT(ISBLANK([.H7]))); [.H7]; &quot;&quot;)&#10;       ))" office:value-type="string" office:string-value="2026-01-10T08:05:40" calcext:value-type="string">
            <text:p>2026-01-10T08:05:40</text:p>
          </table:table-cell>
        </table:table-row>
        <table:table-row table:style-name="ro1">
          <table:table-cell table:style-name="ce11"/>
          <table:table-cell office:value-type="float" office:value="0" calcext:value-type="float">
            <text:p>0</text:p>
          </table:table-cell>
          <table:table-cell office:value-type="string" calcext:value-type="string">
            <text:p>Ping</text:p>
          </table:table-cell>
          <table:table-cell/>
          <table:table-cell office:value-type="string" calcext:value-type="string">
            <text:p>0x4c5031</text:p>
          </table:table-cell>
          <table:table-cell table:style-name="ce17" table:content-validation-name="val1" table:formula="of:=IFERROR(IF(INDEX([experiments.$A:.$A] ; MATCH(TRIM([.D9]) ; TRIM([experiments.$B:.$B]) ; 0)) = 0; &quot;&quot;; INDEX([experiments.$A:.$A] ; MATCH(TRIM([.D9]) ; TRIM([experiments.$B:.$B]) ; 0))) ; &quot;&quot;)">
            <text:p/>
          </table:table-cell>
          <table:table-cell office:value-type="string" calcext:value-type="string">
            <text:p>Ping LP1</text:p>
          </table:table-cell>
          <table:table-cell table:style-name="ce19" table:content-validation-name="val2" table:formula="of:=IF(LEN([.A9])&gt;0; &#10;       [.A9]; &#10;       IF( AND(NOT(ISBLANK([.C9])); AND(LEN([.B9])&gt;0; [.B9]&gt;0)); &#10;             TEXT(DATEVALUE(LEFT([.H8]; 10)) + TIMEVALUE(MID([.H8]; 12; 12)) + [.B9]/(86400); &#10;             &quot;YYYY-MM-DD&quot;&quot;T&quot;&quot;HH:MM:SS&quot;);&#10;             IF(AND(NOT(ISBLANK([.C9])); NOT(ISBLANK([.H8]))); [.H8]; &quot;&quot;)&#10;       ))" office:value-type="string" office:string-value="2026-01-10T08:05:40" calcext:value-type="string">
            <text:p>2026-01-10T08:05:40</text:p>
          </table:table-cell>
        </table:table-row>
        <table:table-row table:style-name="ro1">
          <table:table-cell table:style-name="ce1"/>
          <table:table-cell office:value-type="float" office:value="10" calcext:value-type="float">
            <text:p>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t_um_oscillating_bones</text:p>
          </table:table-cell>
          <table:table-cell office:value-type="string" calcext:value-type="string">
            <text:p>0x20</text:p>
          </table:table-cell>
          <table:table-cell table:style-name="ce17" table:content-validation-name="val1" table:formula="of:=IFERROR(IF(INDEX([experiments.$A:.$A] ; MATCH(TRIM([.D10]) ; TRIM([experiments.$B:.$B]) ; 0)) = 0; &quot;&quot;; INDEX([experiments.$A:.$A] ; MATCH(TRIM([.D10]) ; TRIM([experiments.$B:.$B]) ; 0))) ; &quot;&quot;)" office:value-type="float" office:value="3" calcext:value-type="float">
            <text:p>3</text:p>
          </table:table-cell>
          <table:table-cell office:value-type="string" calcext:value-type="string">
            <text:p>Run tt_um_oscillating_bones</text:p>
          </table:table-cell>
          <table:table-cell table:style-name="ce19" table:content-validation-name="val2" table:formula="of:=IF(LEN([.A10])&gt;0; &#10;       [.A10]; &#10;       IF( AND(NOT(ISBLANK([.C10])); AND(LEN([.B10])&gt;0; [.B10]&gt;0)); &#10;             TEXT(DATEVALUE(LEFT([.H9]; 10)) + TIMEVALUE(MID([.H9]; 12; 12)) + [.B10]/(86400); &#10;             &quot;YYYY-MM-DD&quot;&quot;T&quot;&quot;HH:MM:SS&quot;);&#10;             IF(AND(NOT(ISBLANK([.C10])); NOT(ISBLANK([.H9]))); [.H9]; &quot;&quot;)&#10;       ))" office:value-type="string" office:string-value="2026-01-10T08:05:50" calcext:value-type="string">
            <text:p>2026-01-10T08:05:50</text:p>
          </table:table-cell>
        </table:table-row>
        <table:table-row table:style-name="ro1">
          <table:table-cell table:style-name="ce1"/>
          <table:table-cell office:value-type="float" office:value="0" calcext:value-type="float">
            <text:p>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rp2_temperature</text:p>
          </table:table-cell>
          <table:table-cell office:value-type="string" calcext:value-type="string">
            <text:p>0x000000000F0000</text:p>
          </table:table-cell>
          <table:table-cell table:style-name="ce17" table:content-validation-name="val1" table:formula="of:=IFERROR(IF(INDEX([experiments.$A:.$A] ; MATCH(TRIM([.D11]) ; TRIM([experiments.$B:.$B]) ; 0)) = 0; &quot;&quot;; INDEX([experiments.$A:.$A] ; MATCH(TRIM([.D11]) ; TRIM([experiments.$B:.$B]) ; 0))) ; &quot;&quot;)" office:value-type="float" office:value="13" calcext:value-type="float">
            <text:p>13</text:p>
          </table:table-cell>
          <table:table-cell office:value-type="string" calcext:value-type="string">
            <text:p>Queue rp2_temperature</text:p>
          </table:table-cell>
          <table:table-cell table:style-name="ce19" table:content-validation-name="val2" table:formula="of:=IF(LEN([.A11])&gt;0; &#10;       [.A11]; &#10;       IF( AND(NOT(ISBLANK([.C11])); AND(LEN([.B11])&gt;0; [.B11]&gt;0)); &#10;             TEXT(DATEVALUE(LEFT([.H10]; 10)) + TIMEVALUE(MID([.H10]; 12; 12)) + [.B11]/(86400); &#10;             &quot;YYYY-MM-DD&quot;&quot;T&quot;&quot;HH:MM:SS&quot;);&#10;             IF(AND(NOT(ISBLANK([.C11])); NOT(ISBLANK([.H10]))); [.H10]; &quot;&quot;)&#10;       ))" office:value-type="string" office:string-value="2026-01-10T08:05:50" calcext:value-type="string">
            <text:p>2026-01-10T08:05:5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12]) ; TRIM([experiments.$B:.$B]) ; 0)) = 0; &quot;&quot;; INDEX([experiments.$A:.$A] ; MATCH(TRIM([.D12]) ; TRIM([experiments.$B:.$B]) ; 0))) ; &quot;&quot;)">
            <text:p/>
          </table:table-cell>
          <table:table-cell office:value-type="string" calcext:value-type="string">
            <text:p>abort osc bones auto-launching rp temp</text:p>
          </table:table-cell>
          <table:table-cell table:style-name="ce19" table:content-validation-name="val2" table:formula="of:=IF(LEN([.A12])&gt;0; &#10;       [.A12]; &#10;       IF( AND(NOT(ISBLANK([.C12])); AND(LEN([.B12])&gt;0; [.B12]&gt;0)); &#10;             TEXT(DATEVALUE(LEFT([.H11]; 10)) + TIMEVALUE(MID([.H11]; 12; 12)) + [.B12]/(86400); &#10;             &quot;YYYY-MM-DD&quot;&quot;T&quot;&quot;HH:MM:SS&quot;);&#10;             IF(AND(NOT(ISBLANK([.C12])); NOT(ISBLANK([.H11]))); [.H11]; &quot;&quot;)&#10;       ))" office:value-type="string" office:string-value="2026-01-10T08:06:30" calcext:value-type="string">
            <text:p>2026-01-10T08:06:30</text:p>
          </table:table-cell>
        </table:table-row>
        <table:table-row table:style-name="ro1">
          <table:table-cell table:style-name="ce1"/>
          <table:table-cell office:value-type="float" office:value="10" calcext:value-type="float">
            <text:p>1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tt_um_qubitbytes_alive</text:p>
          </table:table-cell>
          <table:table-cell/>
          <table:table-cell table:style-name="ce17" table:content-validation-name="val1" table:formula="of:=IFERROR(IF(INDEX([experiments.$A:.$A] ; MATCH(TRIM([.D13]) ; TRIM([experiments.$B:.$B]) ; 0)) = 0; &quot;&quot;; INDEX([experiments.$A:.$A] ; MATCH(TRIM([.D13]) ; TRIM([experiments.$B:.$B]) ; 0))) ; &quot;&quot;)" office:value-type="float" office:value="4" calcext:value-type="float">
            <text:p>4</text:p>
          </table:table-cell>
          <table:table-cell office:value-type="string" calcext:value-type="string">
            <text:p>Queue tt_um_qubitbytes_alive</text:p>
          </table:table-cell>
          <table:table-cell table:style-name="ce19" table:content-validation-name="val2" table:formula="of:=IF(LEN([.A13])&gt;0; &#10;       [.A13]; &#10;       IF( AND(NOT(ISBLANK([.C13])); AND(LEN([.B13])&gt;0; [.B13]&gt;0)); &#10;             TEXT(DATEVALUE(LEFT([.H12]; 10)) + TIMEVALUE(MID([.H12]; 12; 12)) + [.B13]/(86400); &#10;             &quot;YYYY-MM-DD&quot;&quot;T&quot;&quot;HH:MM:SS&quot;);&#10;             IF(AND(NOT(ISBLANK([.C13])); NOT(ISBLANK([.H12]))); [.H12]; &quot;&quot;)&#10;       ))" office:value-type="string" office:string-value="2026-01-10T08:06:40" calcext:value-type="string">
            <text:p>2026-01-10T08:06:4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14]) ; TRIM([experiments.$B:.$B]) ; 0)) = 0; &quot;&quot;; INDEX([experiments.$A:.$A] ; MATCH(TRIM([.D14]) ; TRIM([experiments.$B:.$B]) ; 0))) ; &quot;&quot;)">
            <text:p/>
          </table:table-cell>
          <table:table-cell office:value-type="string" calcext:value-type="string">
            <text:p>abort rp2 temp auto-starting tt_um_qubitbytes_alive</text:p>
          </table:table-cell>
          <table:table-cell table:style-name="ce19" table:content-validation-name="val2" table:formula="of:=IF(LEN([.A14])&gt;0; &#10;       [.A14]; &#10;       IF( AND(NOT(ISBLANK([.C14])); AND(LEN([.B14])&gt;0; [.B14]&gt;0)); &#10;             TEXT(DATEVALUE(LEFT([.H13]; 10)) + TIMEVALUE(MID([.H13]; 12; 12)) + [.B14]/(86400); &#10;             &quot;YYYY-MM-DD&quot;&quot;T&quot;&quot;HH:MM:SS&quot;);&#10;             IF(AND(NOT(ISBLANK([.C14])); NOT(ISBLANK([.H13]))); [.H13]; &quot;&quot;)&#10;       ))" office:value-type="string" office:string-value="2026-01-10T08:07:20" calcext:value-type="string">
            <text:p>2026-01-10T08:07:2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15]) ; TRIM([experiments.$B:.$B]) ; 0)) = 0; &quot;&quot;; INDEX([experiments.$A:.$A] ; MATCH(TRIM([.D15]) ; TRIM([experiments.$B:.$B]) ; 0))) ; &quot;&quot;)">
            <text:p/>
          </table:table-cell>
          <table:table-cell office:value-type="string" calcext:value-type="string">
            <text:p>ensure tt_um_qubitbytes_alive is done</text:p>
          </table:table-cell>
          <table:table-cell table:style-name="ce19" table:content-validation-name="val2" table:formula="of:=IF(LEN([.A15])&gt;0; &#10;       [.A15]; &#10;       IF( AND(NOT(ISBLANK([.C15])); AND(LEN([.B15])&gt;0; [.B15]&gt;0)); &#10;             TEXT(DATEVALUE(LEFT([.H14]; 10)) + TIMEVALUE(MID([.H14]; 12; 12)) + [.B15]/(86400); &#10;             &quot;YYYY-MM-DD&quot;&quot;T&quot;&quot;HH:MM:SS&quot;);&#10;             IF(AND(NOT(ISBLANK([.C15])); NOT(ISBLANK([.H14]))); [.H14]; &quot;&quot;)&#10;       ))" office:value-type="string" office:string-value="2026-01-10T08:11:20" calcext:value-type="string">
            <text:p>2026-01-10T08:11:2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ing</text:p>
          </table:table-cell>
          <table:table-cell/>
          <table:table-cell office:value-type="string" calcext:value-type="string">
            <text:p>0x4c5032</text:p>
          </table:table-cell>
          <table:table-cell table:style-name="ce17" table:content-validation-name="val1" table:formula="of:=IFERROR(IF(INDEX([experiments.$A:.$A] ; MATCH(TRIM([.D16]) ; TRIM([experiments.$B:.$B]) ; 0)) = 0; &quot;&quot;; INDEX([experiments.$A:.$A] ; MATCH(TRIM([.D16]) ; TRIM([experiments.$B:.$B]) ; 0))) ; &quot;&quot;)">
            <text:p/>
          </table:table-cell>
          <table:table-cell office:value-type="string" calcext:value-type="string">
            <text:p>Ping LP2</text:p>
          </table:table-cell>
          <table:table-cell table:style-name="ce19" table:content-validation-name="val2" table:formula="of:=IF(LEN([.A16])&gt;0; &#10;       [.A16]; &#10;       IF( AND(NOT(ISBLANK([.C16])); AND(LEN([.B16])&gt;0; [.B16]&gt;0)); &#10;             TEXT(DATEVALUE(LEFT([.H15]; 10)) + TIMEVALUE(MID([.H15]; 12; 12)) + [.B16]/(86400); &#10;             &quot;YYYY-MM-DD&quot;&quot;T&quot;&quot;HH:MM:SS&quot;);&#10;             IF(AND(NOT(ISBLANK([.C16])); NOT(ISBLANK([.H15]))); [.H15]; &quot;&quot;)&#10;       ))" office:value-type="string" office:string-value="2026-01-10T08:11:20" calcext:value-type="string">
            <text:p>2026-01-10T08:11:2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t_um_oscillating_bones</text:p>
          </table:table-cell>
          <table:table-cell office:value-type="string" calcext:value-type="string">
            <text:p>0x20</text:p>
          </table:table-cell>
          <table:table-cell table:style-name="ce17" table:content-validation-name="val1" table:formula="of:=IFERROR(IF(INDEX([experiments.$A:.$A] ; MATCH(TRIM([.D17]) ; TRIM([experiments.$B:.$B]) ; 0)) = 0; &quot;&quot;; INDEX([experiments.$A:.$A] ; MATCH(TRIM([.D17]) ; TRIM([experiments.$B:.$B]) ; 0))) ; &quot;&quot;)" office:value-type="float" office:value="3" calcext:value-type="float">
            <text:p>3</text:p>
          </table:table-cell>
          <table:table-cell office:value-type="string" calcext:value-type="string">
            <text:p>Run tt_um_oscillating_bones</text:p>
          </table:table-cell>
          <table:table-cell table:style-name="ce19" table:content-validation-name="val2" table:formula="of:=IF(LEN([.A17])&gt;0; &#10;       [.A17]; &#10;       IF( AND(NOT(ISBLANK([.C17])); AND(LEN([.B17])&gt;0; [.B17]&gt;0)); &#10;             TEXT(DATEVALUE(LEFT([.H16]; 10)) + TIMEVALUE(MID([.H16]; 12; 12)) + [.B17]/(86400); &#10;             &quot;YYYY-MM-DD&quot;&quot;T&quot;&quot;HH:MM:SS&quot;);&#10;             IF(AND(NOT(ISBLANK([.C17])); NOT(ISBLANK([.H16]))); [.H16]; &quot;&quot;)&#10;       ))" office:value-type="string" office:string-value="2026-01-10T08:11:30" calcext:value-type="string">
            <text:p>2026-01-10T08:11:30</text:p>
          </table:table-cell>
        </table:table-row>
        <table:table-row table:style-name="ro1">
          <table:table-cell table:style-name="ce1"/>
          <table:table-cell office:value-type="float" office:value="0" calcext:value-type="float">
            <text:p>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tt_contributors</text:p>
          </table:table-cell>
          <table:table-cell office:value-type="string" calcext:value-type="string">
            <text:p>0x01</text:p>
          </table:table-cell>
          <table:table-cell table:style-name="ce17" table:content-validation-name="val1" table:formula="of:=IFERROR(IF(INDEX([experiments.$A:.$A] ; MATCH(TRIM([.D18]) ; TRIM([experiments.$B:.$B]) ; 0)) = 0; &quot;&quot;; INDEX([experiments.$A:.$A] ; MATCH(TRIM([.D18]) ; TRIM([experiments.$B:.$B]) ; 0))) ; &quot;&quot;)" office:value-type="float" office:value="128" calcext:value-type="float">
            <text:p>128</text:p>
          </table:table-cell>
          <table:table-cell office:value-type="string" calcext:value-type="string">
            <text:p>Queue tt_contributors</text:p>
          </table:table-cell>
          <table:table-cell table:style-name="ce19" table:content-validation-name="val2" table:formula="of:=IF(LEN([.A18])&gt;0; &#10;       [.A18]; &#10;       IF( AND(NOT(ISBLANK([.C18])); AND(LEN([.B18])&gt;0; [.B18]&gt;0)); &#10;             TEXT(DATEVALUE(LEFT([.H17]; 10)) + TIMEVALUE(MID([.H17]; 12; 12)) + [.B18]/(86400); &#10;             &quot;YYYY-MM-DD&quot;&quot;T&quot;&quot;HH:MM:SS&quot;);&#10;             IF(AND(NOT(ISBLANK([.C18])); NOT(ISBLANK([.H17]))); [.H17]; &quot;&quot;)&#10;       ))" office:value-type="string" office:string-value="2026-01-10T08:11:30" calcext:value-type="string">
            <text:p>2026-01-10T08:11:3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19]) ; TRIM([experiments.$B:.$B]) ; 0)) = 0; &quot;&quot;; INDEX([experiments.$A:.$A] ; MATCH(TRIM([.D19]) ; TRIM([experiments.$B:.$B]) ; 0))) ; &quot;&quot;)">
            <text:p/>
          </table:table-cell>
          <table:table-cell office:value-type="string" calcext:value-type="string">
            <text:p>abort osc bones auto-launching contrib loto</text:p>
          </table:table-cell>
          <table:table-cell table:style-name="ce19" table:content-validation-name="val2" table:formula="of:=IF(LEN([.A19])&gt;0; &#10;       [.A19]; &#10;       IF( AND(NOT(ISBLANK([.C19])); AND(LEN([.B19])&gt;0; [.B19]&gt;0)); &#10;             TEXT(DATEVALUE(LEFT([.H18]; 10)) + TIMEVALUE(MID([.H18]; 12; 12)) + [.B19]/(86400); &#10;             &quot;YYYY-MM-DD&quot;&quot;T&quot;&quot;HH:MM:SS&quot;);&#10;             IF(AND(NOT(ISBLANK([.C19])); NOT(ISBLANK([.H18]))); [.H18]; &quot;&quot;)&#10;       ))" office:value-type="string" office:string-value="2026-01-10T08:12:10" calcext:value-type="string">
            <text:p>2026-01-10T08:12:1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tt_um_urish_spell</text:p>
          </table:table-cell>
          <table:table-cell/>
          <table:table-cell table:style-name="ce17" table:content-validation-name="val1" table:formula="of:=IFERROR(IF(INDEX([experiments.$A:.$A] ; MATCH(TRIM([.D20]) ; TRIM([experiments.$B:.$B]) ; 0)) = 0; &quot;&quot;; INDEX([experiments.$A:.$A] ; MATCH(TRIM([.D20]) ; TRIM([experiments.$B:.$B]) ; 0))) ; &quot;&quot;)" office:value-type="float" office:value="5" calcext:value-type="float">
            <text:p>5</text:p>
          </table:table-cell>
          <table:table-cell office:value-type="string" calcext:value-type="string">
            <text:p>Queue tt_um_urish_spell</text:p>
          </table:table-cell>
          <table:table-cell table:style-name="ce19" table:content-validation-name="val2" table:formula="of:=IF(LEN([.A20])&gt;0; &#10;       [.A20]; &#10;       IF( AND(NOT(ISBLANK([.C20])); AND(LEN([.B20])&gt;0; [.B20]&gt;0)); &#10;             TEXT(DATEVALUE(LEFT([.H19]; 10)) + TIMEVALUE(MID([.H19]; 12; 12)) + [.B20]/(86400); &#10;             &quot;YYYY-MM-DD&quot;&quot;T&quot;&quot;HH:MM:SS&quot;);&#10;             IF(AND(NOT(ISBLANK([.C20])); NOT(ISBLANK([.H19]))); [.H19]; &quot;&quot;)&#10;       ))" office:value-type="string" office:string-value="2026-01-10T08:12:20" calcext:value-type="string">
            <text:p>2026-01-10T08:12:2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21]) ; TRIM([experiments.$B:.$B]) ; 0)) = 0; &quot;&quot;; INDEX([experiments.$A:.$A] ; MATCH(TRIM([.D21]) ; TRIM([experiments.$B:.$B]) ; 0))) ; &quot;&quot;)">
            <text:p/>
          </table:table-cell>
          <table:table-cell office:value-type="string" calcext:value-type="string">
            <text:p>ensure tt_um_urish_spell is done</text:p>
          </table:table-cell>
          <table:table-cell table:style-name="ce19" table:content-validation-name="val2" table:formula="of:=IF(LEN([.A21])&gt;0; &#10;       [.A21]; &#10;       IF( AND(NOT(ISBLANK([.C21])); AND(LEN([.B21])&gt;0; [.B21]&gt;0)); &#10;             TEXT(DATEVALUE(LEFT([.H20]; 10)) + TIMEVALUE(MID([.H20]; 12; 12)) + [.B21]/(86400); &#10;             &quot;YYYY-MM-DD&quot;&quot;T&quot;&quot;HH:MM:SS&quot;);&#10;             IF(AND(NOT(ISBLANK([.C21])); NOT(ISBLANK([.H20]))); [.H20]; &quot;&quot;)&#10;       ))" office:value-type="string" office:string-value="2026-01-10T08:16:20" calcext:value-type="string">
            <text:p>2026-01-10T08:16:2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ing</text:p>
          </table:table-cell>
          <table:table-cell/>
          <table:table-cell office:value-type="string" calcext:value-type="string">
            <text:p>0x4c5033</text:p>
          </table:table-cell>
          <table:table-cell table:style-name="ce17" table:content-validation-name="val1" table:formula="of:=IFERROR(IF(INDEX([experiments.$A:.$A] ; MATCH(TRIM([.D22]) ; TRIM([experiments.$B:.$B]) ; 0)) = 0; &quot;&quot;; INDEX([experiments.$A:.$A] ; MATCH(TRIM([.D22]) ; TRIM([experiments.$B:.$B]) ; 0))) ; &quot;&quot;)">
            <text:p/>
          </table:table-cell>
          <table:table-cell office:value-type="string" calcext:value-type="string">
            <text:p>Ping LP3</text:p>
          </table:table-cell>
          <table:table-cell table:style-name="ce19" table:content-validation-name="val2" table:formula="of:=IF(LEN([.A22])&gt;0; &#10;       [.A22]; &#10;       IF( AND(NOT(ISBLANK([.C22])); AND(LEN([.B22])&gt;0; [.B22]&gt;0)); &#10;             TEXT(DATEVALUE(LEFT([.H21]; 10)) + TIMEVALUE(MID([.H21]; 12; 12)) + [.B22]/(86400); &#10;             &quot;YYYY-MM-DD&quot;&quot;T&quot;&quot;HH:MM:SS&quot;);&#10;             IF(AND(NOT(ISBLANK([.C22])); NOT(ISBLANK([.H21]))); [.H21]; &quot;&quot;)&#10;       ))" office:value-type="string" office:string-value="2026-01-10T08:16:20" calcext:value-type="string">
            <text:p>2026-01-10T08:16:2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t_um_oscillating_bones</text:p>
          </table:table-cell>
          <table:table-cell office:value-type="string" calcext:value-type="string">
            <text:p>0x20</text:p>
          </table:table-cell>
          <table:table-cell table:style-name="ce17" table:content-validation-name="val1" table:formula="of:=IFERROR(IF(INDEX([experiments.$A:.$A] ; MATCH(TRIM([.D23]) ; TRIM([experiments.$B:.$B]) ; 0)) = 0; &quot;&quot;; INDEX([experiments.$A:.$A] ; MATCH(TRIM([.D23]) ; TRIM([experiments.$B:.$B]) ; 0))) ; &quot;&quot;)" office:value-type="float" office:value="3" calcext:value-type="float">
            <text:p>3</text:p>
          </table:table-cell>
          <table:table-cell office:value-type="string" calcext:value-type="string">
            <text:p>Run tt_um_oscillating_bones</text:p>
          </table:table-cell>
          <table:table-cell table:style-name="ce19" table:content-validation-name="val2" table:formula="of:=IF(LEN([.A23])&gt;0; &#10;       [.A23]; &#10;       IF( AND(NOT(ISBLANK([.C23])); AND(LEN([.B23])&gt;0; [.B23]&gt;0)); &#10;             TEXT(DATEVALUE(LEFT([.H22]; 10)) + TIMEVALUE(MID([.H22]; 12; 12)) + [.B23]/(86400); &#10;             &quot;YYYY-MM-DD&quot;&quot;T&quot;&quot;HH:MM:SS&quot;);&#10;             IF(AND(NOT(ISBLANK([.C23])); NOT(ISBLANK([.H22]))); [.H22]; &quot;&quot;)&#10;       ))" office:value-type="string" office:string-value="2026-01-10T08:16:30" calcext:value-type="string">
            <text:p>2026-01-10T08:16:3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rp2_temperature</text:p>
          </table:table-cell>
          <table:table-cell office:value-type="string" calcext:value-type="string">
            <text:p>0x000000000F0000</text:p>
          </table:table-cell>
          <table:table-cell table:style-name="ce17" table:content-validation-name="val1" table:formula="of:=IFERROR(IF(INDEX([experiments.$A:.$A] ; MATCH(TRIM([.D24]) ; TRIM([experiments.$B:.$B]) ; 0)) = 0; &quot;&quot;; INDEX([experiments.$A:.$A] ; MATCH(TRIM([.D24]) ; TRIM([experiments.$B:.$B]) ; 0))) ; &quot;&quot;)" office:value-type="float" office:value="13" calcext:value-type="float">
            <text:p>13</text:p>
          </table:table-cell>
          <table:table-cell office:value-type="string" calcext:value-type="string">
            <text:p>Queue rp2_temperature</text:p>
          </table:table-cell>
          <table:table-cell table:style-name="ce19" table:content-validation-name="val2" table:formula="of:=IF(LEN([.A24])&gt;0; &#10;       [.A24]; &#10;       IF( AND(NOT(ISBLANK([.C24])); AND(LEN([.B24])&gt;0; [.B24]&gt;0)); &#10;             TEXT(DATEVALUE(LEFT([.H23]; 10)) + TIMEVALUE(MID([.H23]; 12; 12)) + [.B24]/(86400); &#10;             &quot;YYYY-MM-DD&quot;&quot;T&quot;&quot;HH:MM:SS&quot;);&#10;             IF(AND(NOT(ISBLANK([.C24])); NOT(ISBLANK([.H23]))); [.H23]; &quot;&quot;)&#10;       ))" office:value-type="string" office:string-value="2026-01-10T08:16:30" calcext:value-type="string">
            <text:p>2026-01-10T08:16:3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25]) ; TRIM([experiments.$B:.$B]) ; 0)) = 0; &quot;&quot;; INDEX([experiments.$A:.$A] ; MATCH(TRIM([.D25]) ; TRIM([experiments.$B:.$B]) ; 0))) ; &quot;&quot;)">
            <text:p/>
          </table:table-cell>
          <table:table-cell office:value-type="string" calcext:value-type="string">
            <text:p>abort osc bones auto-launching rp temp</text:p>
          </table:table-cell>
          <table:table-cell table:style-name="ce19" table:content-validation-name="val2" table:formula="of:=IF(LEN([.A25])&gt;0; &#10;       [.A25]; &#10;       IF( AND(NOT(ISBLANK([.C25])); AND(LEN([.B25])&gt;0; [.B25]&gt;0)); &#10;             TEXT(DATEVALUE(LEFT([.H24]; 10)) + TIMEVALUE(MID([.H24]; 12; 12)) + [.B25]/(86400); &#10;             &quot;YYYY-MM-DD&quot;&quot;T&quot;&quot;HH:MM:SS&quot;);&#10;             IF(AND(NOT(ISBLANK([.C25])); NOT(ISBLANK([.H24]))); [.H24]; &quot;&quot;)&#10;       ))" office:value-type="string" office:string-value="2026-01-10T08:17:10" calcext:value-type="string">
            <text:p>2026-01-10T08:17:1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wokwi_universal_gates_049</text:p>
          </table:table-cell>
          <table:table-cell/>
          <table:table-cell table:style-name="ce17" table:content-validation-name="val1" table:formula="of:=IFERROR(IF(INDEX([experiments.$A:.$A] ; MATCH(TRIM([.D26]) ; TRIM([experiments.$B:.$B]) ; 0)) = 0; &quot;&quot;; INDEX([experiments.$A:.$A] ; MATCH(TRIM([.D26]) ; TRIM([experiments.$B:.$B]) ; 0))) ; &quot;&quot;)" office:value-type="float" office:value="6" calcext:value-type="float">
            <text:p>6</text:p>
          </table:table-cell>
          <table:table-cell office:value-type="string" calcext:value-type="string">
            <text:p>Queue wokwi_universal_gates_049</text:p>
          </table:table-cell>
          <table:table-cell table:style-name="ce19" table:content-validation-name="val2" table:formula="of:=IF(LEN([.A26])&gt;0; &#10;       [.A26]; &#10;       IF( AND(NOT(ISBLANK([.C26])); AND(LEN([.B26])&gt;0; [.B26]&gt;0)); &#10;             TEXT(DATEVALUE(LEFT([.H25]; 10)) + TIMEVALUE(MID([.H25]; 12; 12)) + [.B26]/(86400); &#10;             &quot;YYYY-MM-DD&quot;&quot;T&quot;&quot;HH:MM:SS&quot;);&#10;             IF(AND(NOT(ISBLANK([.C26])); NOT(ISBLANK([.H25]))); [.H25]; &quot;&quot;)&#10;       ))" office:value-type="string" office:string-value="2026-01-10T08:17:20" calcext:value-type="string">
            <text:p>2026-01-10T08:17:2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27]) ; TRIM([experiments.$B:.$B]) ; 0)) = 0; &quot;&quot;; INDEX([experiments.$A:.$A] ; MATCH(TRIM([.D27]) ; TRIM([experiments.$B:.$B]) ; 0))) ; &quot;&quot;)">
            <text:p/>
          </table:table-cell>
          <table:table-cell office:value-type="string" calcext:value-type="string">
            <text:p>abort rp2 temp auto-starting wokwi_universal_gates_049</text:p>
          </table:table-cell>
          <table:table-cell table:style-name="ce19" table:content-validation-name="val2" table:formula="of:=IF(LEN([.A27])&gt;0; &#10;       [.A27]; &#10;       IF( AND(NOT(ISBLANK([.C27])); AND(LEN([.B27])&gt;0; [.B27]&gt;0)); &#10;             TEXT(DATEVALUE(LEFT([.H26]; 10)) + TIMEVALUE(MID([.H26]; 12; 12)) + [.B27]/(86400); &#10;             &quot;YYYY-MM-DD&quot;&quot;T&quot;&quot;HH:MM:SS&quot;);&#10;             IF(AND(NOT(ISBLANK([.C27])); NOT(ISBLANK([.H26]))); [.H26]; &quot;&quot;)&#10;       ))" office:value-type="string" office:string-value="2026-01-10T08:18:00" calcext:value-type="string">
            <text:p>2026-01-10T08:18:0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28]) ; TRIM([experiments.$B:.$B]) ; 0)) = 0; &quot;&quot;; INDEX([experiments.$A:.$A] ; MATCH(TRIM([.D28]) ; TRIM([experiments.$B:.$B]) ; 0))) ; &quot;&quot;)">
            <text:p/>
          </table:table-cell>
          <table:table-cell office:value-type="string" calcext:value-type="string">
            <text:p>ensure wokwi_universal_gates_049 is done</text:p>
          </table:table-cell>
          <table:table-cell table:style-name="ce19" table:content-validation-name="val2" table:formula="of:=IF(LEN([.A28])&gt;0; &#10;       [.A28]; &#10;       IF( AND(NOT(ISBLANK([.C28])); AND(LEN([.B28])&gt;0; [.B28]&gt;0)); &#10;             TEXT(DATEVALUE(LEFT([.H27]; 10)) + TIMEVALUE(MID([.H27]; 12; 12)) + [.B28]/(86400); &#10;             &quot;YYYY-MM-DD&quot;&quot;T&quot;&quot;HH:MM:SS&quot;);&#10;             IF(AND(NOT(ISBLANK([.C28])); NOT(ISBLANK([.H27]))); [.H27]; &quot;&quot;)&#10;       ))" office:value-type="string" office:string-value="2026-01-10T08:22:00" calcext:value-type="string">
            <text:p>2026-01-10T08:22:00</text:p>
          </table:table-cell>
        </table:table-row>
        <table:table-row table:style-name="ro1">
          <table:table-cell table:style-name="ce11"/>
          <table:table-cell office:value-type="float" office:value="0" calcext:value-type="float">
            <text:p>0</text:p>
          </table:table-cell>
          <table:table-cell office:value-type="string" calcext:value-type="string">
            <text:p>Ping</text:p>
          </table:table-cell>
          <table:table-cell/>
          <table:table-cell office:value-type="string" calcext:value-type="string">
            <text:p>0x4c5034</text:p>
          </table:table-cell>
          <table:table-cell table:style-name="ce17" table:content-validation-name="val1" table:formula="of:=IFERROR(IF(INDEX([experiments.$A:.$A] ; MATCH(TRIM([.D29]) ; TRIM([experiments.$B:.$B]) ; 0)) = 0; &quot;&quot;; INDEX([experiments.$A:.$A] ; MATCH(TRIM([.D29]) ; TRIM([experiments.$B:.$B]) ; 0))) ; &quot;&quot;)">
            <text:p/>
          </table:table-cell>
          <table:table-cell office:value-type="string" calcext:value-type="string">
            <text:p>Ping LP4</text:p>
          </table:table-cell>
          <table:table-cell table:style-name="ce19" table:content-validation-name="val2" table:formula="of:=IF(LEN([.A29])&gt;0; &#10;       [.A29]; &#10;       IF( AND(NOT(ISBLANK([.C29])); AND(LEN([.B29])&gt;0; [.B29]&gt;0)); &#10;             TEXT(DATEVALUE(LEFT([.H28]; 10)) + TIMEVALUE(MID([.H28]; 12; 12)) + [.B29]/(86400); &#10;             &quot;YYYY-MM-DD&quot;&quot;T&quot;&quot;HH:MM:SS&quot;);&#10;             IF(AND(NOT(ISBLANK([.C29])); NOT(ISBLANK([.H28]))); [.H28]; &quot;&quot;)&#10;       ))" office:value-type="string" office:string-value="2026-01-10T08:22:00" calcext:value-type="string">
            <text:p>2026-01-10T08:22:0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t_um_oscillating_bones</text:p>
          </table:table-cell>
          <table:table-cell office:value-type="string" calcext:value-type="string">
            <text:p>0x20</text:p>
          </table:table-cell>
          <table:table-cell table:style-name="ce17" table:content-validation-name="val1" table:formula="of:=IFERROR(IF(INDEX([experiments.$A:.$A] ; MATCH(TRIM([.D30]) ; TRIM([experiments.$B:.$B]) ; 0)) = 0; &quot;&quot;; INDEX([experiments.$A:.$A] ; MATCH(TRIM([.D30]) ; TRIM([experiments.$B:.$B]) ; 0))) ; &quot;&quot;)" office:value-type="float" office:value="3" calcext:value-type="float">
            <text:p>3</text:p>
          </table:table-cell>
          <table:table-cell office:value-type="string" calcext:value-type="string">
            <text:p>Run tt_um_oscillating_bones</text:p>
          </table:table-cell>
          <table:table-cell table:style-name="ce19" table:content-validation-name="val2" table:formula="of:=IF(LEN([.A30])&gt;0; &#10;       [.A30]; &#10;       IF( AND(NOT(ISBLANK([.C30])); AND(LEN([.B30])&gt;0; [.B30]&gt;0)); &#10;             TEXT(DATEVALUE(LEFT([.H29]; 10)) + TIMEVALUE(MID([.H29]; 12; 12)) + [.B30]/(86400); &#10;             &quot;YYYY-MM-DD&quot;&quot;T&quot;&quot;HH:MM:SS&quot;);&#10;             IF(AND(NOT(ISBLANK([.C30])); NOT(ISBLANK([.H29]))); [.H29]; &quot;&quot;)&#10;       ))" office:value-type="string" office:string-value="2026-01-10T08:22:10" calcext:value-type="string">
            <text:p>2026-01-10T08:22:1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rp2_temperature</text:p>
          </table:table-cell>
          <table:table-cell office:value-type="string" calcext:value-type="string">
            <text:p>0x000000000F0000</text:p>
          </table:table-cell>
          <table:table-cell table:style-name="ce17" table:content-validation-name="val1" table:formula="of:=IFERROR(IF(INDEX([experiments.$A:.$A] ; MATCH(TRIM([.D31]) ; TRIM([experiments.$B:.$B]) ; 0)) = 0; &quot;&quot;; INDEX([experiments.$A:.$A] ; MATCH(TRIM([.D31]) ; TRIM([experiments.$B:.$B]) ; 0))) ; &quot;&quot;)" office:value-type="float" office:value="13" calcext:value-type="float">
            <text:p>13</text:p>
          </table:table-cell>
          <table:table-cell office:value-type="string" calcext:value-type="string">
            <text:p>Queue rp2_temperature</text:p>
          </table:table-cell>
          <table:table-cell table:style-name="ce19" table:content-validation-name="val2" table:formula="of:=IF(LEN([.A31])&gt;0; &#10;       [.A31]; &#10;       IF( AND(NOT(ISBLANK([.C31])); AND(LEN([.B31])&gt;0; [.B31]&gt;0)); &#10;             TEXT(DATEVALUE(LEFT([.H30]; 10)) + TIMEVALUE(MID([.H30]; 12; 12)) + [.B31]/(86400); &#10;             &quot;YYYY-MM-DD&quot;&quot;T&quot;&quot;HH:MM:SS&quot;);&#10;             IF(AND(NOT(ISBLANK([.C31])); NOT(ISBLANK([.H30]))); [.H30]; &quot;&quot;)&#10;       ))" office:value-type="string" office:string-value="2026-01-10T08:22:10" calcext:value-type="string">
            <text:p>2026-01-10T08:22:1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32]) ; TRIM([experiments.$B:.$B]) ; 0)) = 0; &quot;&quot;; INDEX([experiments.$A:.$A] ; MATCH(TRIM([.D32]) ; TRIM([experiments.$B:.$B]) ; 0))) ; &quot;&quot;)">
            <text:p/>
          </table:table-cell>
          <table:table-cell office:value-type="string" calcext:value-type="string">
            <text:p>abort osc bones auto-launching rp temp</text:p>
          </table:table-cell>
          <table:table-cell table:style-name="ce19" table:content-validation-name="val2" table:formula="of:=IF(LEN([.A32])&gt;0; &#10;       [.A32]; &#10;       IF( AND(NOT(ISBLANK([.C32])); AND(LEN([.B32])&gt;0; [.B32]&gt;0)); &#10;             TEXT(DATEVALUE(LEFT([.H31]; 10)) + TIMEVALUE(MID([.H31]; 12; 12)) + [.B32]/(86400); &#10;             &quot;YYYY-MM-DD&quot;&quot;T&quot;&quot;HH:MM:SS&quot;);&#10;             IF(AND(NOT(ISBLANK([.C32])); NOT(ISBLANK([.H31]))); [.H31]; &quot;&quot;)&#10;       ))" office:value-type="string" office:string-value="2026-01-10T08:22:50" calcext:value-type="string">
            <text:p>2026-01-10T08:22:5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tt_um_andrewtron3000</text:p>
          </table:table-cell>
          <table:table-cell/>
          <table:table-cell table:style-name="ce17" table:content-validation-name="val1" table:formula="of:=IFERROR(IF(INDEX([experiments.$A:.$A] ; MATCH(TRIM([.D33]) ; TRIM([experiments.$B:.$B]) ; 0)) = 0; &quot;&quot;; INDEX([experiments.$A:.$A] ; MATCH(TRIM([.D33]) ; TRIM([experiments.$B:.$B]) ; 0))) ; &quot;&quot;)" office:value-type="float" office:value="7" calcext:value-type="float">
            <text:p>7</text:p>
          </table:table-cell>
          <table:table-cell office:value-type="string" calcext:value-type="string">
            <text:p>Queue tt_um_andrewtron3000</text:p>
          </table:table-cell>
          <table:table-cell table:style-name="ce19" table:content-validation-name="val2" table:formula="of:=IF(LEN([.A33])&gt;0; &#10;       [.A33]; &#10;       IF( AND(NOT(ISBLANK([.C33])); AND(LEN([.B33])&gt;0; [.B33]&gt;0)); &#10;             TEXT(DATEVALUE(LEFT([.H32]; 10)) + TIMEVALUE(MID([.H32]; 12; 12)) + [.B33]/(86400); &#10;             &quot;YYYY-MM-DD&quot;&quot;T&quot;&quot;HH:MM:SS&quot;);&#10;             IF(AND(NOT(ISBLANK([.C33])); NOT(ISBLANK([.H32]))); [.H32]; &quot;&quot;)&#10;       ))" office:value-type="string" office:string-value="2026-01-10T08:23:00" calcext:value-type="string">
            <text:p>2026-01-10T08:23:0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34]) ; TRIM([experiments.$B:.$B]) ; 0)) = 0; &quot;&quot;; INDEX([experiments.$A:.$A] ; MATCH(TRIM([.D34]) ; TRIM([experiments.$B:.$B]) ; 0))) ; &quot;&quot;)">
            <text:p/>
          </table:table-cell>
          <table:table-cell office:value-type="string" calcext:value-type="string">
            <text:p>abort rp2 temp auto-starting tt_um_andrewtron3000</text:p>
          </table:table-cell>
          <table:table-cell table:style-name="ce19" table:content-validation-name="val2" table:formula="of:=IF(LEN([.A34])&gt;0; &#10;       [.A34]; &#10;       IF( AND(NOT(ISBLANK([.C34])); AND(LEN([.B34])&gt;0; [.B34]&gt;0)); &#10;             TEXT(DATEVALUE(LEFT([.H33]; 10)) + TIMEVALUE(MID([.H33]; 12; 12)) + [.B34]/(86400); &#10;             &quot;YYYY-MM-DD&quot;&quot;T&quot;&quot;HH:MM:SS&quot;);&#10;             IF(AND(NOT(ISBLANK([.C34])); NOT(ISBLANK([.H33]))); [.H33]; &quot;&quot;)&#10;       ))" office:value-type="string" office:string-value="2026-01-10T08:23:40" calcext:value-type="string">
            <text:p>2026-01-10T08:23:4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35]) ; TRIM([experiments.$B:.$B]) ; 0)) = 0; &quot;&quot;; INDEX([experiments.$A:.$A] ; MATCH(TRIM([.D35]) ; TRIM([experiments.$B:.$B]) ; 0))) ; &quot;&quot;)">
            <text:p/>
          </table:table-cell>
          <table:table-cell office:value-type="string" calcext:value-type="string">
            <text:p>ensure tt_um_andrewtron3000 is done</text:p>
          </table:table-cell>
          <table:table-cell table:style-name="ce19" table:content-validation-name="val2" table:formula="of:=IF(LEN([.A35])&gt;0; &#10;       [.A35]; &#10;       IF( AND(NOT(ISBLANK([.C35])); AND(LEN([.B35])&gt;0; [.B35]&gt;0)); &#10;             TEXT(DATEVALUE(LEFT([.H34]; 10)) + TIMEVALUE(MID([.H34]; 12; 12)) + [.B35]/(86400); &#10;             &quot;YYYY-MM-DD&quot;&quot;T&quot;&quot;HH:MM:SS&quot;);&#10;             IF(AND(NOT(ISBLANK([.C35])); NOT(ISBLANK([.H34]))); [.H34]; &quot;&quot;)&#10;       ))" office:value-type="string" office:string-value="2026-01-10T08:27:40" calcext:value-type="string">
            <text:p>2026-01-10T08:27:4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ing</text:p>
          </table:table-cell>
          <table:table-cell/>
          <table:table-cell office:value-type="string" calcext:value-type="string">
            <text:p>0x4c5035</text:p>
          </table:table-cell>
          <table:table-cell table:style-name="ce17" table:content-validation-name="val1" table:formula="of:=IFERROR(IF(INDEX([experiments.$A:.$A] ; MATCH(TRIM([.D36]) ; TRIM([experiments.$B:.$B]) ; 0)) = 0; &quot;&quot;; INDEX([experiments.$A:.$A] ; MATCH(TRIM([.D36]) ; TRIM([experiments.$B:.$B]) ; 0))) ; &quot;&quot;)">
            <text:p/>
          </table:table-cell>
          <table:table-cell office:value-type="string" calcext:value-type="string">
            <text:p>Ping LP5</text:p>
          </table:table-cell>
          <table:table-cell table:style-name="ce19" table:content-validation-name="val2" table:formula="of:=IF(LEN([.A36])&gt;0; &#10;       [.A36]; &#10;       IF( AND(NOT(ISBLANK([.C36])); AND(LEN([.B36])&gt;0; [.B36]&gt;0)); &#10;             TEXT(DATEVALUE(LEFT([.H35]; 10)) + TIMEVALUE(MID([.H35]; 12; 12)) + [.B36]/(86400); &#10;             &quot;YYYY-MM-DD&quot;&quot;T&quot;&quot;HH:MM:SS&quot;);&#10;             IF(AND(NOT(ISBLANK([.C36])); NOT(ISBLANK([.H35]))); [.H35]; &quot;&quot;)&#10;       ))" office:value-type="string" office:string-value="2026-01-10T08:27:40" calcext:value-type="string">
            <text:p>2026-01-10T08:27:4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t_um_oscillating_bones</text:p>
          </table:table-cell>
          <table:table-cell office:value-type="string" calcext:value-type="string">
            <text:p>0x20</text:p>
          </table:table-cell>
          <table:table-cell table:style-name="ce17" table:content-validation-name="val1" table:formula="of:=IFERROR(IF(INDEX([experiments.$A:.$A] ; MATCH(TRIM([.D37]) ; TRIM([experiments.$B:.$B]) ; 0)) = 0; &quot;&quot;; INDEX([experiments.$A:.$A] ; MATCH(TRIM([.D37]) ; TRIM([experiments.$B:.$B]) ; 0))) ; &quot;&quot;)" office:value-type="float" office:value="3" calcext:value-type="float">
            <text:p>3</text:p>
          </table:table-cell>
          <table:table-cell office:value-type="string" calcext:value-type="string">
            <text:p>Run tt_um_oscillating_bones</text:p>
          </table:table-cell>
          <table:table-cell table:style-name="ce19" table:content-validation-name="val2" table:formula="of:=IF(LEN([.A37])&gt;0; &#10;       [.A37]; &#10;       IF( AND(NOT(ISBLANK([.C37])); AND(LEN([.B37])&gt;0; [.B37]&gt;0)); &#10;             TEXT(DATEVALUE(LEFT([.H36]; 10)) + TIMEVALUE(MID([.H36]; 12; 12)) + [.B37]/(86400); &#10;             &quot;YYYY-MM-DD&quot;&quot;T&quot;&quot;HH:MM:SS&quot;);&#10;             IF(AND(NOT(ISBLANK([.C37])); NOT(ISBLANK([.H36]))); [.H36]; &quot;&quot;)&#10;       ))" office:value-type="string" office:string-value="2026-01-10T08:27:50" calcext:value-type="string">
            <text:p>2026-01-10T08:27:5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tt_contributors</text:p>
          </table:table-cell>
          <table:table-cell office:value-type="string" calcext:value-type="string">
            <text:p>0x01</text:p>
          </table:table-cell>
          <table:table-cell table:style-name="ce17" table:content-validation-name="val1" table:formula="of:=IFERROR(IF(INDEX([experiments.$A:.$A] ; MATCH(TRIM([.D38]) ; TRIM([experiments.$B:.$B]) ; 0)) = 0; &quot;&quot;; INDEX([experiments.$A:.$A] ; MATCH(TRIM([.D38]) ; TRIM([experiments.$B:.$B]) ; 0))) ; &quot;&quot;)" office:value-type="float" office:value="128" calcext:value-type="float">
            <text:p>128</text:p>
          </table:table-cell>
          <table:table-cell office:value-type="string" calcext:value-type="string">
            <text:p>Queue tt_contributors</text:p>
          </table:table-cell>
          <table:table-cell table:style-name="ce19" table:content-validation-name="val2" table:formula="of:=IF(LEN([.A38])&gt;0; &#10;       [.A38]; &#10;       IF( AND(NOT(ISBLANK([.C38])); AND(LEN([.B38])&gt;0; [.B38]&gt;0)); &#10;             TEXT(DATEVALUE(LEFT([.H37]; 10)) + TIMEVALUE(MID([.H37]; 12; 12)) + [.B38]/(86400); &#10;             &quot;YYYY-MM-DD&quot;&quot;T&quot;&quot;HH:MM:SS&quot;);&#10;             IF(AND(NOT(ISBLANK([.C38])); NOT(ISBLANK([.H37]))); [.H37]; &quot;&quot;)&#10;       ))" office:value-type="string" office:string-value="2026-01-10T08:27:50" calcext:value-type="string">
            <text:p>2026-01-10T08:27:5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39]) ; TRIM([experiments.$B:.$B]) ; 0)) = 0; &quot;&quot;; INDEX([experiments.$A:.$A] ; MATCH(TRIM([.D39]) ; TRIM([experiments.$B:.$B]) ; 0))) ; &quot;&quot;)">
            <text:p/>
          </table:table-cell>
          <table:table-cell office:value-type="string" calcext:value-type="string">
            <text:p>Give anything queued a chance to run before reboot</text:p>
          </table:table-cell>
          <table:table-cell table:style-name="ce19" table:content-validation-name="val2" table:formula="of:=IF(LEN([.A39])&gt;0; &#10;       [.A39]; &#10;       IF( AND(NOT(ISBLANK([.C39])); AND(LEN([.B39])&gt;0; [.B39]&gt;0)); &#10;             TEXT(DATEVALUE(LEFT([.H38]; 10)) + TIMEVALUE(MID([.H38]; 12; 12)) + [.B39]/(86400); &#10;             &quot;YYYY-MM-DD&quot;&quot;T&quot;&quot;HH:MM:SS&quot;);&#10;             IF(AND(NOT(ISBLANK([.C39])); NOT(ISBLANK([.H38]))); [.H38]; &quot;&quot;)&#10;       ))" office:value-type="string" office:string-value="2026-01-10T08:28:40" calcext:value-type="string">
            <text:p>2026-01-10T08:28:4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Reboot</text:p>
          </table:table-cell>
          <table:table-cell table:number-columns-repeated="2"/>
          <table:table-cell table:style-name="ce17" table:content-validation-name="val1" table:formula="of:=IFERROR(IF(INDEX([experiments.$A:.$A] ; MATCH(TRIM([.D40]) ; TRIM([experiments.$B:.$B]) ; 0)) = 0; &quot;&quot;; INDEX([experiments.$A:.$A] ; MATCH(TRIM([.D40]) ; TRIM([experiments.$B:.$B]) ; 0))) ; &quot;&quot;)">
            <text:p/>
          </table:table-cell>
          <table:table-cell/>
          <table:table-cell table:style-name="ce19" table:content-validation-name="val2" table:formula="of:=IF(LEN([.A40])&gt;0; &#10;       [.A40]; &#10;       IF( AND(NOT(ISBLANK([.C40])); AND(LEN([.B40])&gt;0; [.B40]&gt;0)); &#10;             TEXT(DATEVALUE(LEFT([.H39]; 10)) + TIMEVALUE(MID([.H39]; 12; 12)) + [.B40]/(86400); &#10;             &quot;YYYY-MM-DD&quot;&quot;T&quot;&quot;HH:MM:SS&quot;);&#10;             IF(AND(NOT(ISBLANK([.C40])); NOT(ISBLANK([.H39]))); [.H39]; &quot;&quot;)&#10;       ))" office:value-type="string" office:string-value="2026-01-10T08:29:00" calcext:value-type="string">
            <text:p>2026-01-10T08:29:0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t_um_MichaelBell_tinyQV</text:p>
          </table:table-cell>
          <table:table-cell office:value-type="string" calcext:value-type="string">
            <text:p>0x02</text:p>
          </table:table-cell>
          <table:table-cell table:style-name="ce17" table:content-validation-name="val1" table:formula="of:=IFERROR(IF(INDEX([experiments.$A:.$A] ; MATCH(TRIM([.D41]) ; TRIM([experiments.$B:.$B]) ; 0)) = 0; &quot;&quot;; INDEX([experiments.$A:.$A] ; MATCH(TRIM([.D41]) ; TRIM([experiments.$B:.$B]) ; 0))) ; &quot;&quot;)" office:value-type="float" office:value="8" calcext:value-type="float">
            <text:p>8</text:p>
          </table:table-cell>
          <table:table-cell office:value-type="string" calcext:value-type="string">
            <text:p>Run tt_um_MichaelBell_tinyQV</text:p>
          </table:table-cell>
          <table:table-cell table:style-name="ce19" table:content-validation-name="val2" table:formula="of:=IF(LEN([.A41])&gt;0; &#10;       [.A41]; &#10;       IF( AND(NOT(ISBLANK([.C41])); AND(LEN([.B41])&gt;0; [.B41]&gt;0)); &#10;             TEXT(DATEVALUE(LEFT([.H40]; 10)) + TIMEVALUE(MID([.H40]; 12; 12)) + [.B41]/(86400); &#10;             &quot;YYYY-MM-DD&quot;&quot;T&quot;&quot;HH:MM:SS&quot;);&#10;             IF(AND(NOT(ISBLANK([.C41])); NOT(ISBLANK([.H40]))); [.H40]; &quot;&quot;)&#10;       ))" office:value-type="string" office:string-value="2026-01-10T08:29:40" calcext:value-type="string">
            <text:p>2026-01-10T08:29:4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Reboot</text:p>
          </table:table-cell>
          <table:table-cell table:number-columns-repeated="2"/>
          <table:table-cell table:style-name="ce17" table:content-validation-name="val1" table:formula="of:=IFERROR(IF(INDEX([experiments.$A:.$A] ; MATCH(TRIM([.D42]) ; TRIM([experiments.$B:.$B]) ; 0)) = 0; &quot;&quot;; INDEX([experiments.$A:.$A] ; MATCH(TRIM([.D42]) ; TRIM([experiments.$B:.$B]) ; 0))) ; &quot;&quot;)">
            <text:p/>
          </table:table-cell>
          <table:table-cell/>
          <table:table-cell table:style-name="ce19" table:content-validation-name="val2" table:formula="of:=IF(LEN([.A42])&gt;0; &#10;       [.A42]; &#10;       IF( AND(NOT(ISBLANK([.C42])); AND(LEN([.B42])&gt;0; [.B42]&gt;0)); &#10;             TEXT(DATEVALUE(LEFT([.H41]; 10)) + TIMEVALUE(MID([.H41]; 12; 12)) + [.B42]/(86400); &#10;             &quot;YYYY-MM-DD&quot;&quot;T&quot;&quot;HH:MM:SS&quot;);&#10;             IF(AND(NOT(ISBLANK([.C42])); NOT(ISBLANK([.H41]))); [.H41]; &quot;&quot;)&#10;       ))" office:value-type="string" office:string-value="2026-01-10T08:33:40" calcext:value-type="string">
            <text:p>2026-01-10T08:33:4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Ping</text:p>
          </table:table-cell>
          <table:table-cell/>
          <table:table-cell office:value-type="string" calcext:value-type="string">
            <text:p>0x50545242</text:p>
          </table:table-cell>
          <table:table-cell table:style-name="ce17" table:content-validation-name="val1" table:formula="of:=IFERROR(IF(INDEX([experiments.$A:.$A] ; MATCH(TRIM([.D43]) ; TRIM([experiments.$B:.$B]) ; 0)) = 0; &quot;&quot;; INDEX([experiments.$A:.$A] ; MATCH(TRIM([.D43]) ; TRIM([experiments.$B:.$B]) ; 0))) ; &quot;&quot;)">
            <text:p/>
          </table:table-cell>
          <table:table-cell office:value-type="string" calcext:value-type="string">
            <text:p>Ping PTRB</text:p>
          </table:table-cell>
          <table:table-cell table:style-name="ce19" table:content-validation-name="val2" table:formula="of:=IF(LEN([.A43])&gt;0; &#10;       [.A43]; &#10;       IF( AND(NOT(ISBLANK([.C43])); AND(LEN([.B43])&gt;0; [.B43]&gt;0)); &#10;             TEXT(DATEVALUE(LEFT([.H42]; 10)) + TIMEVALUE(MID([.H42]; 12; 12)) + [.B43]/(86400); &#10;             &quot;YYYY-MM-DD&quot;&quot;T&quot;&quot;HH:MM:SS&quot;);&#10;             IF(AND(NOT(ISBLANK([.C43])); NOT(ISBLANK([.H42]))); [.H42]; &quot;&quot;)&#10;       ))" office:value-type="string" office:string-value="2026-01-10T08:34:20" calcext:value-type="string">
            <text:p>2026-01-10T08:34:2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44]) ; TRIM([experiments.$B:.$B]) ; 0)) = 0; &quot;&quot;; INDEX([experiments.$A:.$A] ; MATCH(TRIM([.D44]) ; TRIM([experiments.$B:.$B]) ; 0))) ; &quot;&quot;)">
            <text:p/>
          </table:table-cell>
          <table:table-cell office:value-type="string" calcext:value-type="string">
            <text:p>ensure tt_um_MichaelBell_tinyQV is done</text:p>
          </table:table-cell>
          <table:table-cell table:style-name="ce19" table:content-validation-name="val2" table:formula="of:=IF(LEN([.A44])&gt;0; &#10;       [.A44]; &#10;       IF( AND(NOT(ISBLANK([.C44])); AND(LEN([.B44])&gt;0; [.B44]&gt;0)); &#10;             TEXT(DATEVALUE(LEFT([.H43]; 10)) + TIMEVALUE(MID([.H43]; 12; 12)) + [.B44]/(86400); &#10;             &quot;YYYY-MM-DD&quot;&quot;T&quot;&quot;HH:MM:SS&quot;);&#10;             IF(AND(NOT(ISBLANK([.C44])); NOT(ISBLANK([.H43]))); [.H43]; &quot;&quot;)&#10;       ))" office:value-type="string" office:string-value="2026-01-10T08:38:20" calcext:value-type="string">
            <text:p>2026-01-10T08:38:2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ing</text:p>
          </table:table-cell>
          <table:table-cell/>
          <table:table-cell office:value-type="string" calcext:value-type="string">
            <text:p>0x4c5036</text:p>
          </table:table-cell>
          <table:table-cell table:style-name="ce17" table:content-validation-name="val1" table:formula="of:=IFERROR(IF(INDEX([experiments.$A:.$A] ; MATCH(TRIM([.D45]) ; TRIM([experiments.$B:.$B]) ; 0)) = 0; &quot;&quot;; INDEX([experiments.$A:.$A] ; MATCH(TRIM([.D45]) ; TRIM([experiments.$B:.$B]) ; 0))) ; &quot;&quot;)">
            <text:p/>
          </table:table-cell>
          <table:table-cell office:value-type="string" calcext:value-type="string">
            <text:p>Ping LP6</text:p>
          </table:table-cell>
          <table:table-cell table:style-name="ce19" table:content-validation-name="val2" table:formula="of:=IF(LEN([.A45])&gt;0; &#10;       [.A45]; &#10;       IF( AND(NOT(ISBLANK([.C45])); AND(LEN([.B45])&gt;0; [.B45]&gt;0)); &#10;             TEXT(DATEVALUE(LEFT([.H44]; 10)) + TIMEVALUE(MID([.H44]; 12; 12)) + [.B45]/(86400); &#10;             &quot;YYYY-MM-DD&quot;&quot;T&quot;&quot;HH:MM:SS&quot;);&#10;             IF(AND(NOT(ISBLANK([.C45])); NOT(ISBLANK([.H44]))); [.H44]; &quot;&quot;)&#10;       ))" office:value-type="string" office:string-value="2026-01-10T08:38:20" calcext:value-type="string">
            <text:p>2026-01-10T08:38:2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t_um_oscillating_bones</text:p>
          </table:table-cell>
          <table:table-cell office:value-type="string" calcext:value-type="string">
            <text:p>0x20</text:p>
          </table:table-cell>
          <table:table-cell table:style-name="ce17" table:content-validation-name="val1" table:formula="of:=IFERROR(IF(INDEX([experiments.$A:.$A] ; MATCH(TRIM([.D46]) ; TRIM([experiments.$B:.$B]) ; 0)) = 0; &quot;&quot;; INDEX([experiments.$A:.$A] ; MATCH(TRIM([.D46]) ; TRIM([experiments.$B:.$B]) ; 0))) ; &quot;&quot;)" office:value-type="float" office:value="3" calcext:value-type="float">
            <text:p>3</text:p>
          </table:table-cell>
          <table:table-cell office:value-type="string" calcext:value-type="string">
            <text:p>Run tt_um_oscillating_bones</text:p>
          </table:table-cell>
          <table:table-cell table:style-name="ce19" table:content-validation-name="val2" table:formula="of:=IF(LEN([.A46])&gt;0; &#10;       [.A46]; &#10;       IF( AND(NOT(ISBLANK([.C46])); AND(LEN([.B46])&gt;0; [.B46]&gt;0)); &#10;             TEXT(DATEVALUE(LEFT([.H45]; 10)) + TIMEVALUE(MID([.H45]; 12; 12)) + [.B46]/(86400); &#10;             &quot;YYYY-MM-DD&quot;&quot;T&quot;&quot;HH:MM:SS&quot;);&#10;             IF(AND(NOT(ISBLANK([.C46])); NOT(ISBLANK([.H45]))); [.H45]; &quot;&quot;)&#10;       ))" office:value-type="string" office:string-value="2026-01-10T08:38:30" calcext:value-type="string">
            <text:p>2026-01-10T08:38:3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rp2_temperature</text:p>
          </table:table-cell>
          <table:table-cell office:value-type="string" calcext:value-type="string">
            <text:p>0x000000000F0000</text:p>
          </table:table-cell>
          <table:table-cell table:style-name="ce17" table:content-validation-name="val1" table:formula="of:=IFERROR(IF(INDEX([experiments.$A:.$A] ; MATCH(TRIM([.D47]) ; TRIM([experiments.$B:.$B]) ; 0)) = 0; &quot;&quot;; INDEX([experiments.$A:.$A] ; MATCH(TRIM([.D47]) ; TRIM([experiments.$B:.$B]) ; 0))) ; &quot;&quot;)" office:value-type="float" office:value="13" calcext:value-type="float">
            <text:p>13</text:p>
          </table:table-cell>
          <table:table-cell office:value-type="string" calcext:value-type="string">
            <text:p>Queue rp2_temperature</text:p>
          </table:table-cell>
          <table:table-cell table:style-name="ce19" table:content-validation-name="val2" table:formula="of:=IF(LEN([.A47])&gt;0; &#10;       [.A47]; &#10;       IF( AND(NOT(ISBLANK([.C47])); AND(LEN([.B47])&gt;0; [.B47]&gt;0)); &#10;             TEXT(DATEVALUE(LEFT([.H46]; 10)) + TIMEVALUE(MID([.H46]; 12; 12)) + [.B47]/(86400); &#10;             &quot;YYYY-MM-DD&quot;&quot;T&quot;&quot;HH:MM:SS&quot;);&#10;             IF(AND(NOT(ISBLANK([.C47])); NOT(ISBLANK([.H46]))); [.H46]; &quot;&quot;)&#10;       ))" office:value-type="string" office:string-value="2026-01-10T08:38:30" calcext:value-type="string">
            <text:p>2026-01-10T08:38:3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48]) ; TRIM([experiments.$B:.$B]) ; 0)) = 0; &quot;&quot;; INDEX([experiments.$A:.$A] ; MATCH(TRIM([.D48]) ; TRIM([experiments.$B:.$B]) ; 0))) ; &quot;&quot;)">
            <text:p/>
          </table:table-cell>
          <table:table-cell office:value-type="string" calcext:value-type="string">
            <text:p>Give anything queued a chance to run before reboot</text:p>
          </table:table-cell>
          <table:table-cell table:style-name="ce19" table:content-validation-name="val2" table:formula="of:=IF(LEN([.A48])&gt;0; &#10;       [.A48]; &#10;       IF( AND(NOT(ISBLANK([.C48])); AND(LEN([.B48])&gt;0; [.B48]&gt;0)); &#10;             TEXT(DATEVALUE(LEFT([.H47]; 10)) + TIMEVALUE(MID([.H47]; 12; 12)) + [.B48]/(86400); &#10;             &quot;YYYY-MM-DD&quot;&quot;T&quot;&quot;HH:MM:SS&quot;);&#10;             IF(AND(NOT(ISBLANK([.C48])); NOT(ISBLANK([.H47]))); [.H47]; &quot;&quot;)&#10;       ))" office:value-type="string" office:string-value="2026-01-10T08:39:20" calcext:value-type="string">
            <text:p>2026-01-10T08:39: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Reboot</text:p>
          </table:table-cell>
          <table:table-cell table:number-columns-repeated="2"/>
          <table:table-cell table:style-name="ce17" table:content-validation-name="val1" table:formula="of:=IFERROR(IF(INDEX([experiments.$A:.$A] ; MATCH(TRIM([.D49]) ; TRIM([experiments.$B:.$B]) ; 0)) = 0; &quot;&quot;; INDEX([experiments.$A:.$A] ; MATCH(TRIM([.D49]) ; TRIM([experiments.$B:.$B]) ; 0))) ; &quot;&quot;)">
            <text:p/>
          </table:table-cell>
          <table:table-cell/>
          <table:table-cell table:style-name="ce19" table:content-validation-name="val2" table:formula="of:=IF(LEN([.A49])&gt;0; &#10;       [.A49]; &#10;       IF( AND(NOT(ISBLANK([.C49])); AND(LEN([.B49])&gt;0; [.B49]&gt;0)); &#10;             TEXT(DATEVALUE(LEFT([.H48]; 10)) + TIMEVALUE(MID([.H48]; 12; 12)) + [.B49]/(86400); &#10;             &quot;YYYY-MM-DD&quot;&quot;T&quot;&quot;HH:MM:SS&quot;);&#10;             IF(AND(NOT(ISBLANK([.C49])); NOT(ISBLANK([.H48]))); [.H48]; &quot;&quot;)&#10;       ))" office:value-type="string" office:string-value="2026-01-10T08:39:40" calcext:value-type="string">
            <text:p>2026-01-10T08:39:4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t_um_lisa</text:p>
          </table:table-cell>
          <table:table-cell/>
          <table:table-cell table:style-name="ce17" table:content-validation-name="val1" table:formula="of:=IFERROR(IF(INDEX([experiments.$A:.$A] ; MATCH(TRIM([.D50]) ; TRIM([experiments.$B:.$B]) ; 0)) = 0; &quot;&quot;; INDEX([experiments.$A:.$A] ; MATCH(TRIM([.D50]) ; TRIM([experiments.$B:.$B]) ; 0))) ; &quot;&quot;)" office:value-type="float" office:value="9" calcext:value-type="float">
            <text:p>9</text:p>
          </table:table-cell>
          <table:table-cell office:value-type="string" calcext:value-type="string">
            <text:p>Run tt_um_lisa</text:p>
          </table:table-cell>
          <table:table-cell table:style-name="ce19" table:content-validation-name="val2" table:formula="of:=IF(LEN([.A50])&gt;0; &#10;       [.A50]; &#10;       IF( AND(NOT(ISBLANK([.C50])); AND(LEN([.B50])&gt;0; [.B50]&gt;0)); &#10;             TEXT(DATEVALUE(LEFT([.H49]; 10)) + TIMEVALUE(MID([.H49]; 12; 12)) + [.B50]/(86400); &#10;             &quot;YYYY-MM-DD&quot;&quot;T&quot;&quot;HH:MM:SS&quot;);&#10;             IF(AND(NOT(ISBLANK([.C50])); NOT(ISBLANK([.H49]))); [.H49]; &quot;&quot;)&#10;       ))" office:value-type="string" office:string-value="2026-01-10T08:40:20" calcext:value-type="string">
            <text:p>2026-01-10T08:40:2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Reboot</text:p>
          </table:table-cell>
          <table:table-cell table:number-columns-repeated="2"/>
          <table:table-cell table:style-name="ce17" table:content-validation-name="val1" table:formula="of:=IFERROR(IF(INDEX([experiments.$A:.$A] ; MATCH(TRIM([.D51]) ; TRIM([experiments.$B:.$B]) ; 0)) = 0; &quot;&quot;; INDEX([experiments.$A:.$A] ; MATCH(TRIM([.D51]) ; TRIM([experiments.$B:.$B]) ; 0))) ; &quot;&quot;)">
            <text:p/>
          </table:table-cell>
          <table:table-cell/>
          <table:table-cell table:style-name="ce19" table:content-validation-name="val2" table:formula="of:=IF(LEN([.A51])&gt;0; &#10;       [.A51]; &#10;       IF( AND(NOT(ISBLANK([.C51])); AND(LEN([.B51])&gt;0; [.B51]&gt;0)); &#10;             TEXT(DATEVALUE(LEFT([.H50]; 10)) + TIMEVALUE(MID([.H50]; 12; 12)) + [.B51]/(86400); &#10;             &quot;YYYY-MM-DD&quot;&quot;T&quot;&quot;HH:MM:SS&quot;);&#10;             IF(AND(NOT(ISBLANK([.C51])); NOT(ISBLANK([.H50]))); [.H50]; &quot;&quot;)&#10;       ))" office:value-type="string" office:string-value="2026-01-10T08:44:20" calcext:value-type="string">
            <text:p>2026-01-10T08:44:2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Ping</text:p>
          </table:table-cell>
          <table:table-cell/>
          <table:table-cell office:value-type="string" calcext:value-type="string">
            <text:p>0x50545242</text:p>
          </table:table-cell>
          <table:table-cell table:style-name="ce17" table:content-validation-name="val1" table:formula="of:=IFERROR(IF(INDEX([experiments.$A:.$A] ; MATCH(TRIM([.D52]) ; TRIM([experiments.$B:.$B]) ; 0)) = 0; &quot;&quot;; INDEX([experiments.$A:.$A] ; MATCH(TRIM([.D52]) ; TRIM([experiments.$B:.$B]) ; 0))) ; &quot;&quot;)">
            <text:p/>
          </table:table-cell>
          <table:table-cell office:value-type="string" calcext:value-type="string">
            <text:p>Ping PTRB</text:p>
          </table:table-cell>
          <table:table-cell table:style-name="ce19" table:content-validation-name="val2" table:formula="of:=IF(LEN([.A52])&gt;0; &#10;       [.A52]; &#10;       IF( AND(NOT(ISBLANK([.C52])); AND(LEN([.B52])&gt;0; [.B52]&gt;0)); &#10;             TEXT(DATEVALUE(LEFT([.H51]; 10)) + TIMEVALUE(MID([.H51]; 12; 12)) + [.B52]/(86400); &#10;             &quot;YYYY-MM-DD&quot;&quot;T&quot;&quot;HH:MM:SS&quot;);&#10;             IF(AND(NOT(ISBLANK([.C52])); NOT(ISBLANK([.H51]))); [.H51]; &quot;&quot;)&#10;       ))" office:value-type="string" office:string-value="2026-01-10T08:45:00" calcext:value-type="string">
            <text:p>2026-01-10T08:45:0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53]) ; TRIM([experiments.$B:.$B]) ; 0)) = 0; &quot;&quot;; INDEX([experiments.$A:.$A] ; MATCH(TRIM([.D53]) ; TRIM([experiments.$B:.$B]) ; 0))) ; &quot;&quot;)">
            <text:p/>
          </table:table-cell>
          <table:table-cell office:value-type="string" calcext:value-type="string">
            <text:p>abort rp2 temp auto-starting tt_um_lisa</text:p>
          </table:table-cell>
          <table:table-cell table:style-name="ce19" table:content-validation-name="val2" table:formula="of:=IF(LEN([.A53])&gt;0; &#10;       [.A53]; &#10;       IF( AND(NOT(ISBLANK([.C53])); AND(LEN([.B53])&gt;0; [.B53]&gt;0)); &#10;             TEXT(DATEVALUE(LEFT([.H52]; 10)) + TIMEVALUE(MID([.H52]; 12; 12)) + [.B53]/(86400); &#10;             &quot;YYYY-MM-DD&quot;&quot;T&quot;&quot;HH:MM:SS&quot;);&#10;             IF(AND(NOT(ISBLANK([.C53])); NOT(ISBLANK([.H52]))); [.H52]; &quot;&quot;)&#10;       ))" office:value-type="string" office:string-value="2026-01-10T08:45:40" calcext:value-type="string">
            <text:p>2026-01-10T08:45:4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54]) ; TRIM([experiments.$B:.$B]) ; 0)) = 0; &quot;&quot;; INDEX([experiments.$A:.$A] ; MATCH(TRIM([.D54]) ; TRIM([experiments.$B:.$B]) ; 0))) ; &quot;&quot;)">
            <text:p/>
          </table:table-cell>
          <table:table-cell office:value-type="string" calcext:value-type="string">
            <text:p>ensure tt_um_lisa is done</text:p>
          </table:table-cell>
          <table:table-cell table:style-name="ce19" table:content-validation-name="val2" table:formula="of:=IF(LEN([.A54])&gt;0; &#10;       [.A54]; &#10;       IF( AND(NOT(ISBLANK([.C54])); AND(LEN([.B54])&gt;0; [.B54]&gt;0)); &#10;             TEXT(DATEVALUE(LEFT([.H53]; 10)) + TIMEVALUE(MID([.H53]; 12; 12)) + [.B54]/(86400); &#10;             &quot;YYYY-MM-DD&quot;&quot;T&quot;&quot;HH:MM:SS&quot;);&#10;             IF(AND(NOT(ISBLANK([.C54])); NOT(ISBLANK([.H53]))); [.H53]; &quot;&quot;)&#10;       ))" office:value-type="string" office:string-value="2026-01-10T08:49:40" calcext:value-type="string">
            <text:p>2026-01-10T08:49:4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ing</text:p>
          </table:table-cell>
          <table:table-cell/>
          <table:table-cell office:value-type="string" calcext:value-type="string">
            <text:p>0x4c5037</text:p>
          </table:table-cell>
          <table:table-cell table:style-name="ce17" table:content-validation-name="val1" table:formula="of:=IFERROR(IF(INDEX([experiments.$A:.$A] ; MATCH(TRIM([.D55]) ; TRIM([experiments.$B:.$B]) ; 0)) = 0; &quot;&quot;; INDEX([experiments.$A:.$A] ; MATCH(TRIM([.D55]) ; TRIM([experiments.$B:.$B]) ; 0))) ; &quot;&quot;)">
            <text:p/>
          </table:table-cell>
          <table:table-cell office:value-type="string" calcext:value-type="string">
            <text:p>Ping LP7</text:p>
          </table:table-cell>
          <table:table-cell table:style-name="ce19" table:content-validation-name="val2" table:formula="of:=IF(LEN([.A55])&gt;0; &#10;       [.A55]; &#10;       IF( AND(NOT(ISBLANK([.C55])); AND(LEN([.B55])&gt;0; [.B55]&gt;0)); &#10;             TEXT(DATEVALUE(LEFT([.H54]; 10)) + TIMEVALUE(MID([.H54]; 12; 12)) + [.B55]/(86400); &#10;             &quot;YYYY-MM-DD&quot;&quot;T&quot;&quot;HH:MM:SS&quot;);&#10;             IF(AND(NOT(ISBLANK([.C55])); NOT(ISBLANK([.H54]))); [.H54]; &quot;&quot;)&#10;       ))" office:value-type="string" office:string-value="2026-01-10T08:49:40" calcext:value-type="string">
            <text:p>2026-01-10T08:49:4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t_um_oscillating_bones</text:p>
          </table:table-cell>
          <table:table-cell office:value-type="string" calcext:value-type="string">
            <text:p>0x20</text:p>
          </table:table-cell>
          <table:table-cell table:style-name="ce17" table:content-validation-name="val1" table:formula="of:=IFERROR(IF(INDEX([experiments.$A:.$A] ; MATCH(TRIM([.D56]) ; TRIM([experiments.$B:.$B]) ; 0)) = 0; &quot;&quot;; INDEX([experiments.$A:.$A] ; MATCH(TRIM([.D56]) ; TRIM([experiments.$B:.$B]) ; 0))) ; &quot;&quot;)" office:value-type="float" office:value="3" calcext:value-type="float">
            <text:p>3</text:p>
          </table:table-cell>
          <table:table-cell office:value-type="string" calcext:value-type="string">
            <text:p>Run tt_um_oscillating_bones</text:p>
          </table:table-cell>
          <table:table-cell table:style-name="ce19" table:content-validation-name="val2" table:formula="of:=IF(LEN([.A56])&gt;0; &#10;       [.A56]; &#10;       IF( AND(NOT(ISBLANK([.C56])); AND(LEN([.B56])&gt;0; [.B56]&gt;0)); &#10;             TEXT(DATEVALUE(LEFT([.H55]; 10)) + TIMEVALUE(MID([.H55]; 12; 12)) + [.B56]/(86400); &#10;             &quot;YYYY-MM-DD&quot;&quot;T&quot;&quot;HH:MM:SS&quot;);&#10;             IF(AND(NOT(ISBLANK([.C56])); NOT(ISBLANK([.H55]))); [.H55]; &quot;&quot;)&#10;       ))" office:value-type="string" office:string-value="2026-01-10T08:49:50" calcext:value-type="string">
            <text:p>2026-01-10T08:49:5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rp2_temperature</text:p>
          </table:table-cell>
          <table:table-cell office:value-type="string" calcext:value-type="string">
            <text:p>0x000000000F0000</text:p>
          </table:table-cell>
          <table:table-cell table:style-name="ce17" table:content-validation-name="val1" table:formula="of:=IFERROR(IF(INDEX([experiments.$A:.$A] ; MATCH(TRIM([.D57]) ; TRIM([experiments.$B:.$B]) ; 0)) = 0; &quot;&quot;; INDEX([experiments.$A:.$A] ; MATCH(TRIM([.D57]) ; TRIM([experiments.$B:.$B]) ; 0))) ; &quot;&quot;)" office:value-type="float" office:value="13" calcext:value-type="float">
            <text:p>13</text:p>
          </table:table-cell>
          <table:table-cell office:value-type="string" calcext:value-type="string">
            <text:p>Queue rp2_temperature</text:p>
          </table:table-cell>
          <table:table-cell table:style-name="ce19" table:content-validation-name="val2" table:formula="of:=IF(LEN([.A57])&gt;0; &#10;       [.A57]; &#10;       IF( AND(NOT(ISBLANK([.C57])); AND(LEN([.B57])&gt;0; [.B57]&gt;0)); &#10;             TEXT(DATEVALUE(LEFT([.H56]; 10)) + TIMEVALUE(MID([.H56]; 12; 12)) + [.B57]/(86400); &#10;             &quot;YYYY-MM-DD&quot;&quot;T&quot;&quot;HH:MM:SS&quot;);&#10;             IF(AND(NOT(ISBLANK([.C57])); NOT(ISBLANK([.H56]))); [.H56]; &quot;&quot;)&#10;       ))" office:value-type="string" office:string-value="2026-01-10T08:49:50" calcext:value-type="string">
            <text:p>2026-01-10T08:49:5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58]) ; TRIM([experiments.$B:.$B]) ; 0)) = 0; &quot;&quot;; INDEX([experiments.$A:.$A] ; MATCH(TRIM([.D58]) ; TRIM([experiments.$B:.$B]) ; 0))) ; &quot;&quot;)">
            <text:p/>
          </table:table-cell>
          <table:table-cell office:value-type="string" calcext:value-type="string">
            <text:p>abort osc bones auto-launching rp temp</text:p>
          </table:table-cell>
          <table:table-cell table:style-name="ce19" table:content-validation-name="val2" table:formula="of:=IF(LEN([.A58])&gt;0; &#10;       [.A58]; &#10;       IF( AND(NOT(ISBLANK([.C58])); AND(LEN([.B58])&gt;0; [.B58]&gt;0)); &#10;             TEXT(DATEVALUE(LEFT([.H57]; 10)) + TIMEVALUE(MID([.H57]; 12; 12)) + [.B58]/(86400); &#10;             &quot;YYYY-MM-DD&quot;&quot;T&quot;&quot;HH:MM:SS&quot;);&#10;             IF(AND(NOT(ISBLANK([.C58])); NOT(ISBLANK([.H57]))); [.H57]; &quot;&quot;)&#10;       ))" office:value-type="string" office:string-value="2026-01-10T08:50:30" calcext:value-type="string">
            <text:p>2026-01-10T08:50:3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tt_um_ttrpg_dice</text:p>
          </table:table-cell>
          <table:table-cell/>
          <table:table-cell table:style-name="ce17" table:content-validation-name="val1" table:formula="of:=IFERROR(IF(INDEX([experiments.$A:.$A] ; MATCH(TRIM([.D59]) ; TRIM([experiments.$B:.$B]) ; 0)) = 0; &quot;&quot;; INDEX([experiments.$A:.$A] ; MATCH(TRIM([.D59]) ; TRIM([experiments.$B:.$B]) ; 0))) ; &quot;&quot;)" office:value-type="float" office:value="10" calcext:value-type="float">
            <text:p>10</text:p>
          </table:table-cell>
          <table:table-cell office:value-type="string" calcext:value-type="string">
            <text:p>Queue tt_um_ttrpg_dice</text:p>
          </table:table-cell>
          <table:table-cell table:style-name="ce19" table:content-validation-name="val2" table:formula="of:=IF(LEN([.A59])&gt;0; &#10;       [.A59]; &#10;       IF( AND(NOT(ISBLANK([.C59])); AND(LEN([.B59])&gt;0; [.B59]&gt;0)); &#10;             TEXT(DATEVALUE(LEFT([.H58]; 10)) + TIMEVALUE(MID([.H58]; 12; 12)) + [.B59]/(86400); &#10;             &quot;YYYY-MM-DD&quot;&quot;T&quot;&quot;HH:MM:SS&quot;);&#10;             IF(AND(NOT(ISBLANK([.C59])); NOT(ISBLANK([.H58]))); [.H58]; &quot;&quot;)&#10;       ))" office:value-type="string" office:string-value="2026-01-10T08:50:40" calcext:value-type="string">
            <text:p>2026-01-10T08:50:4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60]) ; TRIM([experiments.$B:.$B]) ; 0)) = 0; &quot;&quot;; INDEX([experiments.$A:.$A] ; MATCH(TRIM([.D60]) ; TRIM([experiments.$B:.$B]) ; 0))) ; &quot;&quot;)">
            <text:p/>
          </table:table-cell>
          <table:table-cell office:value-type="string" calcext:value-type="string">
            <text:p>abort rp2 temp auto-starting tt_um_ttrpg_dice</text:p>
          </table:table-cell>
          <table:table-cell table:style-name="ce19" table:content-validation-name="val2" table:formula="of:=IF(LEN([.A60])&gt;0; &#10;       [.A60]; &#10;       IF( AND(NOT(ISBLANK([.C60])); AND(LEN([.B60])&gt;0; [.B60]&gt;0)); &#10;             TEXT(DATEVALUE(LEFT([.H59]; 10)) + TIMEVALUE(MID([.H59]; 12; 12)) + [.B60]/(86400); &#10;             &quot;YYYY-MM-DD&quot;&quot;T&quot;&quot;HH:MM:SS&quot;);&#10;             IF(AND(NOT(ISBLANK([.C60])); NOT(ISBLANK([.H59]))); [.H59]; &quot;&quot;)&#10;       ))" office:value-type="string" office:string-value="2026-01-10T08:51:20" calcext:value-type="string">
            <text:p>2026-01-10T08:51:2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61]) ; TRIM([experiments.$B:.$B]) ; 0)) = 0; &quot;&quot;; INDEX([experiments.$A:.$A] ; MATCH(TRIM([.D61]) ; TRIM([experiments.$B:.$B]) ; 0))) ; &quot;&quot;)">
            <text:p/>
          </table:table-cell>
          <table:table-cell office:value-type="string" calcext:value-type="string">
            <text:p>ensure tt_um_ttrpg_dice is done</text:p>
          </table:table-cell>
          <table:table-cell table:style-name="ce19" table:content-validation-name="val2" table:formula="of:=IF(LEN([.A61])&gt;0; &#10;       [.A61]; &#10;       IF( AND(NOT(ISBLANK([.C61])); AND(LEN([.B61])&gt;0; [.B61]&gt;0)); &#10;             TEXT(DATEVALUE(LEFT([.H60]; 10)) + TIMEVALUE(MID([.H60]; 12; 12)) + [.B61]/(86400); &#10;             &quot;YYYY-MM-DD&quot;&quot;T&quot;&quot;HH:MM:SS&quot;);&#10;             IF(AND(NOT(ISBLANK([.C61])); NOT(ISBLANK([.H60]))); [.H60]; &quot;&quot;)&#10;       ))" office:value-type="string" office:string-value="2026-01-10T08:55:20" calcext:value-type="string">
            <text:p>2026-01-10T08:55:2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ing</text:p>
          </table:table-cell>
          <table:table-cell/>
          <table:table-cell office:value-type="string" calcext:value-type="string">
            <text:p>0x4c5038</text:p>
          </table:table-cell>
          <table:table-cell table:style-name="ce17" table:content-validation-name="val1" table:formula="of:=IFERROR(IF(INDEX([experiments.$A:.$A] ; MATCH(TRIM([.D62]) ; TRIM([experiments.$B:.$B]) ; 0)) = 0; &quot;&quot;; INDEX([experiments.$A:.$A] ; MATCH(TRIM([.D62]) ; TRIM([experiments.$B:.$B]) ; 0))) ; &quot;&quot;)">
            <text:p/>
          </table:table-cell>
          <table:table-cell office:value-type="string" calcext:value-type="string">
            <text:p>Ping LP8</text:p>
          </table:table-cell>
          <table:table-cell table:style-name="ce19" table:content-validation-name="val2" table:formula="of:=IF(LEN([.A62])&gt;0; &#10;       [.A62]; &#10;       IF( AND(NOT(ISBLANK([.C62])); AND(LEN([.B62])&gt;0; [.B62]&gt;0)); &#10;             TEXT(DATEVALUE(LEFT([.H61]; 10)) + TIMEVALUE(MID([.H61]; 12; 12)) + [.B62]/(86400); &#10;             &quot;YYYY-MM-DD&quot;&quot;T&quot;&quot;HH:MM:SS&quot;);&#10;             IF(AND(NOT(ISBLANK([.C62])); NOT(ISBLANK([.H61]))); [.H61]; &quot;&quot;)&#10;       ))" office:value-type="string" office:string-value="2026-01-10T08:55:20" calcext:value-type="string">
            <text:p>2026-01-10T08:55:2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t_um_oscillating_bones</text:p>
          </table:table-cell>
          <table:table-cell office:value-type="string" calcext:value-type="string">
            <text:p>0x20</text:p>
          </table:table-cell>
          <table:table-cell table:style-name="ce17" table:content-validation-name="val1" table:formula="of:=IFERROR(IF(INDEX([experiments.$A:.$A] ; MATCH(TRIM([.D63]) ; TRIM([experiments.$B:.$B]) ; 0)) = 0; &quot;&quot;; INDEX([experiments.$A:.$A] ; MATCH(TRIM([.D63]) ; TRIM([experiments.$B:.$B]) ; 0))) ; &quot;&quot;)" office:value-type="float" office:value="3" calcext:value-type="float">
            <text:p>3</text:p>
          </table:table-cell>
          <table:table-cell office:value-type="string" calcext:value-type="string">
            <text:p>Run tt_um_oscillating_bones</text:p>
          </table:table-cell>
          <table:table-cell table:style-name="ce19" table:content-validation-name="val2" table:formula="of:=IF(LEN([.A63])&gt;0; &#10;       [.A63]; &#10;       IF( AND(NOT(ISBLANK([.C63])); AND(LEN([.B63])&gt;0; [.B63]&gt;0)); &#10;             TEXT(DATEVALUE(LEFT([.H62]; 10)) + TIMEVALUE(MID([.H62]; 12; 12)) + [.B63]/(86400); &#10;             &quot;YYYY-MM-DD&quot;&quot;T&quot;&quot;HH:MM:SS&quot;);&#10;             IF(AND(NOT(ISBLANK([.C63])); NOT(ISBLANK([.H62]))); [.H62]; &quot;&quot;)&#10;       ))" office:value-type="string" office:string-value="2026-01-10T08:55:30" calcext:value-type="string">
            <text:p>2026-01-10T08:55:3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tt_contributors</text:p>
          </table:table-cell>
          <table:table-cell office:value-type="string" calcext:value-type="string">
            <text:p>0x01</text:p>
          </table:table-cell>
          <table:table-cell table:style-name="ce17" table:content-validation-name="val1" table:formula="of:=IFERROR(IF(INDEX([experiments.$A:.$A] ; MATCH(TRIM([.D64]) ; TRIM([experiments.$B:.$B]) ; 0)) = 0; &quot;&quot;; INDEX([experiments.$A:.$A] ; MATCH(TRIM([.D64]) ; TRIM([experiments.$B:.$B]) ; 0))) ; &quot;&quot;)" office:value-type="float" office:value="128" calcext:value-type="float">
            <text:p>128</text:p>
          </table:table-cell>
          <table:table-cell office:value-type="string" calcext:value-type="string">
            <text:p>Queue tt_contributors</text:p>
          </table:table-cell>
          <table:table-cell table:style-name="ce19" table:content-validation-name="val2" table:formula="of:=IF(LEN([.A64])&gt;0; &#10;       [.A64]; &#10;       IF( AND(NOT(ISBLANK([.C64])); AND(LEN([.B64])&gt;0; [.B64]&gt;0)); &#10;             TEXT(DATEVALUE(LEFT([.H63]; 10)) + TIMEVALUE(MID([.H63]; 12; 12)) + [.B64]/(86400); &#10;             &quot;YYYY-MM-DD&quot;&quot;T&quot;&quot;HH:MM:SS&quot;);&#10;             IF(AND(NOT(ISBLANK([.C64])); NOT(ISBLANK([.H63]))); [.H63]; &quot;&quot;)&#10;       ))" office:value-type="string" office:string-value="2026-01-10T08:55:30" calcext:value-type="string">
            <text:p>2026-01-10T08:55:3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65]) ; TRIM([experiments.$B:.$B]) ; 0)) = 0; &quot;&quot;; INDEX([experiments.$A:.$A] ; MATCH(TRIM([.D65]) ; TRIM([experiments.$B:.$B]) ; 0))) ; &quot;&quot;)">
            <text:p/>
          </table:table-cell>
          <table:table-cell office:value-type="string" calcext:value-type="string">
            <text:p>abort osc bones auto-launching contrib loto</text:p>
          </table:table-cell>
          <table:table-cell table:style-name="ce19" table:content-validation-name="val2" table:formula="of:=IF(LEN([.A65])&gt;0; &#10;       [.A65]; &#10;       IF( AND(NOT(ISBLANK([.C65])); AND(LEN([.B65])&gt;0; [.B65]&gt;0)); &#10;             TEXT(DATEVALUE(LEFT([.H64]; 10)) + TIMEVALUE(MID([.H64]; 12; 12)) + [.B65]/(86400); &#10;             &quot;YYYY-MM-DD&quot;&quot;T&quot;&quot;HH:MM:SS&quot;);&#10;             IF(AND(NOT(ISBLANK([.C65])); NOT(ISBLANK([.H64]))); [.H64]; &quot;&quot;)&#10;       ))" office:value-type="string" office:string-value="2026-01-10T08:56:10" calcext:value-type="string">
            <text:p>2026-01-10T08:56:1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tt_um_msg_in_a_bottle</text:p>
          </table:table-cell>
          <table:table-cell/>
          <table:table-cell table:style-name="ce17" table:content-validation-name="val1" table:formula="of:=IFERROR(IF(INDEX([experiments.$A:.$A] ; MATCH(TRIM([.D66]) ; TRIM([experiments.$B:.$B]) ; 0)) = 0; &quot;&quot;; INDEX([experiments.$A:.$A] ; MATCH(TRIM([.D66]) ; TRIM([experiments.$B:.$B]) ; 0))) ; &quot;&quot;)" office:value-type="float" office:value="11" calcext:value-type="float">
            <text:p>11</text:p>
          </table:table-cell>
          <table:table-cell office:value-type="string" calcext:value-type="string">
            <text:p>Queue tt_um_msg_in_a_bottle</text:p>
          </table:table-cell>
          <table:table-cell table:style-name="ce19" table:content-validation-name="val2" table:formula="of:=IF(LEN([.A66])&gt;0; &#10;       [.A66]; &#10;       IF( AND(NOT(ISBLANK([.C66])); AND(LEN([.B66])&gt;0; [.B66]&gt;0)); &#10;             TEXT(DATEVALUE(LEFT([.H65]; 10)) + TIMEVALUE(MID([.H65]; 12; 12)) + [.B66]/(86400); &#10;             &quot;YYYY-MM-DD&quot;&quot;T&quot;&quot;HH:MM:SS&quot;);&#10;             IF(AND(NOT(ISBLANK([.C66])); NOT(ISBLANK([.H65]))); [.H65]; &quot;&quot;)&#10;       ))" office:value-type="string" office:string-value="2026-01-10T08:56:20" calcext:value-type="string">
            <text:p>2026-01-10T08:56:2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67]) ; TRIM([experiments.$B:.$B]) ; 0)) = 0; &quot;&quot;; INDEX([experiments.$A:.$A] ; MATCH(TRIM([.D67]) ; TRIM([experiments.$B:.$B]) ; 0))) ; &quot;&quot;)">
            <text:p/>
          </table:table-cell>
          <table:table-cell office:value-type="string" calcext:value-type="string">
            <text:p>ensure tt_um_msg_in_a_bottle is done</text:p>
          </table:table-cell>
          <table:table-cell table:style-name="ce19" table:content-validation-name="val2" table:formula="of:=IF(LEN([.A67])&gt;0; &#10;       [.A67]; &#10;       IF( AND(NOT(ISBLANK([.C67])); AND(LEN([.B67])&gt;0; [.B67]&gt;0)); &#10;             TEXT(DATEVALUE(LEFT([.H66]; 10)) + TIMEVALUE(MID([.H66]; 12; 12)) + [.B67]/(86400); &#10;             &quot;YYYY-MM-DD&quot;&quot;T&quot;&quot;HH:MM:SS&quot;);&#10;             IF(AND(NOT(ISBLANK([.C67])); NOT(ISBLANK([.H66]))); [.H66]; &quot;&quot;)&#10;       ))" office:value-type="string" office:string-value="2026-01-10T09:00:20" calcext:value-type="string">
            <text:p>2026-01-10T09:00:2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ing</text:p>
          </table:table-cell>
          <table:table-cell/>
          <table:table-cell office:value-type="string" calcext:value-type="string">
            <text:p>0x4c5039</text:p>
          </table:table-cell>
          <table:table-cell table:style-name="ce17" table:content-validation-name="val1" table:formula="of:=IFERROR(IF(INDEX([experiments.$A:.$A] ; MATCH(TRIM([.D68]) ; TRIM([experiments.$B:.$B]) ; 0)) = 0; &quot;&quot;; INDEX([experiments.$A:.$A] ; MATCH(TRIM([.D68]) ; TRIM([experiments.$B:.$B]) ; 0))) ; &quot;&quot;)">
            <text:p/>
          </table:table-cell>
          <table:table-cell office:value-type="string" calcext:value-type="string">
            <text:p>Ping LP9</text:p>
          </table:table-cell>
          <table:table-cell table:style-name="ce19" table:content-validation-name="val2" table:formula="of:=IF(LEN([.A68])&gt;0; &#10;       [.A68]; &#10;       IF( AND(NOT(ISBLANK([.C68])); AND(LEN([.B68])&gt;0; [.B68]&gt;0)); &#10;             TEXT(DATEVALUE(LEFT([.H67]; 10)) + TIMEVALUE(MID([.H67]; 12; 12)) + [.B68]/(86400); &#10;             &quot;YYYY-MM-DD&quot;&quot;T&quot;&quot;HH:MM:SS&quot;);&#10;             IF(AND(NOT(ISBLANK([.C68])); NOT(ISBLANK([.H67]))); [.H67]; &quot;&quot;)&#10;       ))" office:value-type="string" office:string-value="2026-01-10T09:00:20" calcext:value-type="string">
            <text:p>2026-01-10T09:00:2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t_um_oscillating_bones</text:p>
          </table:table-cell>
          <table:table-cell office:value-type="string" calcext:value-type="string">
            <text:p>0x20</text:p>
          </table:table-cell>
          <table:table-cell table:style-name="ce17" table:content-validation-name="val1" table:formula="of:=IFERROR(IF(INDEX([experiments.$A:.$A] ; MATCH(TRIM([.D69]) ; TRIM([experiments.$B:.$B]) ; 0)) = 0; &quot;&quot;; INDEX([experiments.$A:.$A] ; MATCH(TRIM([.D69]) ; TRIM([experiments.$B:.$B]) ; 0))) ; &quot;&quot;)" office:value-type="float" office:value="3" calcext:value-type="float">
            <text:p>3</text:p>
          </table:table-cell>
          <table:table-cell office:value-type="string" calcext:value-type="string">
            <text:p>Run tt_um_oscillating_bones</text:p>
          </table:table-cell>
          <table:table-cell table:style-name="ce19" table:content-validation-name="val2" table:formula="of:=IF(LEN([.A69])&gt;0; &#10;       [.A69]; &#10;       IF( AND(NOT(ISBLANK([.C69])); AND(LEN([.B69])&gt;0; [.B69]&gt;0)); &#10;             TEXT(DATEVALUE(LEFT([.H68]; 10)) + TIMEVALUE(MID([.H68]; 12; 12)) + [.B69]/(86400); &#10;             &quot;YYYY-MM-DD&quot;&quot;T&quot;&quot;HH:MM:SS&quot;);&#10;             IF(AND(NOT(ISBLANK([.C69])); NOT(ISBLANK([.H68]))); [.H68]; &quot;&quot;)&#10;       ))" office:value-type="string" office:string-value="2026-01-10T09:00:30" calcext:value-type="string">
            <text:p>2026-01-10T09:00:3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rp2_temperature</text:p>
          </table:table-cell>
          <table:table-cell office:value-type="string" calcext:value-type="string">
            <text:p>0x000000000F0000</text:p>
          </table:table-cell>
          <table:table-cell table:style-name="ce17" table:content-validation-name="val1" table:formula="of:=IFERROR(IF(INDEX([experiments.$A:.$A] ; MATCH(TRIM([.D70]) ; TRIM([experiments.$B:.$B]) ; 0)) = 0; &quot;&quot;; INDEX([experiments.$A:.$A] ; MATCH(TRIM([.D70]) ; TRIM([experiments.$B:.$B]) ; 0))) ; &quot;&quot;)" office:value-type="float" office:value="13" calcext:value-type="float">
            <text:p>13</text:p>
          </table:table-cell>
          <table:table-cell office:value-type="string" calcext:value-type="string">
            <text:p>Queue rp2_temperature</text:p>
          </table:table-cell>
          <table:table-cell table:style-name="ce19" table:content-validation-name="val2" table:formula="of:=IF(LEN([.A70])&gt;0; &#10;       [.A70]; &#10;       IF( AND(NOT(ISBLANK([.C70])); AND(LEN([.B70])&gt;0; [.B70]&gt;0)); &#10;             TEXT(DATEVALUE(LEFT([.H69]; 10)) + TIMEVALUE(MID([.H69]; 12; 12)) + [.B70]/(86400); &#10;             &quot;YYYY-MM-DD&quot;&quot;T&quot;&quot;HH:MM:SS&quot;);&#10;             IF(AND(NOT(ISBLANK([.C70])); NOT(ISBLANK([.H69]))); [.H69]; &quot;&quot;)&#10;       ))" office:value-type="string" office:string-value="2026-01-10T09:00:30" calcext:value-type="string">
            <text:p>2026-01-10T09:00:3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71]) ; TRIM([experiments.$B:.$B]) ; 0)) = 0; &quot;&quot;; INDEX([experiments.$A:.$A] ; MATCH(TRIM([.D71]) ; TRIM([experiments.$B:.$B]) ; 0))) ; &quot;&quot;)">
            <text:p/>
          </table:table-cell>
          <table:table-cell office:value-type="string" calcext:value-type="string">
            <text:p>Give anything queued a chance to run before reboot</text:p>
          </table:table-cell>
          <table:table-cell table:style-name="ce19" table:content-validation-name="val2" table:formula="of:=IF(LEN([.A71])&gt;0; &#10;       [.A71]; &#10;       IF( AND(NOT(ISBLANK([.C71])); AND(LEN([.B71])&gt;0; [.B71]&gt;0)); &#10;             TEXT(DATEVALUE(LEFT([.H70]; 10)) + TIMEVALUE(MID([.H70]; 12; 12)) + [.B71]/(86400); &#10;             &quot;YYYY-MM-DD&quot;&quot;T&quot;&quot;HH:MM:SS&quot;);&#10;             IF(AND(NOT(ISBLANK([.C71])); NOT(ISBLANK([.H70]))); [.H70]; &quot;&quot;)&#10;       ))" office:value-type="string" office:string-value="2026-01-10T09:01:20" calcext:value-type="string">
            <text:p>2026-01-10T09:01: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Reboot</text:p>
          </table:table-cell>
          <table:table-cell table:number-columns-repeated="2"/>
          <table:table-cell table:style-name="ce17" table:content-validation-name="val1" table:formula="of:=IFERROR(IF(INDEX([experiments.$A:.$A] ; MATCH(TRIM([.D72]) ; TRIM([experiments.$B:.$B]) ; 0)) = 0; &quot;&quot;; INDEX([experiments.$A:.$A] ; MATCH(TRIM([.D72]) ; TRIM([experiments.$B:.$B]) ; 0))) ; &quot;&quot;)">
            <text:p/>
          </table:table-cell>
          <table:table-cell/>
          <table:table-cell table:style-name="ce19" table:content-validation-name="val2" table:formula="of:=IF(LEN([.A72])&gt;0; &#10;       [.A72]; &#10;       IF( AND(NOT(ISBLANK([.C72])); AND(LEN([.B72])&gt;0; [.B72]&gt;0)); &#10;             TEXT(DATEVALUE(LEFT([.H71]; 10)) + TIMEVALUE(MID([.H71]; 12; 12)) + [.B72]/(86400); &#10;             &quot;YYYY-MM-DD&quot;&quot;T&quot;&quot;HH:MM:SS&quot;);&#10;             IF(AND(NOT(ISBLANK([.C72])); NOT(ISBLANK([.H71]))); [.H71]; &quot;&quot;)&#10;       ))" office:value-type="string" office:string-value="2026-01-10T09:01:40" calcext:value-type="string">
            <text:p>2026-01-10T09:01:4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t_um_cejmu</text:p>
          </table:table-cell>
          <table:table-cell/>
          <table:table-cell table:style-name="ce17" table:content-validation-name="val1" table:formula="of:=IFERROR(IF(INDEX([experiments.$A:.$A] ; MATCH(TRIM([.D73]) ; TRIM([experiments.$B:.$B]) ; 0)) = 0; &quot;&quot;; INDEX([experiments.$A:.$A] ; MATCH(TRIM([.D73]) ; TRIM([experiments.$B:.$B]) ; 0))) ; &quot;&quot;)" office:value-type="float" office:value="12" calcext:value-type="float">
            <text:p>12</text:p>
          </table:table-cell>
          <table:table-cell office:value-type="string" calcext:value-type="string">
            <text:p>Run tt_um_cejmu</text:p>
          </table:table-cell>
          <table:table-cell table:style-name="ce19" table:content-validation-name="val2" table:formula="of:=IF(LEN([.A73])&gt;0; &#10;       [.A73]; &#10;       IF( AND(NOT(ISBLANK([.C73])); AND(LEN([.B73])&gt;0; [.B73]&gt;0)); &#10;             TEXT(DATEVALUE(LEFT([.H72]; 10)) + TIMEVALUE(MID([.H72]; 12; 12)) + [.B73]/(86400); &#10;             &quot;YYYY-MM-DD&quot;&quot;T&quot;&quot;HH:MM:SS&quot;);&#10;             IF(AND(NOT(ISBLANK([.C73])); NOT(ISBLANK([.H72]))); [.H72]; &quot;&quot;)&#10;       ))" office:value-type="string" office:string-value="2026-01-10T09:02:20" calcext:value-type="string">
            <text:p>2026-01-10T09:02:2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74]) ; TRIM([experiments.$B:.$B]) ; 0)) = 0; &quot;&quot;; INDEX([experiments.$A:.$A] ; MATCH(TRIM([.D74]) ; TRIM([experiments.$B:.$B]) ; 0))) ; &quot;&quot;)">
            <text:p/>
          </table:table-cell>
          <table:table-cell office:value-type="string" calcext:value-type="string">
            <text:p>abort rp2 temp auto-starting tt_um_cejmu</text:p>
          </table:table-cell>
          <table:table-cell table:style-name="ce19" table:content-validation-name="val2" table:formula="of:=IF(LEN([.A74])&gt;0; &#10;       [.A74]; &#10;       IF( AND(NOT(ISBLANK([.C74])); AND(LEN([.B74])&gt;0; [.B74]&gt;0)); &#10;             TEXT(DATEVALUE(LEFT([.H73]; 10)) + TIMEVALUE(MID([.H73]; 12; 12)) + [.B74]/(86400); &#10;             &quot;YYYY-MM-DD&quot;&quot;T&quot;&quot;HH:MM:SS&quot;);&#10;             IF(AND(NOT(ISBLANK([.C74])); NOT(ISBLANK([.H73]))); [.H73]; &quot;&quot;)&#10;       ))" office:value-type="string" office:string-value="2026-01-10T09:03:00" calcext:value-type="string">
            <text:p>2026-01-10T09:03:0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75]) ; TRIM([experiments.$B:.$B]) ; 0)) = 0; &quot;&quot;; INDEX([experiments.$A:.$A] ; MATCH(TRIM([.D75]) ; TRIM([experiments.$B:.$B]) ; 0))) ; &quot;&quot;)">
            <text:p/>
          </table:table-cell>
          <table:table-cell office:value-type="string" calcext:value-type="string">
            <text:p>ensure tt_um_cejmu is done</text:p>
          </table:table-cell>
          <table:table-cell table:style-name="ce19" table:content-validation-name="val2" table:formula="of:=IF(LEN([.A75])&gt;0; &#10;       [.A75]; &#10;       IF( AND(NOT(ISBLANK([.C75])); AND(LEN([.B75])&gt;0; [.B75]&gt;0)); &#10;             TEXT(DATEVALUE(LEFT([.H74]; 10)) + TIMEVALUE(MID([.H74]; 12; 12)) + [.B75]/(86400); &#10;             &quot;YYYY-MM-DD&quot;&quot;T&quot;&quot;HH:MM:SS&quot;);&#10;             IF(AND(NOT(ISBLANK([.C75])); NOT(ISBLANK([.H74]))); [.H74]; &quot;&quot;)&#10;       ))" office:value-type="string" office:string-value="2026-01-10T09:07:00" calcext:value-type="string">
            <text:p>2026-01-10T09:07: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ing</text:p>
          </table:table-cell>
          <table:table-cell/>
          <table:table-cell office:value-type="string" calcext:value-type="string">
            <text:p>0x4c503130</text:p>
          </table:table-cell>
          <table:table-cell table:style-name="ce17" table:content-validation-name="val1" table:formula="of:=IFERROR(IF(INDEX([experiments.$A:.$A] ; MATCH(TRIM([.D76]) ; TRIM([experiments.$B:.$B]) ; 0)) = 0; &quot;&quot;; INDEX([experiments.$A:.$A] ; MATCH(TRIM([.D76]) ; TRIM([experiments.$B:.$B]) ; 0))) ; &quot;&quot;)">
            <text:p/>
          </table:table-cell>
          <table:table-cell office:value-type="string" calcext:value-type="string">
            <text:p>Ping LP10</text:p>
          </table:table-cell>
          <table:table-cell table:style-name="ce19" table:content-validation-name="val2" table:formula="of:=IF(LEN([.A76])&gt;0; &#10;       [.A76]; &#10;       IF( AND(NOT(ISBLANK([.C76])); AND(LEN([.B76])&gt;0; [.B76]&gt;0)); &#10;             TEXT(DATEVALUE(LEFT([.H75]; 10)) + TIMEVALUE(MID([.H75]; 12; 12)) + [.B76]/(86400); &#10;             &quot;YYYY-MM-DD&quot;&quot;T&quot;&quot;HH:MM:SS&quot;);&#10;             IF(AND(NOT(ISBLANK([.C76])); NOT(ISBLANK([.H75]))); [.H75]; &quot;&quot;)&#10;       ))" office:value-type="string" office:string-value="2026-01-10T09:07:00" calcext:value-type="string">
            <text:p>2026-01-10T09:07:0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t_um_oscillating_bones</text:p>
          </table:table-cell>
          <table:table-cell office:value-type="string" calcext:value-type="string">
            <text:p>0x20</text:p>
          </table:table-cell>
          <table:table-cell table:style-name="ce17" table:content-validation-name="val1" table:formula="of:=IFERROR(IF(INDEX([experiments.$A:.$A] ; MATCH(TRIM([.D77]) ; TRIM([experiments.$B:.$B]) ; 0)) = 0; &quot;&quot;; INDEX([experiments.$A:.$A] ; MATCH(TRIM([.D77]) ; TRIM([experiments.$B:.$B]) ; 0))) ; &quot;&quot;)" office:value-type="float" office:value="3" calcext:value-type="float">
            <text:p>3</text:p>
          </table:table-cell>
          <table:table-cell office:value-type="string" calcext:value-type="string">
            <text:p>Run tt_um_oscillating_bones</text:p>
          </table:table-cell>
          <table:table-cell table:style-name="ce19" table:content-validation-name="val2" table:formula="of:=IF(LEN([.A77])&gt;0; &#10;       [.A77]; &#10;       IF( AND(NOT(ISBLANK([.C77])); AND(LEN([.B77])&gt;0; [.B77]&gt;0)); &#10;             TEXT(DATEVALUE(LEFT([.H76]; 10)) + TIMEVALUE(MID([.H76]; 12; 12)) + [.B77]/(86400); &#10;             &quot;YYYY-MM-DD&quot;&quot;T&quot;&quot;HH:MM:SS&quot;);&#10;             IF(AND(NOT(ISBLANK([.C77])); NOT(ISBLANK([.H76]))); [.H76]; &quot;&quot;)&#10;       ))" office:value-type="string" office:string-value="2026-01-10T09:07:10" calcext:value-type="string">
            <text:p>2026-01-10T09:07:1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rp2_temperature</text:p>
          </table:table-cell>
          <table:table-cell office:value-type="string" calcext:value-type="string">
            <text:p>0x000000000F0000</text:p>
          </table:table-cell>
          <table:table-cell table:style-name="ce17" table:content-validation-name="val1" table:formula="of:=IFERROR(IF(INDEX([experiments.$A:.$A] ; MATCH(TRIM([.D78]) ; TRIM([experiments.$B:.$B]) ; 0)) = 0; &quot;&quot;; INDEX([experiments.$A:.$A] ; MATCH(TRIM([.D78]) ; TRIM([experiments.$B:.$B]) ; 0))) ; &quot;&quot;)" office:value-type="float" office:value="13" calcext:value-type="float">
            <text:p>13</text:p>
          </table:table-cell>
          <table:table-cell office:value-type="string" calcext:value-type="string">
            <text:p>Queue rp2_temperature</text:p>
          </table:table-cell>
          <table:table-cell table:style-name="ce19" table:content-validation-name="val2" table:formula="of:=IF(LEN([.A78])&gt;0; &#10;       [.A78]; &#10;       IF( AND(NOT(ISBLANK([.C78])); AND(LEN([.B78])&gt;0; [.B78]&gt;0)); &#10;             TEXT(DATEVALUE(LEFT([.H77]; 10)) + TIMEVALUE(MID([.H77]; 12; 12)) + [.B78]/(86400); &#10;             &quot;YYYY-MM-DD&quot;&quot;T&quot;&quot;HH:MM:SS&quot;);&#10;             IF(AND(NOT(ISBLANK([.C78])); NOT(ISBLANK([.H77]))); [.H77]; &quot;&quot;)&#10;       ))" office:value-type="string" office:string-value="2026-01-10T09:07:10" calcext:value-type="string">
            <text:p>2026-01-10T09:07:1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79]) ; TRIM([experiments.$B:.$B]) ; 0)) = 0; &quot;&quot;; INDEX([experiments.$A:.$A] ; MATCH(TRIM([.D79]) ; TRIM([experiments.$B:.$B]) ; 0))) ; &quot;&quot;)">
            <text:p/>
          </table:table-cell>
          <table:table-cell office:value-type="string" calcext:value-type="string">
            <text:p>abort osc bones auto-launching rp temp</text:p>
          </table:table-cell>
          <table:table-cell table:style-name="ce19" table:content-validation-name="val2" table:formula="of:=IF(LEN([.A79])&gt;0; &#10;       [.A79]; &#10;       IF( AND(NOT(ISBLANK([.C79])); AND(LEN([.B79])&gt;0; [.B79]&gt;0)); &#10;             TEXT(DATEVALUE(LEFT([.H78]; 10)) + TIMEVALUE(MID([.H78]; 12; 12)) + [.B79]/(86400); &#10;             &quot;YYYY-MM-DD&quot;&quot;T&quot;&quot;HH:MM:SS&quot;);&#10;             IF(AND(NOT(ISBLANK([.C79])); NOT(ISBLANK([.H78]))); [.H78]; &quot;&quot;)&#10;       ))" office:value-type="string" office:string-value="2026-01-10T09:07:50" calcext:value-type="string">
            <text:p>2026-01-10T09:07:5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tt_um_CKPope_top</text:p>
          </table:table-cell>
          <table:table-cell/>
          <table:table-cell table:style-name="ce17" table:content-validation-name="val1" table:formula="of:=IFERROR(IF(INDEX([experiments.$A:.$A] ; MATCH(TRIM([.D80]) ; TRIM([experiments.$B:.$B]) ; 0)) = 0; &quot;&quot;; INDEX([experiments.$A:.$A] ; MATCH(TRIM([.D80]) ; TRIM([experiments.$B:.$B]) ; 0))) ; &quot;&quot;)" office:value-type="float" office:value="14" calcext:value-type="float">
            <text:p>14</text:p>
          </table:table-cell>
          <table:table-cell office:value-type="string" calcext:value-type="string">
            <text:p>Queue tt_um_CKPope_top</text:p>
          </table:table-cell>
          <table:table-cell table:style-name="ce19" table:content-validation-name="val2" table:formula="of:=IF(LEN([.A80])&gt;0; &#10;       [.A80]; &#10;       IF( AND(NOT(ISBLANK([.C80])); AND(LEN([.B80])&gt;0; [.B80]&gt;0)); &#10;             TEXT(DATEVALUE(LEFT([.H79]; 10)) + TIMEVALUE(MID([.H79]; 12; 12)) + [.B80]/(86400); &#10;             &quot;YYYY-MM-DD&quot;&quot;T&quot;&quot;HH:MM:SS&quot;);&#10;             IF(AND(NOT(ISBLANK([.C80])); NOT(ISBLANK([.H79]))); [.H79]; &quot;&quot;)&#10;       ))" office:value-type="string" office:string-value="2026-01-10T09:08:00" calcext:value-type="string">
            <text:p>2026-01-10T09:08:0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81]) ; TRIM([experiments.$B:.$B]) ; 0)) = 0; &quot;&quot;; INDEX([experiments.$A:.$A] ; MATCH(TRIM([.D81]) ; TRIM([experiments.$B:.$B]) ; 0))) ; &quot;&quot;)">
            <text:p/>
          </table:table-cell>
          <table:table-cell office:value-type="string" calcext:value-type="string">
            <text:p>abort rp2 temp auto-starting tt_um_CKPope_top</text:p>
          </table:table-cell>
          <table:table-cell table:style-name="ce19" table:content-validation-name="val2" table:formula="of:=IF(LEN([.A81])&gt;0; &#10;       [.A81]; &#10;       IF( AND(NOT(ISBLANK([.C81])); AND(LEN([.B81])&gt;0; [.B81]&gt;0)); &#10;             TEXT(DATEVALUE(LEFT([.H80]; 10)) + TIMEVALUE(MID([.H80]; 12; 12)) + [.B81]/(86400); &#10;             &quot;YYYY-MM-DD&quot;&quot;T&quot;&quot;HH:MM:SS&quot;);&#10;             IF(AND(NOT(ISBLANK([.C81])); NOT(ISBLANK([.H80]))); [.H80]; &quot;&quot;)&#10;       ))" office:value-type="string" office:string-value="2026-01-10T09:08:40" calcext:value-type="string">
            <text:p>2026-01-10T09:08:4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82]) ; TRIM([experiments.$B:.$B]) ; 0)) = 0; &quot;&quot;; INDEX([experiments.$A:.$A] ; MATCH(TRIM([.D82]) ; TRIM([experiments.$B:.$B]) ; 0))) ; &quot;&quot;)">
            <text:p/>
          </table:table-cell>
          <table:table-cell office:value-type="string" calcext:value-type="string">
            <text:p>ensure tt_um_CKPope_top is done</text:p>
          </table:table-cell>
          <table:table-cell table:style-name="ce19" table:content-validation-name="val2" table:formula="of:=IF(LEN([.A82])&gt;0; &#10;       [.A82]; &#10;       IF( AND(NOT(ISBLANK([.C82])); AND(LEN([.B82])&gt;0; [.B82]&gt;0)); &#10;             TEXT(DATEVALUE(LEFT([.H81]; 10)) + TIMEVALUE(MID([.H81]; 12; 12)) + [.B82]/(86400); &#10;             &quot;YYYY-MM-DD&quot;&quot;T&quot;&quot;HH:MM:SS&quot;);&#10;             IF(AND(NOT(ISBLANK([.C82])); NOT(ISBLANK([.H81]))); [.H81]; &quot;&quot;)&#10;       ))" office:value-type="string" office:string-value="2026-01-10T09:12:40" calcext:value-type="string">
            <text:p>2026-01-10T09:12:4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ing</text:p>
          </table:table-cell>
          <table:table-cell/>
          <table:table-cell office:value-type="string" calcext:value-type="string">
            <text:p>0x4c503131</text:p>
          </table:table-cell>
          <table:table-cell table:style-name="ce17" table:content-validation-name="val1" table:formula="of:=IFERROR(IF(INDEX([experiments.$A:.$A] ; MATCH(TRIM([.D83]) ; TRIM([experiments.$B:.$B]) ; 0)) = 0; &quot;&quot;; INDEX([experiments.$A:.$A] ; MATCH(TRIM([.D83]) ; TRIM([experiments.$B:.$B]) ; 0))) ; &quot;&quot;)">
            <text:p/>
          </table:table-cell>
          <table:table-cell office:value-type="string" calcext:value-type="string">
            <text:p>Ping LP11</text:p>
          </table:table-cell>
          <table:table-cell table:style-name="ce19" table:content-validation-name="val2" table:formula="of:=IF(LEN([.A83])&gt;0; &#10;       [.A83]; &#10;       IF( AND(NOT(ISBLANK([.C83])); AND(LEN([.B83])&gt;0; [.B83]&gt;0)); &#10;             TEXT(DATEVALUE(LEFT([.H82]; 10)) + TIMEVALUE(MID([.H82]; 12; 12)) + [.B83]/(86400); &#10;             &quot;YYYY-MM-DD&quot;&quot;T&quot;&quot;HH:MM:SS&quot;);&#10;             IF(AND(NOT(ISBLANK([.C83])); NOT(ISBLANK([.H82]))); [.H82]; &quot;&quot;)&#10;       ))" office:value-type="string" office:string-value="2026-01-10T09:12:40" calcext:value-type="string">
            <text:p>2026-01-10T09:12:4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t_um_oscillating_bones</text:p>
          </table:table-cell>
          <table:table-cell office:value-type="string" calcext:value-type="string">
            <text:p>0x20</text:p>
          </table:table-cell>
          <table:table-cell table:style-name="ce17" table:content-validation-name="val1" table:formula="of:=IFERROR(IF(INDEX([experiments.$A:.$A] ; MATCH(TRIM([.D84]) ; TRIM([experiments.$B:.$B]) ; 0)) = 0; &quot;&quot;; INDEX([experiments.$A:.$A] ; MATCH(TRIM([.D84]) ; TRIM([experiments.$B:.$B]) ; 0))) ; &quot;&quot;)" office:value-type="float" office:value="3" calcext:value-type="float">
            <text:p>3</text:p>
          </table:table-cell>
          <table:table-cell office:value-type="string" calcext:value-type="string">
            <text:p>Run tt_um_oscillating_bones</text:p>
          </table:table-cell>
          <table:table-cell table:style-name="ce19" table:content-validation-name="val2" table:formula="of:=IF(LEN([.A84])&gt;0; &#10;       [.A84]; &#10;       IF( AND(NOT(ISBLANK([.C84])); AND(LEN([.B84])&gt;0; [.B84]&gt;0)); &#10;             TEXT(DATEVALUE(LEFT([.H83]; 10)) + TIMEVALUE(MID([.H83]; 12; 12)) + [.B84]/(86400); &#10;             &quot;YYYY-MM-DD&quot;&quot;T&quot;&quot;HH:MM:SS&quot;);&#10;             IF(AND(NOT(ISBLANK([.C84])); NOT(ISBLANK([.H83]))); [.H83]; &quot;&quot;)&#10;       ))" office:value-type="string" office:string-value="2026-01-10T09:12:50" calcext:value-type="string">
            <text:p>2026-01-10T09:12:5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tt_contributors</text:p>
          </table:table-cell>
          <table:table-cell office:value-type="string" calcext:value-type="string">
            <text:p>0x01</text:p>
          </table:table-cell>
          <table:table-cell table:style-name="ce17" table:content-validation-name="val1" table:formula="of:=IFERROR(IF(INDEX([experiments.$A:.$A] ; MATCH(TRIM([.D85]) ; TRIM([experiments.$B:.$B]) ; 0)) = 0; &quot;&quot;; INDEX([experiments.$A:.$A] ; MATCH(TRIM([.D85]) ; TRIM([experiments.$B:.$B]) ; 0))) ; &quot;&quot;)" office:value-type="float" office:value="128" calcext:value-type="float">
            <text:p>128</text:p>
          </table:table-cell>
          <table:table-cell office:value-type="string" calcext:value-type="string">
            <text:p>Queue tt_contributors</text:p>
          </table:table-cell>
          <table:table-cell table:style-name="ce19" table:content-validation-name="val2" table:formula="of:=IF(LEN([.A85])&gt;0; &#10;       [.A85]; &#10;       IF( AND(NOT(ISBLANK([.C85])); AND(LEN([.B85])&gt;0; [.B85]&gt;0)); &#10;             TEXT(DATEVALUE(LEFT([.H84]; 10)) + TIMEVALUE(MID([.H84]; 12; 12)) + [.B85]/(86400); &#10;             &quot;YYYY-MM-DD&quot;&quot;T&quot;&quot;HH:MM:SS&quot;);&#10;             IF(AND(NOT(ISBLANK([.C85])); NOT(ISBLANK([.H84]))); [.H84]; &quot;&quot;)&#10;       ))" office:value-type="string" office:string-value="2026-01-10T09:12:50" calcext:value-type="string">
            <text:p>2026-01-10T09:12:5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86]) ; TRIM([experiments.$B:.$B]) ; 0)) = 0; &quot;&quot;; INDEX([experiments.$A:.$A] ; MATCH(TRIM([.D86]) ; TRIM([experiments.$B:.$B]) ; 0))) ; &quot;&quot;)">
            <text:p/>
          </table:table-cell>
          <table:table-cell office:value-type="string" calcext:value-type="string">
            <text:p>abort osc bones auto-launching contrib loto</text:p>
          </table:table-cell>
          <table:table-cell table:style-name="ce19" table:content-validation-name="val2" table:formula="of:=IF(LEN([.A86])&gt;0; &#10;       [.A86]; &#10;       IF( AND(NOT(ISBLANK([.C86])); AND(LEN([.B86])&gt;0; [.B86]&gt;0)); &#10;             TEXT(DATEVALUE(LEFT([.H85]; 10)) + TIMEVALUE(MID([.H85]; 12; 12)) + [.B86]/(86400); &#10;             &quot;YYYY-MM-DD&quot;&quot;T&quot;&quot;HH:MM:SS&quot;);&#10;             IF(AND(NOT(ISBLANK([.C86])); NOT(ISBLANK([.H85]))); [.H85]; &quot;&quot;)&#10;       ))" office:value-type="string" office:string-value="2026-01-10T09:13:30" calcext:value-type="string">
            <text:p>2026-01-10T09:13:3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tt_um_PAL</text:p>
          </table:table-cell>
          <table:table-cell/>
          <table:table-cell table:style-name="ce17" table:content-validation-name="val1" table:formula="of:=IFERROR(IF(INDEX([experiments.$A:.$A] ; MATCH(TRIM([.D87]) ; TRIM([experiments.$B:.$B]) ; 0)) = 0; &quot;&quot;; INDEX([experiments.$A:.$A] ; MATCH(TRIM([.D87]) ; TRIM([experiments.$B:.$B]) ; 0))) ; &quot;&quot;)" office:value-type="float" office:value="15" calcext:value-type="float">
            <text:p>15</text:p>
          </table:table-cell>
          <table:table-cell office:value-type="string" calcext:value-type="string">
            <text:p>Queue tt_um_PAL</text:p>
          </table:table-cell>
          <table:table-cell table:style-name="ce19" table:content-validation-name="val2" table:formula="of:=IF(LEN([.A87])&gt;0; &#10;       [.A87]; &#10;       IF( AND(NOT(ISBLANK([.C87])); AND(LEN([.B87])&gt;0; [.B87]&gt;0)); &#10;             TEXT(DATEVALUE(LEFT([.H86]; 10)) + TIMEVALUE(MID([.H86]; 12; 12)) + [.B87]/(86400); &#10;             &quot;YYYY-MM-DD&quot;&quot;T&quot;&quot;HH:MM:SS&quot;);&#10;             IF(AND(NOT(ISBLANK([.C87])); NOT(ISBLANK([.H86]))); [.H86]; &quot;&quot;)&#10;       ))" office:value-type="string" office:string-value="2026-01-10T09:13:40" calcext:value-type="string">
            <text:p>2026-01-10T09:13:4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88]) ; TRIM([experiments.$B:.$B]) ; 0)) = 0; &quot;&quot;; INDEX([experiments.$A:.$A] ; MATCH(TRIM([.D88]) ; TRIM([experiments.$B:.$B]) ; 0))) ; &quot;&quot;)">
            <text:p/>
          </table:table-cell>
          <table:table-cell office:value-type="string" calcext:value-type="string">
            <text:p>ensure tt_um_PAL is done</text:p>
          </table:table-cell>
          <table:table-cell table:style-name="ce19" table:content-validation-name="val2" table:formula="of:=IF(LEN([.A88])&gt;0; &#10;       [.A88]; &#10;       IF( AND(NOT(ISBLANK([.C88])); AND(LEN([.B88])&gt;0; [.B88]&gt;0)); &#10;             TEXT(DATEVALUE(LEFT([.H87]; 10)) + TIMEVALUE(MID([.H87]; 12; 12)) + [.B88]/(86400); &#10;             &quot;YYYY-MM-DD&quot;&quot;T&quot;&quot;HH:MM:SS&quot;);&#10;             IF(AND(NOT(ISBLANK([.C88])); NOT(ISBLANK([.H87]))); [.H87]; &quot;&quot;)&#10;       ))" office:value-type="string" office:string-value="2026-01-10T09:17:40" calcext:value-type="string">
            <text:p>2026-01-10T09:17:4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ing</text:p>
          </table:table-cell>
          <table:table-cell/>
          <table:table-cell office:value-type="string" calcext:value-type="string">
            <text:p>0x4c503132</text:p>
          </table:table-cell>
          <table:table-cell table:style-name="ce17" table:content-validation-name="val1" table:formula="of:=IFERROR(IF(INDEX([experiments.$A:.$A] ; MATCH(TRIM([.D89]) ; TRIM([experiments.$B:.$B]) ; 0)) = 0; &quot;&quot;; INDEX([experiments.$A:.$A] ; MATCH(TRIM([.D89]) ; TRIM([experiments.$B:.$B]) ; 0))) ; &quot;&quot;)">
            <text:p/>
          </table:table-cell>
          <table:table-cell office:value-type="string" calcext:value-type="string">
            <text:p>Ping LP12</text:p>
          </table:table-cell>
          <table:table-cell table:style-name="ce19" table:content-validation-name="val2" table:formula="of:=IF(LEN([.A89])&gt;0; &#10;       [.A89]; &#10;       IF( AND(NOT(ISBLANK([.C89])); AND(LEN([.B89])&gt;0; [.B89]&gt;0)); &#10;             TEXT(DATEVALUE(LEFT([.H88]; 10)) + TIMEVALUE(MID([.H88]; 12; 12)) + [.B89]/(86400); &#10;             &quot;YYYY-MM-DD&quot;&quot;T&quot;&quot;HH:MM:SS&quot;);&#10;             IF(AND(NOT(ISBLANK([.C89])); NOT(ISBLANK([.H88]))); [.H88]; &quot;&quot;)&#10;       ))" office:value-type="string" office:string-value="2026-01-10T09:17:40" calcext:value-type="string">
            <text:p>2026-01-10T09:17:4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t_um_oscillating_bones</text:p>
          </table:table-cell>
          <table:table-cell office:value-type="string" calcext:value-type="string">
            <text:p>0x20</text:p>
          </table:table-cell>
          <table:table-cell table:style-name="ce17" table:content-validation-name="val1" table:formula="of:=IFERROR(IF(INDEX([experiments.$A:.$A] ; MATCH(TRIM([.D90]) ; TRIM([experiments.$B:.$B]) ; 0)) = 0; &quot;&quot;; INDEX([experiments.$A:.$A] ; MATCH(TRIM([.D90]) ; TRIM([experiments.$B:.$B]) ; 0))) ; &quot;&quot;)" office:value-type="float" office:value="3" calcext:value-type="float">
            <text:p>3</text:p>
          </table:table-cell>
          <table:table-cell office:value-type="string" calcext:value-type="string">
            <text:p>Run tt_um_oscillating_bones</text:p>
          </table:table-cell>
          <table:table-cell table:style-name="ce19" table:content-validation-name="val2" table:formula="of:=IF(LEN([.A90])&gt;0; &#10;       [.A90]; &#10;       IF( AND(NOT(ISBLANK([.C90])); AND(LEN([.B90])&gt;0; [.B90]&gt;0)); &#10;             TEXT(DATEVALUE(LEFT([.H89]; 10)) + TIMEVALUE(MID([.H89]; 12; 12)) + [.B90]/(86400); &#10;             &quot;YYYY-MM-DD&quot;&quot;T&quot;&quot;HH:MM:SS&quot;);&#10;             IF(AND(NOT(ISBLANK([.C90])); NOT(ISBLANK([.H89]))); [.H89]; &quot;&quot;)&#10;       ))" office:value-type="string" office:string-value="2026-01-10T09:17:50" calcext:value-type="string">
            <text:p>2026-01-10T09:17:5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rp2_temperature</text:p>
          </table:table-cell>
          <table:table-cell office:value-type="string" calcext:value-type="string">
            <text:p>0x000000000F0000</text:p>
          </table:table-cell>
          <table:table-cell table:style-name="ce17" table:content-validation-name="val1" table:formula="of:=IFERROR(IF(INDEX([experiments.$A:.$A] ; MATCH(TRIM([.D91]) ; TRIM([experiments.$B:.$B]) ; 0)) = 0; &quot;&quot;; INDEX([experiments.$A:.$A] ; MATCH(TRIM([.D91]) ; TRIM([experiments.$B:.$B]) ; 0))) ; &quot;&quot;)" office:value-type="float" office:value="13" calcext:value-type="float">
            <text:p>13</text:p>
          </table:table-cell>
          <table:table-cell office:value-type="string" calcext:value-type="string">
            <text:p>Queue rp2_temperature</text:p>
          </table:table-cell>
          <table:table-cell table:style-name="ce19" table:content-validation-name="val2" table:formula="of:=IF(LEN([.A91])&gt;0; &#10;       [.A91]; &#10;       IF( AND(NOT(ISBLANK([.C91])); AND(LEN([.B91])&gt;0; [.B91]&gt;0)); &#10;             TEXT(DATEVALUE(LEFT([.H90]; 10)) + TIMEVALUE(MID([.H90]; 12; 12)) + [.B91]/(86400); &#10;             &quot;YYYY-MM-DD&quot;&quot;T&quot;&quot;HH:MM:SS&quot;);&#10;             IF(AND(NOT(ISBLANK([.C91])); NOT(ISBLANK([.H90]))); [.H90]; &quot;&quot;)&#10;       ))" office:value-type="string" office:string-value="2026-01-10T09:17:50" calcext:value-type="string">
            <text:p>2026-01-10T09:17:5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92]) ; TRIM([experiments.$B:.$B]) ; 0)) = 0; &quot;&quot;; INDEX([experiments.$A:.$A] ; MATCH(TRIM([.D92]) ; TRIM([experiments.$B:.$B]) ; 0))) ; &quot;&quot;)">
            <text:p/>
          </table:table-cell>
          <table:table-cell office:value-type="string" calcext:value-type="string">
            <text:p>abort osc bones auto-launching rp temp</text:p>
          </table:table-cell>
          <table:table-cell table:style-name="ce19" table:content-validation-name="val2" table:formula="of:=IF(LEN([.A92])&gt;0; &#10;       [.A92]; &#10;       IF( AND(NOT(ISBLANK([.C92])); AND(LEN([.B92])&gt;0; [.B92]&gt;0)); &#10;             TEXT(DATEVALUE(LEFT([.H91]; 10)) + TIMEVALUE(MID([.H91]; 12; 12)) + [.B92]/(86400); &#10;             &quot;YYYY-MM-DD&quot;&quot;T&quot;&quot;HH:MM:SS&quot;);&#10;             IF(AND(NOT(ISBLANK([.C92])); NOT(ISBLANK([.H91]))); [.H91]; &quot;&quot;)&#10;       ))" office:value-type="string" office:string-value="2026-01-10T09:18:30" calcext:value-type="string">
            <text:p>2026-01-10T09:18:3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tt_um_dlmiles_muldiv8</text:p>
          </table:table-cell>
          <table:table-cell/>
          <table:table-cell table:style-name="ce17" table:content-validation-name="val1" table:formula="of:=IFERROR(IF(INDEX([experiments.$A:.$A] ; MATCH(TRIM([.D93]) ; TRIM([experiments.$B:.$B]) ; 0)) = 0; &quot;&quot;; INDEX([experiments.$A:.$A] ; MATCH(TRIM([.D93]) ; TRIM([experiments.$B:.$B]) ; 0))) ; &quot;&quot;)" office:value-type="float" office:value="16" calcext:value-type="float">
            <text:p>16</text:p>
          </table:table-cell>
          <table:table-cell office:value-type="string" calcext:value-type="string">
            <text:p>Queue tt_um_dlmiles_muldiv8</text:p>
          </table:table-cell>
          <table:table-cell table:style-name="ce19" table:content-validation-name="val2" table:formula="of:=IF(LEN([.A93])&gt;0; &#10;       [.A93]; &#10;       IF( AND(NOT(ISBLANK([.C93])); AND(LEN([.B93])&gt;0; [.B93]&gt;0)); &#10;             TEXT(DATEVALUE(LEFT([.H92]; 10)) + TIMEVALUE(MID([.H92]; 12; 12)) + [.B93]/(86400); &#10;             &quot;YYYY-MM-DD&quot;&quot;T&quot;&quot;HH:MM:SS&quot;);&#10;             IF(AND(NOT(ISBLANK([.C93])); NOT(ISBLANK([.H92]))); [.H92]; &quot;&quot;)&#10;       ))" office:value-type="string" office:string-value="2026-01-10T09:18:40" calcext:value-type="string">
            <text:p>2026-01-10T09:18:4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94]) ; TRIM([experiments.$B:.$B]) ; 0)) = 0; &quot;&quot;; INDEX([experiments.$A:.$A] ; MATCH(TRIM([.D94]) ; TRIM([experiments.$B:.$B]) ; 0))) ; &quot;&quot;)">
            <text:p/>
          </table:table-cell>
          <table:table-cell office:value-type="string" calcext:value-type="string">
            <text:p>abort rp2 temp auto-starting tt_um_dlmiles_muldiv8</text:p>
          </table:table-cell>
          <table:table-cell table:style-name="ce19" table:content-validation-name="val2" table:formula="of:=IF(LEN([.A94])&gt;0; &#10;       [.A94]; &#10;       IF( AND(NOT(ISBLANK([.C94])); AND(LEN([.B94])&gt;0; [.B94]&gt;0)); &#10;             TEXT(DATEVALUE(LEFT([.H93]; 10)) + TIMEVALUE(MID([.H93]; 12; 12)) + [.B94]/(86400); &#10;             &quot;YYYY-MM-DD&quot;&quot;T&quot;&quot;HH:MM:SS&quot;);&#10;             IF(AND(NOT(ISBLANK([.C94])); NOT(ISBLANK([.H93]))); [.H93]; &quot;&quot;)&#10;       ))" office:value-type="string" office:string-value="2026-01-10T09:19:20" calcext:value-type="string">
            <text:p>2026-01-10T09:19:2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95]) ; TRIM([experiments.$B:.$B]) ; 0)) = 0; &quot;&quot;; INDEX([experiments.$A:.$A] ; MATCH(TRIM([.D95]) ; TRIM([experiments.$B:.$B]) ; 0))) ; &quot;&quot;)">
            <text:p/>
          </table:table-cell>
          <table:table-cell office:value-type="string" calcext:value-type="string">
            <text:p>ensure tt_um_dlmiles_muldiv8 is done</text:p>
          </table:table-cell>
          <table:table-cell table:style-name="ce19" table:content-validation-name="val2" table:formula="of:=IF(LEN([.A95])&gt;0; &#10;       [.A95]; &#10;       IF( AND(NOT(ISBLANK([.C95])); AND(LEN([.B95])&gt;0; [.B95]&gt;0)); &#10;             TEXT(DATEVALUE(LEFT([.H94]; 10)) + TIMEVALUE(MID([.H94]; 12; 12)) + [.B95]/(86400); &#10;             &quot;YYYY-MM-DD&quot;&quot;T&quot;&quot;HH:MM:SS&quot;);&#10;             IF(AND(NOT(ISBLANK([.C95])); NOT(ISBLANK([.H94]))); [.H94]; &quot;&quot;)&#10;       ))" office:value-type="string" office:string-value="2026-01-10T09:23:20" calcext:value-type="string">
            <text:p>2026-01-10T09:23:2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ing</text:p>
          </table:table-cell>
          <table:table-cell/>
          <table:table-cell office:value-type="string" calcext:value-type="string">
            <text:p>0x4c503133</text:p>
          </table:table-cell>
          <table:table-cell table:style-name="ce17" table:content-validation-name="val1" table:formula="of:=IFERROR(IF(INDEX([experiments.$A:.$A] ; MATCH(TRIM([.D96]) ; TRIM([experiments.$B:.$B]) ; 0)) = 0; &quot;&quot;; INDEX([experiments.$A:.$A] ; MATCH(TRIM([.D96]) ; TRIM([experiments.$B:.$B]) ; 0))) ; &quot;&quot;)">
            <text:p/>
          </table:table-cell>
          <table:table-cell office:value-type="string" calcext:value-type="string">
            <text:p>Ping LP13</text:p>
          </table:table-cell>
          <table:table-cell table:style-name="ce19" table:content-validation-name="val2" table:formula="of:=IF(LEN([.A96])&gt;0; &#10;       [.A96]; &#10;       IF( AND(NOT(ISBLANK([.C96])); AND(LEN([.B96])&gt;0; [.B96]&gt;0)); &#10;             TEXT(DATEVALUE(LEFT([.H95]; 10)) + TIMEVALUE(MID([.H95]; 12; 12)) + [.B96]/(86400); &#10;             &quot;YYYY-MM-DD&quot;&quot;T&quot;&quot;HH:MM:SS&quot;);&#10;             IF(AND(NOT(ISBLANK([.C96])); NOT(ISBLANK([.H95]))); [.H95]; &quot;&quot;)&#10;       ))" office:value-type="string" office:string-value="2026-01-10T09:23:20" calcext:value-type="string">
            <text:p>2026-01-10T09:23:2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t_um_oscillating_bones</text:p>
          </table:table-cell>
          <table:table-cell office:value-type="string" calcext:value-type="string">
            <text:p>0x20</text:p>
          </table:table-cell>
          <table:table-cell table:style-name="ce17" table:content-validation-name="val1" table:formula="of:=IFERROR(IF(INDEX([experiments.$A:.$A] ; MATCH(TRIM([.D97]) ; TRIM([experiments.$B:.$B]) ; 0)) = 0; &quot;&quot;; INDEX([experiments.$A:.$A] ; MATCH(TRIM([.D97]) ; TRIM([experiments.$B:.$B]) ; 0))) ; &quot;&quot;)" office:value-type="float" office:value="3" calcext:value-type="float">
            <text:p>3</text:p>
          </table:table-cell>
          <table:table-cell office:value-type="string" calcext:value-type="string">
            <text:p>Run tt_um_oscillating_bones</text:p>
          </table:table-cell>
          <table:table-cell table:style-name="ce19" table:content-validation-name="val2" table:formula="of:=IF(LEN([.A97])&gt;0; &#10;       [.A97]; &#10;       IF( AND(NOT(ISBLANK([.C97])); AND(LEN([.B97])&gt;0; [.B97]&gt;0)); &#10;             TEXT(DATEVALUE(LEFT([.H96]; 10)) + TIMEVALUE(MID([.H96]; 12; 12)) + [.B97]/(86400); &#10;             &quot;YYYY-MM-DD&quot;&quot;T&quot;&quot;HH:MM:SS&quot;);&#10;             IF(AND(NOT(ISBLANK([.C97])); NOT(ISBLANK([.H96]))); [.H96]; &quot;&quot;)&#10;       ))" office:value-type="string" office:string-value="2026-01-10T09:23:30" calcext:value-type="string">
            <text:p>2026-01-10T09:23:3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rp2_temperature</text:p>
          </table:table-cell>
          <table:table-cell office:value-type="string" calcext:value-type="string">
            <text:p>0x000000000F0000</text:p>
          </table:table-cell>
          <table:table-cell table:style-name="ce17" table:content-validation-name="val1" table:formula="of:=IFERROR(IF(INDEX([experiments.$A:.$A] ; MATCH(TRIM([.D98]) ; TRIM([experiments.$B:.$B]) ; 0)) = 0; &quot;&quot;; INDEX([experiments.$A:.$A] ; MATCH(TRIM([.D98]) ; TRIM([experiments.$B:.$B]) ; 0))) ; &quot;&quot;)" office:value-type="float" office:value="13" calcext:value-type="float">
            <text:p>13</text:p>
          </table:table-cell>
          <table:table-cell office:value-type="string" calcext:value-type="string">
            <text:p>Queue rp2_temperature</text:p>
          </table:table-cell>
          <table:table-cell table:style-name="ce19" table:content-validation-name="val2" table:formula="of:=IF(LEN([.A98])&gt;0; &#10;       [.A98]; &#10;       IF( AND(NOT(ISBLANK([.C98])); AND(LEN([.B98])&gt;0; [.B98]&gt;0)); &#10;             TEXT(DATEVALUE(LEFT([.H97]; 10)) + TIMEVALUE(MID([.H97]; 12; 12)) + [.B98]/(86400); &#10;             &quot;YYYY-MM-DD&quot;&quot;T&quot;&quot;HH:MM:SS&quot;);&#10;             IF(AND(NOT(ISBLANK([.C98])); NOT(ISBLANK([.H97]))); [.H97]; &quot;&quot;)&#10;       ))" office:value-type="string" office:string-value="2026-01-10T09:23:30" calcext:value-type="string">
            <text:p>2026-01-10T09:23:3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99]) ; TRIM([experiments.$B:.$B]) ; 0)) = 0; &quot;&quot;; INDEX([experiments.$A:.$A] ; MATCH(TRIM([.D99]) ; TRIM([experiments.$B:.$B]) ; 0))) ; &quot;&quot;)">
            <text:p/>
          </table:table-cell>
          <table:table-cell office:value-type="string" calcext:value-type="string">
            <text:p>abort osc bones auto-launching rp temp</text:p>
          </table:table-cell>
          <table:table-cell table:style-name="ce19" table:content-validation-name="val2" table:formula="of:=IF(LEN([.A99])&gt;0; &#10;       [.A99]; &#10;       IF( AND(NOT(ISBLANK([.C99])); AND(LEN([.B99])&gt;0; [.B99]&gt;0)); &#10;             TEXT(DATEVALUE(LEFT([.H98]; 10)) + TIMEVALUE(MID([.H98]; 12; 12)) + [.B99]/(86400); &#10;             &quot;YYYY-MM-DD&quot;&quot;T&quot;&quot;HH:MM:SS&quot;);&#10;             IF(AND(NOT(ISBLANK([.C99])); NOT(ISBLANK([.H98]))); [.H98]; &quot;&quot;)&#10;       ))" office:value-type="string" office:string-value="2026-01-10T09:24:10" calcext:value-type="string">
            <text:p>2026-01-10T09:24:1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tt_um_dlmiles_muldiv8_sky130faha</text:p>
          </table:table-cell>
          <table:table-cell/>
          <table:table-cell table:style-name="ce17" table:content-validation-name="val1" table:formula="of:=IFERROR(IF(INDEX([experiments.$A:.$A] ; MATCH(TRIM([.D100]) ; TRIM([experiments.$B:.$B]) ; 0)) = 0; &quot;&quot;; INDEX([experiments.$A:.$A] ; MATCH(TRIM([.D100]) ; TRIM([experiments.$B:.$B]) ; 0))) ; &quot;&quot;)" office:value-type="float" office:value="17" calcext:value-type="float">
            <text:p>17</text:p>
          </table:table-cell>
          <table:table-cell office:value-type="string" calcext:value-type="string">
            <text:p>Queue tt_um_dlmiles_muldiv8_sky130faha</text:p>
          </table:table-cell>
          <table:table-cell table:style-name="ce19" table:content-validation-name="val2" table:formula="of:=IF(LEN([.A100])&gt;0; &#10;       [.A100]; &#10;       IF( AND(NOT(ISBLANK([.C100])); AND(LEN([.B100])&gt;0; [.B100]&gt;0)); &#10;             TEXT(DATEVALUE(LEFT([.H99]; 10)) + TIMEVALUE(MID([.H99]; 12; 12)) + [.B100]/(86400); &#10;             &quot;YYYY-MM-DD&quot;&quot;T&quot;&quot;HH:MM:SS&quot;);&#10;             IF(AND(NOT(ISBLANK([.C100])); NOT(ISBLANK([.H99]))); [.H99]; &quot;&quot;)&#10;       ))" office:value-type="string" office:string-value="2026-01-10T09:24:20" calcext:value-type="string">
            <text:p>2026-01-10T09:24:2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101]) ; TRIM([experiments.$B:.$B]) ; 0)) = 0; &quot;&quot;; INDEX([experiments.$A:.$A] ; MATCH(TRIM([.D101]) ; TRIM([experiments.$B:.$B]) ; 0))) ; &quot;&quot;)">
            <text:p/>
          </table:table-cell>
          <table:table-cell office:value-type="string" calcext:value-type="string">
            <text:p>abort rp2 temp auto-starting tt_um_dlmiles_muldiv8_sky130faha</text:p>
          </table:table-cell>
          <table:table-cell table:style-name="ce19" table:content-validation-name="val2" table:formula="of:=IF(LEN([.A101])&gt;0; &#10;       [.A101]; &#10;       IF( AND(NOT(ISBLANK([.C101])); AND(LEN([.B101])&gt;0; [.B101]&gt;0)); &#10;             TEXT(DATEVALUE(LEFT([.H100]; 10)) + TIMEVALUE(MID([.H100]; 12; 12)) + [.B101]/(86400); &#10;             &quot;YYYY-MM-DD&quot;&quot;T&quot;&quot;HH:MM:SS&quot;);&#10;             IF(AND(NOT(ISBLANK([.C101])); NOT(ISBLANK([.H100]))); [.H100]; &quot;&quot;)&#10;       ))" office:value-type="string" office:string-value="2026-01-10T09:25:00" calcext:value-type="string">
            <text:p>2026-01-10T09:25:0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102]) ; TRIM([experiments.$B:.$B]) ; 0)) = 0; &quot;&quot;; INDEX([experiments.$A:.$A] ; MATCH(TRIM([.D102]) ; TRIM([experiments.$B:.$B]) ; 0))) ; &quot;&quot;)">
            <text:p/>
          </table:table-cell>
          <table:table-cell office:value-type="string" calcext:value-type="string">
            <text:p>ensure tt_um_dlmiles_muldiv8_sky130faha is done</text:p>
          </table:table-cell>
          <table:table-cell table:style-name="ce19" table:content-validation-name="val2" table:formula="of:=IF(LEN([.A102])&gt;0; &#10;       [.A102]; &#10;       IF( AND(NOT(ISBLANK([.C102])); AND(LEN([.B102])&gt;0; [.B102]&gt;0)); &#10;             TEXT(DATEVALUE(LEFT([.H101]; 10)) + TIMEVALUE(MID([.H101]; 12; 12)) + [.B102]/(86400); &#10;             &quot;YYYY-MM-DD&quot;&quot;T&quot;&quot;HH:MM:SS&quot;);&#10;             IF(AND(NOT(ISBLANK([.C102])); NOT(ISBLANK([.H101]))); [.H101]; &quot;&quot;)&#10;       ))" office:value-type="string" office:string-value="2026-01-10T09:29:00" calcext:value-type="string">
            <text:p>2026-01-10T09:29: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ing</text:p>
          </table:table-cell>
          <table:table-cell/>
          <table:table-cell office:value-type="string" calcext:value-type="string">
            <text:p>0x4c503134</text:p>
          </table:table-cell>
          <table:table-cell table:style-name="ce17" table:content-validation-name="val1" table:formula="of:=IFERROR(IF(INDEX([experiments.$A:.$A] ; MATCH(TRIM([.D103]) ; TRIM([experiments.$B:.$B]) ; 0)) = 0; &quot;&quot;; INDEX([experiments.$A:.$A] ; MATCH(TRIM([.D103]) ; TRIM([experiments.$B:.$B]) ; 0))) ; &quot;&quot;)">
            <text:p/>
          </table:table-cell>
          <table:table-cell office:value-type="string" calcext:value-type="string">
            <text:p>Ping LP14</text:p>
          </table:table-cell>
          <table:table-cell table:style-name="ce19" table:content-validation-name="val2" table:formula="of:=IF(LEN([.A103])&gt;0; &#10;       [.A103]; &#10;       IF( AND(NOT(ISBLANK([.C103])); AND(LEN([.B103])&gt;0; [.B103]&gt;0)); &#10;             TEXT(DATEVALUE(LEFT([.H102]; 10)) + TIMEVALUE(MID([.H102]; 12; 12)) + [.B103]/(86400); &#10;             &quot;YYYY-MM-DD&quot;&quot;T&quot;&quot;HH:MM:SS&quot;);&#10;             IF(AND(NOT(ISBLANK([.C103])); NOT(ISBLANK([.H102]))); [.H102]; &quot;&quot;)&#10;       ))" office:value-type="string" office:string-value="2026-01-10T09:29:00" calcext:value-type="string">
            <text:p>2026-01-10T09:29:0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t_um_oscillating_bones</text:p>
          </table:table-cell>
          <table:table-cell office:value-type="string" calcext:value-type="string">
            <text:p>0x20</text:p>
          </table:table-cell>
          <table:table-cell table:style-name="ce17" table:content-validation-name="val1" table:formula="of:=IFERROR(IF(INDEX([experiments.$A:.$A] ; MATCH(TRIM([.D104]) ; TRIM([experiments.$B:.$B]) ; 0)) = 0; &quot;&quot;; INDEX([experiments.$A:.$A] ; MATCH(TRIM([.D104]) ; TRIM([experiments.$B:.$B]) ; 0))) ; &quot;&quot;)" office:value-type="float" office:value="3" calcext:value-type="float">
            <text:p>3</text:p>
          </table:table-cell>
          <table:table-cell office:value-type="string" calcext:value-type="string">
            <text:p>Run tt_um_oscillating_bones</text:p>
          </table:table-cell>
          <table:table-cell table:style-name="ce19" table:content-validation-name="val2" table:formula="of:=IF(LEN([.A104])&gt;0; &#10;       [.A104]; &#10;       IF( AND(NOT(ISBLANK([.C104])); AND(LEN([.B104])&gt;0; [.B104]&gt;0)); &#10;             TEXT(DATEVALUE(LEFT([.H103]; 10)) + TIMEVALUE(MID([.H103]; 12; 12)) + [.B104]/(86400); &#10;             &quot;YYYY-MM-DD&quot;&quot;T&quot;&quot;HH:MM:SS&quot;);&#10;             IF(AND(NOT(ISBLANK([.C104])); NOT(ISBLANK([.H103]))); [.H103]; &quot;&quot;)&#10;       ))" office:value-type="string" office:string-value="2026-01-10T09:29:10" calcext:value-type="string">
            <text:p>2026-01-10T09:29:1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tt_contributors</text:p>
          </table:table-cell>
          <table:table-cell office:value-type="string" calcext:value-type="string">
            <text:p>0x01</text:p>
          </table:table-cell>
          <table:table-cell table:style-name="ce17" table:content-validation-name="val1" table:formula="of:=IFERROR(IF(INDEX([experiments.$A:.$A] ; MATCH(TRIM([.D105]) ; TRIM([experiments.$B:.$B]) ; 0)) = 0; &quot;&quot;; INDEX([experiments.$A:.$A] ; MATCH(TRIM([.D105]) ; TRIM([experiments.$B:.$B]) ; 0))) ; &quot;&quot;)" office:value-type="float" office:value="128" calcext:value-type="float">
            <text:p>128</text:p>
          </table:table-cell>
          <table:table-cell office:value-type="string" calcext:value-type="string">
            <text:p>Queue tt_contributors</text:p>
          </table:table-cell>
          <table:table-cell table:style-name="ce19" table:content-validation-name="val2" table:formula="of:=IF(LEN([.A105])&gt;0; &#10;       [.A105]; &#10;       IF( AND(NOT(ISBLANK([.C105])); AND(LEN([.B105])&gt;0; [.B105]&gt;0)); &#10;             TEXT(DATEVALUE(LEFT([.H104]; 10)) + TIMEVALUE(MID([.H104]; 12; 12)) + [.B105]/(86400); &#10;             &quot;YYYY-MM-DD&quot;&quot;T&quot;&quot;HH:MM:SS&quot;);&#10;             IF(AND(NOT(ISBLANK([.C105])); NOT(ISBLANK([.H104]))); [.H104]; &quot;&quot;)&#10;       ))" office:value-type="string" office:string-value="2026-01-10T09:29:10" calcext:value-type="string">
            <text:p>2026-01-10T09:29:1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106]) ; TRIM([experiments.$B:.$B]) ; 0)) = 0; &quot;&quot;; INDEX([experiments.$A:.$A] ; MATCH(TRIM([.D106]) ; TRIM([experiments.$B:.$B]) ; 0))) ; &quot;&quot;)">
            <text:p/>
          </table:table-cell>
          <table:table-cell office:value-type="string" calcext:value-type="string">
            <text:p>abort osc bones auto-launching contrib loto</text:p>
          </table:table-cell>
          <table:table-cell table:style-name="ce19" table:content-validation-name="val2" table:formula="of:=IF(LEN([.A106])&gt;0; &#10;       [.A106]; &#10;       IF( AND(NOT(ISBLANK([.C106])); AND(LEN([.B106])&gt;0; [.B106]&gt;0)); &#10;             TEXT(DATEVALUE(LEFT([.H105]; 10)) + TIMEVALUE(MID([.H105]; 12; 12)) + [.B106]/(86400); &#10;             &quot;YYYY-MM-DD&quot;&quot;T&quot;&quot;HH:MM:SS&quot;);&#10;             IF(AND(NOT(ISBLANK([.C106])); NOT(ISBLANK([.H105]))); [.H105]; &quot;&quot;)&#10;       ))" office:value-type="string" office:string-value="2026-01-10T09:29:50" calcext:value-type="string">
            <text:p>2026-01-10T09:29:5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tt_um_ttrpg_SEU</text:p>
          </table:table-cell>
          <table:table-cell/>
          <table:table-cell table:style-name="ce17" table:content-validation-name="val1" table:formula="of:=IFERROR(IF(INDEX([experiments.$A:.$A] ; MATCH(TRIM([.D107]) ; TRIM([experiments.$B:.$B]) ; 0)) = 0; &quot;&quot;; INDEX([experiments.$A:.$A] ; MATCH(TRIM([.D107]) ; TRIM([experiments.$B:.$B]) ; 0))) ; &quot;&quot;)" office:value-type="float" office:value="18" calcext:value-type="float">
            <text:p>18</text:p>
          </table:table-cell>
          <table:table-cell office:value-type="string" calcext:value-type="string">
            <text:p>Queue tt_um_ttrpg_SEU</text:p>
          </table:table-cell>
          <table:table-cell table:style-name="ce19" table:content-validation-name="val2" table:formula="of:=IF(LEN([.A107])&gt;0; &#10;       [.A107]; &#10;       IF( AND(NOT(ISBLANK([.C107])); AND(LEN([.B107])&gt;0; [.B107]&gt;0)); &#10;             TEXT(DATEVALUE(LEFT([.H106]; 10)) + TIMEVALUE(MID([.H106]; 12; 12)) + [.B107]/(86400); &#10;             &quot;YYYY-MM-DD&quot;&quot;T&quot;&quot;HH:MM:SS&quot;);&#10;             IF(AND(NOT(ISBLANK([.C107])); NOT(ISBLANK([.H106]))); [.H106]; &quot;&quot;)&#10;       ))" office:value-type="string" office:string-value="2026-01-10T09:30:00" calcext:value-type="string">
            <text:p>2026-01-10T09:30:0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108]) ; TRIM([experiments.$B:.$B]) ; 0)) = 0; &quot;&quot;; INDEX([experiments.$A:.$A] ; MATCH(TRIM([.D108]) ; TRIM([experiments.$B:.$B]) ; 0))) ; &quot;&quot;)">
            <text:p/>
          </table:table-cell>
          <table:table-cell office:value-type="string" calcext:value-type="string">
            <text:p>ensure tt_um_ttrpg_SEU is done</text:p>
          </table:table-cell>
          <table:table-cell table:style-name="ce19" table:content-validation-name="val2" table:formula="of:=IF(LEN([.A108])&gt;0; &#10;       [.A108]; &#10;       IF( AND(NOT(ISBLANK([.C108])); AND(LEN([.B108])&gt;0; [.B108]&gt;0)); &#10;             TEXT(DATEVALUE(LEFT([.H107]; 10)) + TIMEVALUE(MID([.H107]; 12; 12)) + [.B108]/(86400); &#10;             &quot;YYYY-MM-DD&quot;&quot;T&quot;&quot;HH:MM:SS&quot;);&#10;             IF(AND(NOT(ISBLANK([.C108])); NOT(ISBLANK([.H107]))); [.H107]; &quot;&quot;)&#10;       ))" office:value-type="string" office:string-value="2026-01-10T09:34:00" calcext:value-type="string">
            <text:p>2026-01-10T09:34: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ing</text:p>
          </table:table-cell>
          <table:table-cell/>
          <table:table-cell office:value-type="string" calcext:value-type="string">
            <text:p>0x4c503135</text:p>
          </table:table-cell>
          <table:table-cell table:style-name="ce17" table:content-validation-name="val1" table:formula="of:=IFERROR(IF(INDEX([experiments.$A:.$A] ; MATCH(TRIM([.D109]) ; TRIM([experiments.$B:.$B]) ; 0)) = 0; &quot;&quot;; INDEX([experiments.$A:.$A] ; MATCH(TRIM([.D109]) ; TRIM([experiments.$B:.$B]) ; 0))) ; &quot;&quot;)">
            <text:p/>
          </table:table-cell>
          <table:table-cell office:value-type="string" calcext:value-type="string">
            <text:p>Ping LP15</text:p>
          </table:table-cell>
          <table:table-cell table:style-name="ce19" table:content-validation-name="val2" table:formula="of:=IF(LEN([.A109])&gt;0; &#10;       [.A109]; &#10;       IF( AND(NOT(ISBLANK([.C109])); AND(LEN([.B109])&gt;0; [.B109]&gt;0)); &#10;             TEXT(DATEVALUE(LEFT([.H108]; 10)) + TIMEVALUE(MID([.H108]; 12; 12)) + [.B109]/(86400); &#10;             &quot;YYYY-MM-DD&quot;&quot;T&quot;&quot;HH:MM:SS&quot;);&#10;             IF(AND(NOT(ISBLANK([.C109])); NOT(ISBLANK([.H108]))); [.H108]; &quot;&quot;)&#10;       ))" office:value-type="string" office:string-value="2026-01-10T09:34:00" calcext:value-type="string">
            <text:p>2026-01-10T09:34:0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ing</text:p>
          </table:table-cell>
          <table:table-cell/>
          <table:table-cell office:value-type="string" calcext:value-type="string">
            <text:p>0x5454525832</text:p>
          </table:table-cell>
          <table:table-cell table:style-name="ce17" table:content-validation-name="val1" table:formula="of:=IFERROR(IF(INDEX([experiments.$A:.$A] ; MATCH(TRIM([.D110]) ; TRIM([experiments.$B:.$B]) ; 0)) = 0; &quot;&quot;; INDEX([experiments.$A:.$A] ; MATCH(TRIM([.D110]) ; TRIM([experiments.$B:.$B]) ; 0))) ; &quot;&quot;)">
            <text:p/>
          </table:table-cell>
          <table:table-cell office:value-type="string" calcext:value-type="string">
            <text:p>Ping TTRX2</text:p>
          </table:table-cell>
          <table:table-cell table:style-name="ce19" table:content-validation-name="val2" table:formula="of:=IF(LEN([.A110])&gt;0; &#10;       [.A110]; &#10;       IF( AND(NOT(ISBLANK([.C110])); AND(LEN([.B110])&gt;0; [.B110]&gt;0)); &#10;             TEXT(DATEVALUE(LEFT([.H109]; 10)) + TIMEVALUE(MID([.H109]; 12; 12)) + [.B110]/(86400); &#10;             &quot;YYYY-MM-DD&quot;&quot;T&quot;&quot;HH:MM:SS&quot;);&#10;             IF(AND(NOT(ISBLANK([.C110])); NOT(ISBLANK([.H109]))); [.H109]; &quot;&quot;)&#10;       ))" office:value-type="string" office:string-value="2026-01-10T09:34:10" calcext:value-type="string">
            <text:p>2026-01-10T09:34:1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t_um_oscillating_bones</text:p>
          </table:table-cell>
          <table:table-cell office:value-type="string" calcext:value-type="string">
            <text:p>0x20</text:p>
          </table:table-cell>
          <table:table-cell table:style-name="ce17" table:content-validation-name="val1" table:formula="of:=IFERROR(IF(INDEX([experiments.$A:.$A] ; MATCH(TRIM([.D111]) ; TRIM([experiments.$B:.$B]) ; 0)) = 0; &quot;&quot;; INDEX([experiments.$A:.$A] ; MATCH(TRIM([.D111]) ; TRIM([experiments.$B:.$B]) ; 0))) ; &quot;&quot;)" office:value-type="float" office:value="3" calcext:value-type="float">
            <text:p>3</text:p>
          </table:table-cell>
          <table:table-cell office:value-type="string" calcext:value-type="string">
            <text:p>Run tt_um_oscillating_bones</text:p>
          </table:table-cell>
          <table:table-cell table:style-name="ce19" table:content-validation-name="val2" table:formula="of:=IF(LEN([.A111])&gt;0; &#10;       [.A111]; &#10;       IF( AND(NOT(ISBLANK([.C111])); AND(LEN([.B111])&gt;0; [.B111]&gt;0)); &#10;             TEXT(DATEVALUE(LEFT([.H110]; 10)) + TIMEVALUE(MID([.H110]; 12; 12)) + [.B111]/(86400); &#10;             &quot;YYYY-MM-DD&quot;&quot;T&quot;&quot;HH:MM:SS&quot;);&#10;             IF(AND(NOT(ISBLANK([.C111])); NOT(ISBLANK([.H110]))); [.H110]; &quot;&quot;)&#10;       ))" office:value-type="string" office:string-value="2026-01-10T09:34:20" calcext:value-type="string">
            <text:p>2026-01-10T09:34:2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rp2_temperature</text:p>
          </table:table-cell>
          <table:table-cell office:value-type="string" calcext:value-type="string">
            <text:p>0x000000000F0000</text:p>
          </table:table-cell>
          <table:table-cell table:style-name="ce17" table:content-validation-name="val1" table:formula="of:=IFERROR(IF(INDEX([experiments.$A:.$A] ; MATCH(TRIM([.D112]) ; TRIM([experiments.$B:.$B]) ; 0)) = 0; &quot;&quot;; INDEX([experiments.$A:.$A] ; MATCH(TRIM([.D112]) ; TRIM([experiments.$B:.$B]) ; 0))) ; &quot;&quot;)" office:value-type="float" office:value="13" calcext:value-type="float">
            <text:p>13</text:p>
          </table:table-cell>
          <table:table-cell office:value-type="string" calcext:value-type="string">
            <text:p>Queue rp2_temperature</text:p>
          </table:table-cell>
          <table:table-cell table:style-name="ce19" table:content-validation-name="val2" table:formula="of:=IF(LEN([.A112])&gt;0; &#10;       [.A112]; &#10;       IF( AND(NOT(ISBLANK([.C112])); AND(LEN([.B112])&gt;0; [.B112]&gt;0)); &#10;             TEXT(DATEVALUE(LEFT([.H111]; 10)) + TIMEVALUE(MID([.H111]; 12; 12)) + [.B112]/(86400); &#10;             &quot;YYYY-MM-DD&quot;&quot;T&quot;&quot;HH:MM:SS&quot;);&#10;             IF(AND(NOT(ISBLANK([.C112])); NOT(ISBLANK([.H111]))); [.H111]; &quot;&quot;)&#10;       ))" office:value-type="string" office:string-value="2026-01-10T09:34:20" calcext:value-type="string">
            <text:p>2026-01-10T09:34:2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113]) ; TRIM([experiments.$B:.$B]) ; 0)) = 0; &quot;&quot;; INDEX([experiments.$A:.$A] ; MATCH(TRIM([.D113]) ; TRIM([experiments.$B:.$B]) ; 0))) ; &quot;&quot;)">
            <text:p/>
          </table:table-cell>
          <table:table-cell office:value-type="string" calcext:value-type="string">
            <text:p>abort osc bones auto-launching rp temp</text:p>
          </table:table-cell>
          <table:table-cell table:style-name="ce19" table:content-validation-name="val2" table:formula="of:=IF(LEN([.A113])&gt;0; &#10;       [.A113]; &#10;       IF( AND(NOT(ISBLANK([.C113])); AND(LEN([.B113])&gt;0; [.B113]&gt;0)); &#10;             TEXT(DATEVALUE(LEFT([.H112]; 10)) + TIMEVALUE(MID([.H112]; 12; 12)) + [.B113]/(86400); &#10;             &quot;YYYY-MM-DD&quot;&quot;T&quot;&quot;HH:MM:SS&quot;);&#10;             IF(AND(NOT(ISBLANK([.C113])); NOT(ISBLANK([.H112]))); [.H112]; &quot;&quot;)&#10;       ))" office:value-type="string" office:string-value="2026-01-10T09:35:00" calcext:value-type="string">
            <text:p>2026-01-10T09:35:0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tt_um_fstolzcode</text:p>
          </table:table-cell>
          <table:table-cell/>
          <table:table-cell table:style-name="ce17" table:content-validation-name="val1" table:formula="of:=IFERROR(IF(INDEX([experiments.$A:.$A] ; MATCH(TRIM([.D114]) ; TRIM([experiments.$B:.$B]) ; 0)) = 0; &quot;&quot;; INDEX([experiments.$A:.$A] ; MATCH(TRIM([.D114]) ; TRIM([experiments.$B:.$B]) ; 0))) ; &quot;&quot;)" office:value-type="float" office:value="2" calcext:value-type="float">
            <text:p>2</text:p>
          </table:table-cell>
          <table:table-cell office:value-type="string" calcext:value-type="string">
            <text:p>Queue tt_um_fstolzcode</text:p>
          </table:table-cell>
          <table:table-cell table:style-name="ce19" table:content-validation-name="val2" table:formula="of:=IF(LEN([.A114])&gt;0; &#10;       [.A114]; &#10;       IF( AND(NOT(ISBLANK([.C114])); AND(LEN([.B114])&gt;0; [.B114]&gt;0)); &#10;             TEXT(DATEVALUE(LEFT([.H113]; 10)) + TIMEVALUE(MID([.H113]; 12; 12)) + [.B114]/(86400); &#10;             &quot;YYYY-MM-DD&quot;&quot;T&quot;&quot;HH:MM:SS&quot;);&#10;             IF(AND(NOT(ISBLANK([.C114])); NOT(ISBLANK([.H113]))); [.H113]; &quot;&quot;)&#10;       ))" office:value-type="string" office:string-value="2026-01-10T09:35:10" calcext:value-type="string">
            <text:p>2026-01-10T09:35:1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115]) ; TRIM([experiments.$B:.$B]) ; 0)) = 0; &quot;&quot;; INDEX([experiments.$A:.$A] ; MATCH(TRIM([.D115]) ; TRIM([experiments.$B:.$B]) ; 0))) ; &quot;&quot;)">
            <text:p/>
          </table:table-cell>
          <table:table-cell office:value-type="string" calcext:value-type="string">
            <text:p>abort rp2 temp auto-starting tt_um_fstolzcode</text:p>
          </table:table-cell>
          <table:table-cell table:style-name="ce19" table:content-validation-name="val2" table:formula="of:=IF(LEN([.A115])&gt;0; &#10;       [.A115]; &#10;       IF( AND(NOT(ISBLANK([.C115])); AND(LEN([.B115])&gt;0; [.B115]&gt;0)); &#10;             TEXT(DATEVALUE(LEFT([.H114]; 10)) + TIMEVALUE(MID([.H114]; 12; 12)) + [.B115]/(86400); &#10;             &quot;YYYY-MM-DD&quot;&quot;T&quot;&quot;HH:MM:SS&quot;);&#10;             IF(AND(NOT(ISBLANK([.C115])); NOT(ISBLANK([.H114]))); [.H114]; &quot;&quot;)&#10;       ))" office:value-type="string" office:string-value="2026-01-10T09:35:50" calcext:value-type="string">
            <text:p>2026-01-10T09:35:5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116]) ; TRIM([experiments.$B:.$B]) ; 0)) = 0; &quot;&quot;; INDEX([experiments.$A:.$A] ; MATCH(TRIM([.D116]) ; TRIM([experiments.$B:.$B]) ; 0))) ; &quot;&quot;)">
            <text:p/>
          </table:table-cell>
          <table:table-cell office:value-type="string" calcext:value-type="string">
            <text:p>ensure tt_um_fstolzcode is done</text:p>
          </table:table-cell>
          <table:table-cell table:style-name="ce19" table:content-validation-name="val2" table:formula="of:=IF(LEN([.A116])&gt;0; &#10;       [.A116]; &#10;       IF( AND(NOT(ISBLANK([.C116])); AND(LEN([.B116])&gt;0; [.B116]&gt;0)); &#10;             TEXT(DATEVALUE(LEFT([.H115]; 10)) + TIMEVALUE(MID([.H115]; 12; 12)) + [.B116]/(86400); &#10;             &quot;YYYY-MM-DD&quot;&quot;T&quot;&quot;HH:MM:SS&quot;);&#10;             IF(AND(NOT(ISBLANK([.C116])); NOT(ISBLANK([.H115]))); [.H115]; &quot;&quot;)&#10;       ))" office:value-type="string" office:string-value="2026-01-10T09:39:50" calcext:value-type="string">
            <text:p>2026-01-10T09:39:5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ing</text:p>
          </table:table-cell>
          <table:table-cell/>
          <table:table-cell office:value-type="string" calcext:value-type="string">
            <text:p>0x4c503136</text:p>
          </table:table-cell>
          <table:table-cell table:style-name="ce17" table:content-validation-name="val1" table:formula="of:=IFERROR(IF(INDEX([experiments.$A:.$A] ; MATCH(TRIM([.D117]) ; TRIM([experiments.$B:.$B]) ; 0)) = 0; &quot;&quot;; INDEX([experiments.$A:.$A] ; MATCH(TRIM([.D117]) ; TRIM([experiments.$B:.$B]) ; 0))) ; &quot;&quot;)">
            <text:p/>
          </table:table-cell>
          <table:table-cell office:value-type="string" calcext:value-type="string">
            <text:p>Ping LP16</text:p>
          </table:table-cell>
          <table:table-cell table:style-name="ce19" table:content-validation-name="val2" table:formula="of:=IF(LEN([.A117])&gt;0; &#10;       [.A117]; &#10;       IF( AND(NOT(ISBLANK([.C117])); AND(LEN([.B117])&gt;0; [.B117]&gt;0)); &#10;             TEXT(DATEVALUE(LEFT([.H116]; 10)) + TIMEVALUE(MID([.H116]; 12; 12)) + [.B117]/(86400); &#10;             &quot;YYYY-MM-DD&quot;&quot;T&quot;&quot;HH:MM:SS&quot;);&#10;             IF(AND(NOT(ISBLANK([.C117])); NOT(ISBLANK([.H116]))); [.H116]; &quot;&quot;)&#10;       ))" office:value-type="string" office:string-value="2026-01-10T09:39:50" calcext:value-type="string">
            <text:p>2026-01-10T09:39:5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t_um_oscillating_bones</text:p>
          </table:table-cell>
          <table:table-cell office:value-type="string" calcext:value-type="string">
            <text:p>0x20</text:p>
          </table:table-cell>
          <table:table-cell table:style-name="ce17" table:content-validation-name="val1" table:formula="of:=IFERROR(IF(INDEX([experiments.$A:.$A] ; MATCH(TRIM([.D118]) ; TRIM([experiments.$B:.$B]) ; 0)) = 0; &quot;&quot;; INDEX([experiments.$A:.$A] ; MATCH(TRIM([.D118]) ; TRIM([experiments.$B:.$B]) ; 0))) ; &quot;&quot;)" office:value-type="float" office:value="3" calcext:value-type="float">
            <text:p>3</text:p>
          </table:table-cell>
          <table:table-cell office:value-type="string" calcext:value-type="string">
            <text:p>Run tt_um_oscillating_bones</text:p>
          </table:table-cell>
          <table:table-cell table:style-name="ce19" table:content-validation-name="val2" table:formula="of:=IF(LEN([.A118])&gt;0; &#10;       [.A118]; &#10;       IF( AND(NOT(ISBLANK([.C118])); AND(LEN([.B118])&gt;0; [.B118]&gt;0)); &#10;             TEXT(DATEVALUE(LEFT([.H117]; 10)) + TIMEVALUE(MID([.H117]; 12; 12)) + [.B118]/(86400); &#10;             &quot;YYYY-MM-DD&quot;&quot;T&quot;&quot;HH:MM:SS&quot;);&#10;             IF(AND(NOT(ISBLANK([.C118])); NOT(ISBLANK([.H117]))); [.H117]; &quot;&quot;)&#10;       ))" office:value-type="string" office:string-value="2026-01-10T09:40:00" calcext:value-type="string">
            <text:p>2026-01-10T09:40: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rp2_temperature</text:p>
          </table:table-cell>
          <table:table-cell office:value-type="string" calcext:value-type="string">
            <text:p>0x000000000F0000</text:p>
          </table:table-cell>
          <table:table-cell table:style-name="ce17" table:content-validation-name="val1" table:formula="of:=IFERROR(IF(INDEX([experiments.$A:.$A] ; MATCH(TRIM([.D119]) ; TRIM([experiments.$B:.$B]) ; 0)) = 0; &quot;&quot;; INDEX([experiments.$A:.$A] ; MATCH(TRIM([.D119]) ; TRIM([experiments.$B:.$B]) ; 0))) ; &quot;&quot;)" office:value-type="float" office:value="13" calcext:value-type="float">
            <text:p>13</text:p>
          </table:table-cell>
          <table:table-cell office:value-type="string" calcext:value-type="string">
            <text:p>Queue rp2_temperature</text:p>
          </table:table-cell>
          <table:table-cell table:style-name="ce19" table:content-validation-name="val2" table:formula="of:=IF(LEN([.A119])&gt;0; &#10;       [.A119]; &#10;       IF( AND(NOT(ISBLANK([.C119])); AND(LEN([.B119])&gt;0; [.B119]&gt;0)); &#10;             TEXT(DATEVALUE(LEFT([.H118]; 10)) + TIMEVALUE(MID([.H118]; 12; 12)) + [.B119]/(86400); &#10;             &quot;YYYY-MM-DD&quot;&quot;T&quot;&quot;HH:MM:SS&quot;);&#10;             IF(AND(NOT(ISBLANK([.C119])); NOT(ISBLANK([.H118]))); [.H118]; &quot;&quot;)&#10;       ))" office:value-type="string" office:string-value="2026-01-10T09:40:00" calcext:value-type="string">
            <text:p>2026-01-10T09:40:0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120]) ; TRIM([experiments.$B:.$B]) ; 0)) = 0; &quot;&quot;; INDEX([experiments.$A:.$A] ; MATCH(TRIM([.D120]) ; TRIM([experiments.$B:.$B]) ; 0))) ; &quot;&quot;)">
            <text:p/>
          </table:table-cell>
          <table:table-cell office:value-type="string" calcext:value-type="string">
            <text:p>abort osc bones auto-launching rp temp</text:p>
          </table:table-cell>
          <table:table-cell table:style-name="ce19" table:content-validation-name="val2" table:formula="of:=IF(LEN([.A120])&gt;0; &#10;       [.A120]; &#10;       IF( AND(NOT(ISBLANK([.C120])); AND(LEN([.B120])&gt;0; [.B120]&gt;0)); &#10;             TEXT(DATEVALUE(LEFT([.H119]; 10)) + TIMEVALUE(MID([.H119]; 12; 12)) + [.B120]/(86400); &#10;             &quot;YYYY-MM-DD&quot;&quot;T&quot;&quot;HH:MM:SS&quot;);&#10;             IF(AND(NOT(ISBLANK([.C120])); NOT(ISBLANK([.H119]))); [.H119]; &quot;&quot;)&#10;       ))" office:value-type="string" office:string-value="2026-01-10T09:40:40" calcext:value-type="string">
            <text:p>2026-01-10T09:40:4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tt_um_qubitbytes_alive</text:p>
          </table:table-cell>
          <table:table-cell/>
          <table:table-cell table:style-name="ce17" table:content-validation-name="val1" table:formula="of:=IFERROR(IF(INDEX([experiments.$A:.$A] ; MATCH(TRIM([.D121]) ; TRIM([experiments.$B:.$B]) ; 0)) = 0; &quot;&quot;; INDEX([experiments.$A:.$A] ; MATCH(TRIM([.D121]) ; TRIM([experiments.$B:.$B]) ; 0))) ; &quot;&quot;)" office:value-type="float" office:value="4" calcext:value-type="float">
            <text:p>4</text:p>
          </table:table-cell>
          <table:table-cell office:value-type="string" calcext:value-type="string">
            <text:p>Queue tt_um_qubitbytes_alive</text:p>
          </table:table-cell>
          <table:table-cell table:style-name="ce19" table:content-validation-name="val2" table:formula="of:=IF(LEN([.A121])&gt;0; &#10;       [.A121]; &#10;       IF( AND(NOT(ISBLANK([.C121])); AND(LEN([.B121])&gt;0; [.B121]&gt;0)); &#10;             TEXT(DATEVALUE(LEFT([.H120]; 10)) + TIMEVALUE(MID([.H120]; 12; 12)) + [.B121]/(86400); &#10;             &quot;YYYY-MM-DD&quot;&quot;T&quot;&quot;HH:MM:SS&quot;);&#10;             IF(AND(NOT(ISBLANK([.C121])); NOT(ISBLANK([.H120]))); [.H120]; &quot;&quot;)&#10;       ))" office:value-type="string" office:string-value="2026-01-10T09:40:50" calcext:value-type="string">
            <text:p>2026-01-10T09:40:5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122]) ; TRIM([experiments.$B:.$B]) ; 0)) = 0; &quot;&quot;; INDEX([experiments.$A:.$A] ; MATCH(TRIM([.D122]) ; TRIM([experiments.$B:.$B]) ; 0))) ; &quot;&quot;)">
            <text:p/>
          </table:table-cell>
          <table:table-cell office:value-type="string" calcext:value-type="string">
            <text:p>abort rp2 temp auto-starting tt_um_qubitbytes_alive</text:p>
          </table:table-cell>
          <table:table-cell table:style-name="ce19" table:content-validation-name="val2" table:formula="of:=IF(LEN([.A122])&gt;0; &#10;       [.A122]; &#10;       IF( AND(NOT(ISBLANK([.C122])); AND(LEN([.B122])&gt;0; [.B122]&gt;0)); &#10;             TEXT(DATEVALUE(LEFT([.H121]; 10)) + TIMEVALUE(MID([.H121]; 12; 12)) + [.B122]/(86400); &#10;             &quot;YYYY-MM-DD&quot;&quot;T&quot;&quot;HH:MM:SS&quot;);&#10;             IF(AND(NOT(ISBLANK([.C122])); NOT(ISBLANK([.H121]))); [.H121]; &quot;&quot;)&#10;       ))" office:value-type="string" office:string-value="2026-01-10T09:41:30" calcext:value-type="string">
            <text:p>2026-01-10T09:41:3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123]) ; TRIM([experiments.$B:.$B]) ; 0)) = 0; &quot;&quot;; INDEX([experiments.$A:.$A] ; MATCH(TRIM([.D123]) ; TRIM([experiments.$B:.$B]) ; 0))) ; &quot;&quot;)">
            <text:p/>
          </table:table-cell>
          <table:table-cell office:value-type="string" calcext:value-type="string">
            <text:p>ensure tt_um_qubitbytes_alive is done</text:p>
          </table:table-cell>
          <table:table-cell table:style-name="ce19" table:content-validation-name="val2" table:formula="of:=IF(LEN([.A123])&gt;0; &#10;       [.A123]; &#10;       IF( AND(NOT(ISBLANK([.C123])); AND(LEN([.B123])&gt;0; [.B123]&gt;0)); &#10;             TEXT(DATEVALUE(LEFT([.H122]; 10)) + TIMEVALUE(MID([.H122]; 12; 12)) + [.B123]/(86400); &#10;             &quot;YYYY-MM-DD&quot;&quot;T&quot;&quot;HH:MM:SS&quot;);&#10;             IF(AND(NOT(ISBLANK([.C123])); NOT(ISBLANK([.H122]))); [.H122]; &quot;&quot;)&#10;       ))" office:value-type="string" office:string-value="2026-01-10T09:45:30" calcext:value-type="string">
            <text:p>2026-01-10T09:45:3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ing</text:p>
          </table:table-cell>
          <table:table-cell/>
          <table:table-cell office:value-type="string" calcext:value-type="string">
            <text:p>0x4c503137</text:p>
          </table:table-cell>
          <table:table-cell table:style-name="ce17" table:content-validation-name="val1" table:formula="of:=IFERROR(IF(INDEX([experiments.$A:.$A] ; MATCH(TRIM([.D124]) ; TRIM([experiments.$B:.$B]) ; 0)) = 0; &quot;&quot;; INDEX([experiments.$A:.$A] ; MATCH(TRIM([.D124]) ; TRIM([experiments.$B:.$B]) ; 0))) ; &quot;&quot;)">
            <text:p/>
          </table:table-cell>
          <table:table-cell office:value-type="string" calcext:value-type="string">
            <text:p>Ping LP17</text:p>
          </table:table-cell>
          <table:table-cell table:style-name="ce19" table:content-validation-name="val2" table:formula="of:=IF(LEN([.A124])&gt;0; &#10;       [.A124]; &#10;       IF( AND(NOT(ISBLANK([.C124])); AND(LEN([.B124])&gt;0; [.B124]&gt;0)); &#10;             TEXT(DATEVALUE(LEFT([.H123]; 10)) + TIMEVALUE(MID([.H123]; 12; 12)) + [.B124]/(86400); &#10;             &quot;YYYY-MM-DD&quot;&quot;T&quot;&quot;HH:MM:SS&quot;);&#10;             IF(AND(NOT(ISBLANK([.C124])); NOT(ISBLANK([.H123]))); [.H123]; &quot;&quot;)&#10;       ))" office:value-type="string" office:string-value="2026-01-10T09:45:30" calcext:value-type="string">
            <text:p>2026-01-10T09:45:3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t_um_oscillating_bones</text:p>
          </table:table-cell>
          <table:table-cell office:value-type="string" calcext:value-type="string">
            <text:p>0x20</text:p>
          </table:table-cell>
          <table:table-cell table:style-name="ce17" table:content-validation-name="val1" table:formula="of:=IFERROR(IF(INDEX([experiments.$A:.$A] ; MATCH(TRIM([.D125]) ; TRIM([experiments.$B:.$B]) ; 0)) = 0; &quot;&quot;; INDEX([experiments.$A:.$A] ; MATCH(TRIM([.D125]) ; TRIM([experiments.$B:.$B]) ; 0))) ; &quot;&quot;)" office:value-type="float" office:value="3" calcext:value-type="float">
            <text:p>3</text:p>
          </table:table-cell>
          <table:table-cell office:value-type="string" calcext:value-type="string">
            <text:p>Run tt_um_oscillating_bones</text:p>
          </table:table-cell>
          <table:table-cell table:style-name="ce19" table:content-validation-name="val2" table:formula="of:=IF(LEN([.A125])&gt;0; &#10;       [.A125]; &#10;       IF( AND(NOT(ISBLANK([.C125])); AND(LEN([.B125])&gt;0; [.B125]&gt;0)); &#10;             TEXT(DATEVALUE(LEFT([.H124]; 10)) + TIMEVALUE(MID([.H124]; 12; 12)) + [.B125]/(86400); &#10;             &quot;YYYY-MM-DD&quot;&quot;T&quot;&quot;HH:MM:SS&quot;);&#10;             IF(AND(NOT(ISBLANK([.C125])); NOT(ISBLANK([.H124]))); [.H124]; &quot;&quot;)&#10;       ))" office:value-type="string" office:string-value="2026-01-10T09:45:40" calcext:value-type="string">
            <text:p>2026-01-10T09:45:4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tt_contributors</text:p>
          </table:table-cell>
          <table:table-cell office:value-type="string" calcext:value-type="string">
            <text:p>0x01</text:p>
          </table:table-cell>
          <table:table-cell table:style-name="ce17" table:content-validation-name="val1" table:formula="of:=IFERROR(IF(INDEX([experiments.$A:.$A] ; MATCH(TRIM([.D126]) ; TRIM([experiments.$B:.$B]) ; 0)) = 0; &quot;&quot;; INDEX([experiments.$A:.$A] ; MATCH(TRIM([.D126]) ; TRIM([experiments.$B:.$B]) ; 0))) ; &quot;&quot;)" office:value-type="float" office:value="128" calcext:value-type="float">
            <text:p>128</text:p>
          </table:table-cell>
          <table:table-cell office:value-type="string" calcext:value-type="string">
            <text:p>Queue tt_contributors</text:p>
          </table:table-cell>
          <table:table-cell table:style-name="ce19" table:content-validation-name="val2" table:formula="of:=IF(LEN([.A126])&gt;0; &#10;       [.A126]; &#10;       IF( AND(NOT(ISBLANK([.C126])); AND(LEN([.B126])&gt;0; [.B126]&gt;0)); &#10;             TEXT(DATEVALUE(LEFT([.H125]; 10)) + TIMEVALUE(MID([.H125]; 12; 12)) + [.B126]/(86400); &#10;             &quot;YYYY-MM-DD&quot;&quot;T&quot;&quot;HH:MM:SS&quot;);&#10;             IF(AND(NOT(ISBLANK([.C126])); NOT(ISBLANK([.H125]))); [.H125]; &quot;&quot;)&#10;       ))" office:value-type="string" office:string-value="2026-01-10T09:45:40" calcext:value-type="string">
            <text:p>2026-01-10T09:45:4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127]) ; TRIM([experiments.$B:.$B]) ; 0)) = 0; &quot;&quot;; INDEX([experiments.$A:.$A] ; MATCH(TRIM([.D127]) ; TRIM([experiments.$B:.$B]) ; 0))) ; &quot;&quot;)">
            <text:p/>
          </table:table-cell>
          <table:table-cell office:value-type="string" calcext:value-type="string">
            <text:p>abort osc bones auto-launching contrib loto</text:p>
          </table:table-cell>
          <table:table-cell table:style-name="ce19" table:content-validation-name="val2" table:formula="of:=IF(LEN([.A127])&gt;0; &#10;       [.A127]; &#10;       IF( AND(NOT(ISBLANK([.C127])); AND(LEN([.B127])&gt;0; [.B127]&gt;0)); &#10;             TEXT(DATEVALUE(LEFT([.H126]; 10)) + TIMEVALUE(MID([.H126]; 12; 12)) + [.B127]/(86400); &#10;             &quot;YYYY-MM-DD&quot;&quot;T&quot;&quot;HH:MM:SS&quot;);&#10;             IF(AND(NOT(ISBLANK([.C127])); NOT(ISBLANK([.H126]))); [.H126]; &quot;&quot;)&#10;       ))" office:value-type="string" office:string-value="2026-01-10T09:46:20" calcext:value-type="string">
            <text:p>2026-01-10T09:46:2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tt_um_urish_spell</text:p>
          </table:table-cell>
          <table:table-cell/>
          <table:table-cell table:style-name="ce17" table:content-validation-name="val1" table:formula="of:=IFERROR(IF(INDEX([experiments.$A:.$A] ; MATCH(TRIM([.D128]) ; TRIM([experiments.$B:.$B]) ; 0)) = 0; &quot;&quot;; INDEX([experiments.$A:.$A] ; MATCH(TRIM([.D128]) ; TRIM([experiments.$B:.$B]) ; 0))) ; &quot;&quot;)" office:value-type="float" office:value="5" calcext:value-type="float">
            <text:p>5</text:p>
          </table:table-cell>
          <table:table-cell office:value-type="string" calcext:value-type="string">
            <text:p>Queue tt_um_urish_spell</text:p>
          </table:table-cell>
          <table:table-cell table:style-name="ce19" table:content-validation-name="val2" table:formula="of:=IF(LEN([.A128])&gt;0; &#10;       [.A128]; &#10;       IF( AND(NOT(ISBLANK([.C128])); AND(LEN([.B128])&gt;0; [.B128]&gt;0)); &#10;             TEXT(DATEVALUE(LEFT([.H127]; 10)) + TIMEVALUE(MID([.H127]; 12; 12)) + [.B128]/(86400); &#10;             &quot;YYYY-MM-DD&quot;&quot;T&quot;&quot;HH:MM:SS&quot;);&#10;             IF(AND(NOT(ISBLANK([.C128])); NOT(ISBLANK([.H127]))); [.H127]; &quot;&quot;)&#10;       ))" office:value-type="string" office:string-value="2026-01-10T09:46:30" calcext:value-type="string">
            <text:p>2026-01-10T09:46:3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129]) ; TRIM([experiments.$B:.$B]) ; 0)) = 0; &quot;&quot;; INDEX([experiments.$A:.$A] ; MATCH(TRIM([.D129]) ; TRIM([experiments.$B:.$B]) ; 0))) ; &quot;&quot;)">
            <text:p/>
          </table:table-cell>
          <table:table-cell office:value-type="string" calcext:value-type="string">
            <text:p>ensure tt_um_urish_spell is done</text:p>
          </table:table-cell>
          <table:table-cell table:style-name="ce19" table:content-validation-name="val2" table:formula="of:=IF(LEN([.A129])&gt;0; &#10;       [.A129]; &#10;       IF( AND(NOT(ISBLANK([.C129])); AND(LEN([.B129])&gt;0; [.B129]&gt;0)); &#10;             TEXT(DATEVALUE(LEFT([.H128]; 10)) + TIMEVALUE(MID([.H128]; 12; 12)) + [.B129]/(86400); &#10;             &quot;YYYY-MM-DD&quot;&quot;T&quot;&quot;HH:MM:SS&quot;);&#10;             IF(AND(NOT(ISBLANK([.C129])); NOT(ISBLANK([.H128]))); [.H128]; &quot;&quot;)&#10;       ))" office:value-type="string" office:string-value="2026-01-10T09:50:30" calcext:value-type="string">
            <text:p>2026-01-10T09:50:3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ing</text:p>
          </table:table-cell>
          <table:table-cell/>
          <table:table-cell office:value-type="string" calcext:value-type="string">
            <text:p>0x4c503138</text:p>
          </table:table-cell>
          <table:table-cell table:style-name="ce17" table:content-validation-name="val1" table:formula="of:=IFERROR(IF(INDEX([experiments.$A:.$A] ; MATCH(TRIM([.D130]) ; TRIM([experiments.$B:.$B]) ; 0)) = 0; &quot;&quot;; INDEX([experiments.$A:.$A] ; MATCH(TRIM([.D130]) ; TRIM([experiments.$B:.$B]) ; 0))) ; &quot;&quot;)">
            <text:p/>
          </table:table-cell>
          <table:table-cell office:value-type="string" calcext:value-type="string">
            <text:p>Ping LP18</text:p>
          </table:table-cell>
          <table:table-cell table:style-name="ce19" table:content-validation-name="val2" table:formula="of:=IF(LEN([.A130])&gt;0; &#10;       [.A130]; &#10;       IF( AND(NOT(ISBLANK([.C130])); AND(LEN([.B130])&gt;0; [.B130]&gt;0)); &#10;             TEXT(DATEVALUE(LEFT([.H129]; 10)) + TIMEVALUE(MID([.H129]; 12; 12)) + [.B130]/(86400); &#10;             &quot;YYYY-MM-DD&quot;&quot;T&quot;&quot;HH:MM:SS&quot;);&#10;             IF(AND(NOT(ISBLANK([.C130])); NOT(ISBLANK([.H129]))); [.H129]; &quot;&quot;)&#10;       ))" office:value-type="string" office:string-value="2026-01-10T09:50:30" calcext:value-type="string">
            <text:p>2026-01-10T09:50:3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t_um_oscillating_bones</text:p>
          </table:table-cell>
          <table:table-cell office:value-type="string" calcext:value-type="string">
            <text:p>0x20</text:p>
          </table:table-cell>
          <table:table-cell table:style-name="ce17" table:content-validation-name="val1" table:formula="of:=IFERROR(IF(INDEX([experiments.$A:.$A] ; MATCH(TRIM([.D131]) ; TRIM([experiments.$B:.$B]) ; 0)) = 0; &quot;&quot;; INDEX([experiments.$A:.$A] ; MATCH(TRIM([.D131]) ; TRIM([experiments.$B:.$B]) ; 0))) ; &quot;&quot;)" office:value-type="float" office:value="3" calcext:value-type="float">
            <text:p>3</text:p>
          </table:table-cell>
          <table:table-cell office:value-type="string" calcext:value-type="string">
            <text:p>Run tt_um_oscillating_bones</text:p>
          </table:table-cell>
          <table:table-cell table:style-name="ce19" table:content-validation-name="val2" table:formula="of:=IF(LEN([.A131])&gt;0; &#10;       [.A131]; &#10;       IF( AND(NOT(ISBLANK([.C131])); AND(LEN([.B131])&gt;0; [.B131]&gt;0)); &#10;             TEXT(DATEVALUE(LEFT([.H130]; 10)) + TIMEVALUE(MID([.H130]; 12; 12)) + [.B131]/(86400); &#10;             &quot;YYYY-MM-DD&quot;&quot;T&quot;&quot;HH:MM:SS&quot;);&#10;             IF(AND(NOT(ISBLANK([.C131])); NOT(ISBLANK([.H130]))); [.H130]; &quot;&quot;)&#10;       ))" office:value-type="string" office:string-value="2026-01-10T09:50:40" calcext:value-type="string">
            <text:p>2026-01-10T09:50:4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rp2_temperature</text:p>
          </table:table-cell>
          <table:table-cell office:value-type="string" calcext:value-type="string">
            <text:p>0x000000000F0000</text:p>
          </table:table-cell>
          <table:table-cell table:style-name="ce17" table:content-validation-name="val1" table:formula="of:=IFERROR(IF(INDEX([experiments.$A:.$A] ; MATCH(TRIM([.D132]) ; TRIM([experiments.$B:.$B]) ; 0)) = 0; &quot;&quot;; INDEX([experiments.$A:.$A] ; MATCH(TRIM([.D132]) ; TRIM([experiments.$B:.$B]) ; 0))) ; &quot;&quot;)" office:value-type="float" office:value="13" calcext:value-type="float">
            <text:p>13</text:p>
          </table:table-cell>
          <table:table-cell office:value-type="string" calcext:value-type="string">
            <text:p>Queue rp2_temperature</text:p>
          </table:table-cell>
          <table:table-cell table:style-name="ce19" table:content-validation-name="val2" table:formula="of:=IF(LEN([.A132])&gt;0; &#10;       [.A132]; &#10;       IF( AND(NOT(ISBLANK([.C132])); AND(LEN([.B132])&gt;0; [.B132]&gt;0)); &#10;             TEXT(DATEVALUE(LEFT([.H131]; 10)) + TIMEVALUE(MID([.H131]; 12; 12)) + [.B132]/(86400); &#10;             &quot;YYYY-MM-DD&quot;&quot;T&quot;&quot;HH:MM:SS&quot;);&#10;             IF(AND(NOT(ISBLANK([.C132])); NOT(ISBLANK([.H131]))); [.H131]; &quot;&quot;)&#10;       ))" office:value-type="string" office:string-value="2026-01-10T09:50:40" calcext:value-type="string">
            <text:p>2026-01-10T09:50:4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133]) ; TRIM([experiments.$B:.$B]) ; 0)) = 0; &quot;&quot;; INDEX([experiments.$A:.$A] ; MATCH(TRIM([.D133]) ; TRIM([experiments.$B:.$B]) ; 0))) ; &quot;&quot;)">
            <text:p/>
          </table:table-cell>
          <table:table-cell office:value-type="string" calcext:value-type="string">
            <text:p>abort osc bones auto-launching rp temp</text:p>
          </table:table-cell>
          <table:table-cell table:style-name="ce19" table:content-validation-name="val2" table:formula="of:=IF(LEN([.A133])&gt;0; &#10;       [.A133]; &#10;       IF( AND(NOT(ISBLANK([.C133])); AND(LEN([.B133])&gt;0; [.B133]&gt;0)); &#10;             TEXT(DATEVALUE(LEFT([.H132]; 10)) + TIMEVALUE(MID([.H132]; 12; 12)) + [.B133]/(86400); &#10;             &quot;YYYY-MM-DD&quot;&quot;T&quot;&quot;HH:MM:SS&quot;);&#10;             IF(AND(NOT(ISBLANK([.C133])); NOT(ISBLANK([.H132]))); [.H132]; &quot;&quot;)&#10;       ))" office:value-type="string" office:string-value="2026-01-10T09:51:20" calcext:value-type="string">
            <text:p>2026-01-10T09:51:2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wokwi_universal_gates_049</text:p>
          </table:table-cell>
          <table:table-cell/>
          <table:table-cell table:style-name="ce17" table:content-validation-name="val1" table:formula="of:=IFERROR(IF(INDEX([experiments.$A:.$A] ; MATCH(TRIM([.D134]) ; TRIM([experiments.$B:.$B]) ; 0)) = 0; &quot;&quot;; INDEX([experiments.$A:.$A] ; MATCH(TRIM([.D134]) ; TRIM([experiments.$B:.$B]) ; 0))) ; &quot;&quot;)" office:value-type="float" office:value="6" calcext:value-type="float">
            <text:p>6</text:p>
          </table:table-cell>
          <table:table-cell office:value-type="string" calcext:value-type="string">
            <text:p>Queue wokwi_universal_gates_049</text:p>
          </table:table-cell>
          <table:table-cell table:style-name="ce19" table:content-validation-name="val2" table:formula="of:=IF(LEN([.A134])&gt;0; &#10;       [.A134]; &#10;       IF( AND(NOT(ISBLANK([.C134])); AND(LEN([.B134])&gt;0; [.B134]&gt;0)); &#10;             TEXT(DATEVALUE(LEFT([.H133]; 10)) + TIMEVALUE(MID([.H133]; 12; 12)) + [.B134]/(86400); &#10;             &quot;YYYY-MM-DD&quot;&quot;T&quot;&quot;HH:MM:SS&quot;);&#10;             IF(AND(NOT(ISBLANK([.C134])); NOT(ISBLANK([.H133]))); [.H133]; &quot;&quot;)&#10;       ))" office:value-type="string" office:string-value="2026-01-10T09:51:30" calcext:value-type="string">
            <text:p>2026-01-10T09:51:3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135]) ; TRIM([experiments.$B:.$B]) ; 0)) = 0; &quot;&quot;; INDEX([experiments.$A:.$A] ; MATCH(TRIM([.D135]) ; TRIM([experiments.$B:.$B]) ; 0))) ; &quot;&quot;)">
            <text:p/>
          </table:table-cell>
          <table:table-cell office:value-type="string" calcext:value-type="string">
            <text:p>abort rp2 temp auto-starting wokwi_universal_gates_049</text:p>
          </table:table-cell>
          <table:table-cell table:style-name="ce19" table:content-validation-name="val2" table:formula="of:=IF(LEN([.A135])&gt;0; &#10;       [.A135]; &#10;       IF( AND(NOT(ISBLANK([.C135])); AND(LEN([.B135])&gt;0; [.B135]&gt;0)); &#10;             TEXT(DATEVALUE(LEFT([.H134]; 10)) + TIMEVALUE(MID([.H134]; 12; 12)) + [.B135]/(86400); &#10;             &quot;YYYY-MM-DD&quot;&quot;T&quot;&quot;HH:MM:SS&quot;);&#10;             IF(AND(NOT(ISBLANK([.C135])); NOT(ISBLANK([.H134]))); [.H134]; &quot;&quot;)&#10;       ))" office:value-type="string" office:string-value="2026-01-10T09:52:10" calcext:value-type="string">
            <text:p>2026-01-10T09:52:1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136]) ; TRIM([experiments.$B:.$B]) ; 0)) = 0; &quot;&quot;; INDEX([experiments.$A:.$A] ; MATCH(TRIM([.D136]) ; TRIM([experiments.$B:.$B]) ; 0))) ; &quot;&quot;)">
            <text:p/>
          </table:table-cell>
          <table:table-cell office:value-type="string" calcext:value-type="string">
            <text:p>ensure wokwi_universal_gates_049 is done</text:p>
          </table:table-cell>
          <table:table-cell table:style-name="ce19" table:content-validation-name="val2" table:formula="of:=IF(LEN([.A136])&gt;0; &#10;       [.A136]; &#10;       IF( AND(NOT(ISBLANK([.C136])); AND(LEN([.B136])&gt;0; [.B136]&gt;0)); &#10;             TEXT(DATEVALUE(LEFT([.H135]; 10)) + TIMEVALUE(MID([.H135]; 12; 12)) + [.B136]/(86400); &#10;             &quot;YYYY-MM-DD&quot;&quot;T&quot;&quot;HH:MM:SS&quot;);&#10;             IF(AND(NOT(ISBLANK([.C136])); NOT(ISBLANK([.H135]))); [.H135]; &quot;&quot;)&#10;       ))" office:value-type="string" office:string-value="2026-01-10T09:56:10" calcext:value-type="string">
            <text:p>2026-01-10T09:56:1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ing</text:p>
          </table:table-cell>
          <table:table-cell/>
          <table:table-cell office:value-type="string" calcext:value-type="string">
            <text:p>0x4c503139</text:p>
          </table:table-cell>
          <table:table-cell table:style-name="ce17" table:content-validation-name="val1" table:formula="of:=IFERROR(IF(INDEX([experiments.$A:.$A] ; MATCH(TRIM([.D137]) ; TRIM([experiments.$B:.$B]) ; 0)) = 0; &quot;&quot;; INDEX([experiments.$A:.$A] ; MATCH(TRIM([.D137]) ; TRIM([experiments.$B:.$B]) ; 0))) ; &quot;&quot;)">
            <text:p/>
          </table:table-cell>
          <table:table-cell office:value-type="string" calcext:value-type="string">
            <text:p>Ping LP19</text:p>
          </table:table-cell>
          <table:table-cell table:style-name="ce19" table:content-validation-name="val2" table:formula="of:=IF(LEN([.A137])&gt;0; &#10;       [.A137]; &#10;       IF( AND(NOT(ISBLANK([.C137])); AND(LEN([.B137])&gt;0; [.B137]&gt;0)); &#10;             TEXT(DATEVALUE(LEFT([.H136]; 10)) + TIMEVALUE(MID([.H136]; 12; 12)) + [.B137]/(86400); &#10;             &quot;YYYY-MM-DD&quot;&quot;T&quot;&quot;HH:MM:SS&quot;);&#10;             IF(AND(NOT(ISBLANK([.C137])); NOT(ISBLANK([.H136]))); [.H136]; &quot;&quot;)&#10;       ))" office:value-type="string" office:string-value="2026-01-10T09:56:10" calcext:value-type="string">
            <text:p>2026-01-10T09:56:1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t_um_oscillating_bones</text:p>
          </table:table-cell>
          <table:table-cell office:value-type="string" calcext:value-type="string">
            <text:p>0x20</text:p>
          </table:table-cell>
          <table:table-cell table:style-name="ce17" table:content-validation-name="val1" table:formula="of:=IFERROR(IF(INDEX([experiments.$A:.$A] ; MATCH(TRIM([.D138]) ; TRIM([experiments.$B:.$B]) ; 0)) = 0; &quot;&quot;; INDEX([experiments.$A:.$A] ; MATCH(TRIM([.D138]) ; TRIM([experiments.$B:.$B]) ; 0))) ; &quot;&quot;)" office:value-type="float" office:value="3" calcext:value-type="float">
            <text:p>3</text:p>
          </table:table-cell>
          <table:table-cell office:value-type="string" calcext:value-type="string">
            <text:p>Run tt_um_oscillating_bones</text:p>
          </table:table-cell>
          <table:table-cell table:style-name="ce19" table:content-validation-name="val2" table:formula="of:=IF(LEN([.A138])&gt;0; &#10;       [.A138]; &#10;       IF( AND(NOT(ISBLANK([.C138])); AND(LEN([.B138])&gt;0; [.B138]&gt;0)); &#10;             TEXT(DATEVALUE(LEFT([.H137]; 10)) + TIMEVALUE(MID([.H137]; 12; 12)) + [.B138]/(86400); &#10;             &quot;YYYY-MM-DD&quot;&quot;T&quot;&quot;HH:MM:SS&quot;);&#10;             IF(AND(NOT(ISBLANK([.C138])); NOT(ISBLANK([.H137]))); [.H137]; &quot;&quot;)&#10;       ))" office:value-type="string" office:string-value="2026-01-10T09:56:20" calcext:value-type="string">
            <text:p>2026-01-10T09:56:2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rp2_temperature</text:p>
          </table:table-cell>
          <table:table-cell office:value-type="string" calcext:value-type="string">
            <text:p>0x000000000F0000</text:p>
          </table:table-cell>
          <table:table-cell table:style-name="ce17" table:content-validation-name="val1" table:formula="of:=IFERROR(IF(INDEX([experiments.$A:.$A] ; MATCH(TRIM([.D139]) ; TRIM([experiments.$B:.$B]) ; 0)) = 0; &quot;&quot;; INDEX([experiments.$A:.$A] ; MATCH(TRIM([.D139]) ; TRIM([experiments.$B:.$B]) ; 0))) ; &quot;&quot;)" office:value-type="float" office:value="13" calcext:value-type="float">
            <text:p>13</text:p>
          </table:table-cell>
          <table:table-cell office:value-type="string" calcext:value-type="string">
            <text:p>Queue rp2_temperature</text:p>
          </table:table-cell>
          <table:table-cell table:style-name="ce19" table:content-validation-name="val2" table:formula="of:=IF(LEN([.A139])&gt;0; &#10;       [.A139]; &#10;       IF( AND(NOT(ISBLANK([.C139])); AND(LEN([.B139])&gt;0; [.B139]&gt;0)); &#10;             TEXT(DATEVALUE(LEFT([.H138]; 10)) + TIMEVALUE(MID([.H138]; 12; 12)) + [.B139]/(86400); &#10;             &quot;YYYY-MM-DD&quot;&quot;T&quot;&quot;HH:MM:SS&quot;);&#10;             IF(AND(NOT(ISBLANK([.C139])); NOT(ISBLANK([.H138]))); [.H138]; &quot;&quot;)&#10;       ))" office:value-type="string" office:string-value="2026-01-10T09:56:20" calcext:value-type="string">
            <text:p>2026-01-10T09:56:2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140]) ; TRIM([experiments.$B:.$B]) ; 0)) = 0; &quot;&quot;; INDEX([experiments.$A:.$A] ; MATCH(TRIM([.D140]) ; TRIM([experiments.$B:.$B]) ; 0))) ; &quot;&quot;)">
            <text:p/>
          </table:table-cell>
          <table:table-cell office:value-type="string" calcext:value-type="string">
            <text:p>abort osc bones auto-launching rp temp</text:p>
          </table:table-cell>
          <table:table-cell table:style-name="ce19" table:content-validation-name="val2" table:formula="of:=IF(LEN([.A140])&gt;0; &#10;       [.A140]; &#10;       IF( AND(NOT(ISBLANK([.C140])); AND(LEN([.B140])&gt;0; [.B140]&gt;0)); &#10;             TEXT(DATEVALUE(LEFT([.H139]; 10)) + TIMEVALUE(MID([.H139]; 12; 12)) + [.B140]/(86400); &#10;             &quot;YYYY-MM-DD&quot;&quot;T&quot;&quot;HH:MM:SS&quot;);&#10;             IF(AND(NOT(ISBLANK([.C140])); NOT(ISBLANK([.H139]))); [.H139]; &quot;&quot;)&#10;       ))" office:value-type="string" office:string-value="2026-01-10T09:57:00" calcext:value-type="string">
            <text:p>2026-01-10T09:57:0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tt_um_andrewtron3000</text:p>
          </table:table-cell>
          <table:table-cell/>
          <table:table-cell table:style-name="ce17" table:content-validation-name="val1" table:formula="of:=IFERROR(IF(INDEX([experiments.$A:.$A] ; MATCH(TRIM([.D141]) ; TRIM([experiments.$B:.$B]) ; 0)) = 0; &quot;&quot;; INDEX([experiments.$A:.$A] ; MATCH(TRIM([.D141]) ; TRIM([experiments.$B:.$B]) ; 0))) ; &quot;&quot;)" office:value-type="float" office:value="7" calcext:value-type="float">
            <text:p>7</text:p>
          </table:table-cell>
          <table:table-cell office:value-type="string" calcext:value-type="string">
            <text:p>Queue tt_um_andrewtron3000</text:p>
          </table:table-cell>
          <table:table-cell table:style-name="ce19" table:content-validation-name="val2" table:formula="of:=IF(LEN([.A141])&gt;0; &#10;       [.A141]; &#10;       IF( AND(NOT(ISBLANK([.C141])); AND(LEN([.B141])&gt;0; [.B141]&gt;0)); &#10;             TEXT(DATEVALUE(LEFT([.H140]; 10)) + TIMEVALUE(MID([.H140]; 12; 12)) + [.B141]/(86400); &#10;             &quot;YYYY-MM-DD&quot;&quot;T&quot;&quot;HH:MM:SS&quot;);&#10;             IF(AND(NOT(ISBLANK([.C141])); NOT(ISBLANK([.H140]))); [.H140]; &quot;&quot;)&#10;       ))" office:value-type="string" office:string-value="2026-01-10T09:57:10" calcext:value-type="string">
            <text:p>2026-01-10T09:57:1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142]) ; TRIM([experiments.$B:.$B]) ; 0)) = 0; &quot;&quot;; INDEX([experiments.$A:.$A] ; MATCH(TRIM([.D142]) ; TRIM([experiments.$B:.$B]) ; 0))) ; &quot;&quot;)">
            <text:p/>
          </table:table-cell>
          <table:table-cell office:value-type="string" calcext:value-type="string">
            <text:p>abort rp2 temp auto-starting tt_um_andrewtron3000</text:p>
          </table:table-cell>
          <table:table-cell table:style-name="ce19" table:content-validation-name="val2" table:formula="of:=IF(LEN([.A142])&gt;0; &#10;       [.A142]; &#10;       IF( AND(NOT(ISBLANK([.C142])); AND(LEN([.B142])&gt;0; [.B142]&gt;0)); &#10;             TEXT(DATEVALUE(LEFT([.H141]; 10)) + TIMEVALUE(MID([.H141]; 12; 12)) + [.B142]/(86400); &#10;             &quot;YYYY-MM-DD&quot;&quot;T&quot;&quot;HH:MM:SS&quot;);&#10;             IF(AND(NOT(ISBLANK([.C142])); NOT(ISBLANK([.H141]))); [.H141]; &quot;&quot;)&#10;       ))" office:value-type="string" office:string-value="2026-01-10T09:57:50" calcext:value-type="string">
            <text:p>2026-01-10T09:57:5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143]) ; TRIM([experiments.$B:.$B]) ; 0)) = 0; &quot;&quot;; INDEX([experiments.$A:.$A] ; MATCH(TRIM([.D143]) ; TRIM([experiments.$B:.$B]) ; 0))) ; &quot;&quot;)">
            <text:p/>
          </table:table-cell>
          <table:table-cell office:value-type="string" calcext:value-type="string">
            <text:p>ensure tt_um_andrewtron3000 is done</text:p>
          </table:table-cell>
          <table:table-cell table:style-name="ce19" table:content-validation-name="val2" table:formula="of:=IF(LEN([.A143])&gt;0; &#10;       [.A143]; &#10;       IF( AND(NOT(ISBLANK([.C143])); AND(LEN([.B143])&gt;0; [.B143]&gt;0)); &#10;             TEXT(DATEVALUE(LEFT([.H142]; 10)) + TIMEVALUE(MID([.H142]; 12; 12)) + [.B143]/(86400); &#10;             &quot;YYYY-MM-DD&quot;&quot;T&quot;&quot;HH:MM:SS&quot;);&#10;             IF(AND(NOT(ISBLANK([.C143])); NOT(ISBLANK([.H142]))); [.H142]; &quot;&quot;)&#10;       ))" office:value-type="string" office:string-value="2026-01-10T10:01:50" calcext:value-type="string">
            <text:p>2026-01-10T10:01:5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ing</text:p>
          </table:table-cell>
          <table:table-cell/>
          <table:table-cell office:value-type="string" calcext:value-type="string">
            <text:p>0x4c503230</text:p>
          </table:table-cell>
          <table:table-cell table:style-name="ce17" table:content-validation-name="val1" table:formula="of:=IFERROR(IF(INDEX([experiments.$A:.$A] ; MATCH(TRIM([.D144]) ; TRIM([experiments.$B:.$B]) ; 0)) = 0; &quot;&quot;; INDEX([experiments.$A:.$A] ; MATCH(TRIM([.D144]) ; TRIM([experiments.$B:.$B]) ; 0))) ; &quot;&quot;)">
            <text:p/>
          </table:table-cell>
          <table:table-cell office:value-type="string" calcext:value-type="string">
            <text:p>Ping LP20</text:p>
          </table:table-cell>
          <table:table-cell table:style-name="ce19" table:content-validation-name="val2" table:formula="of:=IF(LEN([.A144])&gt;0; &#10;       [.A144]; &#10;       IF( AND(NOT(ISBLANK([.C144])); AND(LEN([.B144])&gt;0; [.B144]&gt;0)); &#10;             TEXT(DATEVALUE(LEFT([.H143]; 10)) + TIMEVALUE(MID([.H143]; 12; 12)) + [.B144]/(86400); &#10;             &quot;YYYY-MM-DD&quot;&quot;T&quot;&quot;HH:MM:SS&quot;);&#10;             IF(AND(NOT(ISBLANK([.C144])); NOT(ISBLANK([.H143]))); [.H143]; &quot;&quot;)&#10;       ))" office:value-type="string" office:string-value="2026-01-10T10:01:50" calcext:value-type="string">
            <text:p>2026-01-10T10:01:5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t_um_oscillating_bones</text:p>
          </table:table-cell>
          <table:table-cell office:value-type="string" calcext:value-type="string">
            <text:p>0x20</text:p>
          </table:table-cell>
          <table:table-cell table:style-name="ce17" table:content-validation-name="val1" table:formula="of:=IFERROR(IF(INDEX([experiments.$A:.$A] ; MATCH(TRIM([.D145]) ; TRIM([experiments.$B:.$B]) ; 0)) = 0; &quot;&quot;; INDEX([experiments.$A:.$A] ; MATCH(TRIM([.D145]) ; TRIM([experiments.$B:.$B]) ; 0))) ; &quot;&quot;)" office:value-type="float" office:value="3" calcext:value-type="float">
            <text:p>3</text:p>
          </table:table-cell>
          <table:table-cell office:value-type="string" calcext:value-type="string">
            <text:p>Run tt_um_oscillating_bones</text:p>
          </table:table-cell>
          <table:table-cell table:style-name="ce19" table:content-validation-name="val2" table:formula="of:=IF(LEN([.A145])&gt;0; &#10;       [.A145]; &#10;       IF( AND(NOT(ISBLANK([.C145])); AND(LEN([.B145])&gt;0; [.B145]&gt;0)); &#10;             TEXT(DATEVALUE(LEFT([.H144]; 10)) + TIMEVALUE(MID([.H144]; 12; 12)) + [.B145]/(86400); &#10;             &quot;YYYY-MM-DD&quot;&quot;T&quot;&quot;HH:MM:SS&quot;);&#10;             IF(AND(NOT(ISBLANK([.C145])); NOT(ISBLANK([.H144]))); [.H144]; &quot;&quot;)&#10;       ))" office:value-type="string" office:string-value="2026-01-10T10:02:00" calcext:value-type="string">
            <text:p>2026-01-10T10:02: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tt_contributors</text:p>
          </table:table-cell>
          <table:table-cell office:value-type="string" calcext:value-type="string">
            <text:p>0x01</text:p>
          </table:table-cell>
          <table:table-cell table:style-name="ce17" table:content-validation-name="val1" table:formula="of:=IFERROR(IF(INDEX([experiments.$A:.$A] ; MATCH(TRIM([.D146]) ; TRIM([experiments.$B:.$B]) ; 0)) = 0; &quot;&quot;; INDEX([experiments.$A:.$A] ; MATCH(TRIM([.D146]) ; TRIM([experiments.$B:.$B]) ; 0))) ; &quot;&quot;)" office:value-type="float" office:value="128" calcext:value-type="float">
            <text:p>128</text:p>
          </table:table-cell>
          <table:table-cell office:value-type="string" calcext:value-type="string">
            <text:p>Queue tt_contributors</text:p>
          </table:table-cell>
          <table:table-cell table:style-name="ce19" table:content-validation-name="val2" table:formula="of:=IF(LEN([.A146])&gt;0; &#10;       [.A146]; &#10;       IF( AND(NOT(ISBLANK([.C146])); AND(LEN([.B146])&gt;0; [.B146]&gt;0)); &#10;             TEXT(DATEVALUE(LEFT([.H145]; 10)) + TIMEVALUE(MID([.H145]; 12; 12)) + [.B146]/(86400); &#10;             &quot;YYYY-MM-DD&quot;&quot;T&quot;&quot;HH:MM:SS&quot;);&#10;             IF(AND(NOT(ISBLANK([.C146])); NOT(ISBLANK([.H145]))); [.H145]; &quot;&quot;)&#10;       ))" office:value-type="string" office:string-value="2026-01-10T10:02:00" calcext:value-type="string">
            <text:p>2026-01-10T10:02:0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147]) ; TRIM([experiments.$B:.$B]) ; 0)) = 0; &quot;&quot;; INDEX([experiments.$A:.$A] ; MATCH(TRIM([.D147]) ; TRIM([experiments.$B:.$B]) ; 0))) ; &quot;&quot;)">
            <text:p/>
          </table:table-cell>
          <table:table-cell office:value-type="string" calcext:value-type="string">
            <text:p>Give anything queued a chance to run before reboot</text:p>
          </table:table-cell>
          <table:table-cell table:style-name="ce19" table:content-validation-name="val2" table:formula="of:=IF(LEN([.A147])&gt;0; &#10;       [.A147]; &#10;       IF( AND(NOT(ISBLANK([.C147])); AND(LEN([.B147])&gt;0; [.B147]&gt;0)); &#10;             TEXT(DATEVALUE(LEFT([.H146]; 10)) + TIMEVALUE(MID([.H146]; 12; 12)) + [.B147]/(86400); &#10;             &quot;YYYY-MM-DD&quot;&quot;T&quot;&quot;HH:MM:SS&quot;);&#10;             IF(AND(NOT(ISBLANK([.C147])); NOT(ISBLANK([.H146]))); [.H146]; &quot;&quot;)&#10;       ))" office:value-type="string" office:string-value="2026-01-10T10:02:50" calcext:value-type="string">
            <text:p>2026-01-10T10:02:5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Reboot</text:p>
          </table:table-cell>
          <table:table-cell table:number-columns-repeated="2"/>
          <table:table-cell table:style-name="ce17" table:content-validation-name="val1" table:formula="of:=IFERROR(IF(INDEX([experiments.$A:.$A] ; MATCH(TRIM([.D148]) ; TRIM([experiments.$B:.$B]) ; 0)) = 0; &quot;&quot;; INDEX([experiments.$A:.$A] ; MATCH(TRIM([.D148]) ; TRIM([experiments.$B:.$B]) ; 0))) ; &quot;&quot;)">
            <text:p/>
          </table:table-cell>
          <table:table-cell/>
          <table:table-cell table:style-name="ce19" table:content-validation-name="val2" table:formula="of:=IF(LEN([.A148])&gt;0; &#10;       [.A148]; &#10;       IF( AND(NOT(ISBLANK([.C148])); AND(LEN([.B148])&gt;0; [.B148]&gt;0)); &#10;             TEXT(DATEVALUE(LEFT([.H147]; 10)) + TIMEVALUE(MID([.H147]; 12; 12)) + [.B148]/(86400); &#10;             &quot;YYYY-MM-DD&quot;&quot;T&quot;&quot;HH:MM:SS&quot;);&#10;             IF(AND(NOT(ISBLANK([.C148])); NOT(ISBLANK([.H147]))); [.H147]; &quot;&quot;)&#10;       ))" office:value-type="string" office:string-value="2026-01-10T10:03:10" calcext:value-type="string">
            <text:p>2026-01-10T10:03:1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t_um_MichaelBell_tinyQV</text:p>
          </table:table-cell>
          <table:table-cell office:value-type="string" calcext:value-type="string">
            <text:p>0x02</text:p>
          </table:table-cell>
          <table:table-cell table:style-name="ce17" table:content-validation-name="val1" table:formula="of:=IFERROR(IF(INDEX([experiments.$A:.$A] ; MATCH(TRIM([.D149]) ; TRIM([experiments.$B:.$B]) ; 0)) = 0; &quot;&quot;; INDEX([experiments.$A:.$A] ; MATCH(TRIM([.D149]) ; TRIM([experiments.$B:.$B]) ; 0))) ; &quot;&quot;)" office:value-type="float" office:value="8" calcext:value-type="float">
            <text:p>8</text:p>
          </table:table-cell>
          <table:table-cell office:value-type="string" calcext:value-type="string">
            <text:p>Run tt_um_MichaelBell_tinyQV</text:p>
          </table:table-cell>
          <table:table-cell table:style-name="ce19" table:content-validation-name="val2" table:formula="of:=IF(LEN([.A149])&gt;0; &#10;       [.A149]; &#10;       IF( AND(NOT(ISBLANK([.C149])); AND(LEN([.B149])&gt;0; [.B149]&gt;0)); &#10;             TEXT(DATEVALUE(LEFT([.H148]; 10)) + TIMEVALUE(MID([.H148]; 12; 12)) + [.B149]/(86400); &#10;             &quot;YYYY-MM-DD&quot;&quot;T&quot;&quot;HH:MM:SS&quot;);&#10;             IF(AND(NOT(ISBLANK([.C149])); NOT(ISBLANK([.H148]))); [.H148]; &quot;&quot;)&#10;       ))" office:value-type="string" office:string-value="2026-01-10T10:03:50" calcext:value-type="string">
            <text:p>2026-01-10T10:03:5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Reboot</text:p>
          </table:table-cell>
          <table:table-cell table:number-columns-repeated="2"/>
          <table:table-cell table:style-name="ce17" table:content-validation-name="val1" table:formula="of:=IFERROR(IF(INDEX([experiments.$A:.$A] ; MATCH(TRIM([.D150]) ; TRIM([experiments.$B:.$B]) ; 0)) = 0; &quot;&quot;; INDEX([experiments.$A:.$A] ; MATCH(TRIM([.D150]) ; TRIM([experiments.$B:.$B]) ; 0))) ; &quot;&quot;)">
            <text:p/>
          </table:table-cell>
          <table:table-cell/>
          <table:table-cell table:style-name="ce19" table:content-validation-name="val2" table:formula="of:=IF(LEN([.A150])&gt;0; &#10;       [.A150]; &#10;       IF( AND(NOT(ISBLANK([.C150])); AND(LEN([.B150])&gt;0; [.B150]&gt;0)); &#10;             TEXT(DATEVALUE(LEFT([.H149]; 10)) + TIMEVALUE(MID([.H149]; 12; 12)) + [.B150]/(86400); &#10;             &quot;YYYY-MM-DD&quot;&quot;T&quot;&quot;HH:MM:SS&quot;);&#10;             IF(AND(NOT(ISBLANK([.C150])); NOT(ISBLANK([.H149]))); [.H149]; &quot;&quot;)&#10;       ))" office:value-type="string" office:string-value="2026-01-10T10:07:50" calcext:value-type="string">
            <text:p>2026-01-10T10:07:5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Ping</text:p>
          </table:table-cell>
          <table:table-cell/>
          <table:table-cell office:value-type="string" calcext:value-type="string">
            <text:p>0x50545242</text:p>
          </table:table-cell>
          <table:table-cell table:style-name="ce17" table:content-validation-name="val1" table:formula="of:=IFERROR(IF(INDEX([experiments.$A:.$A] ; MATCH(TRIM([.D151]) ; TRIM([experiments.$B:.$B]) ; 0)) = 0; &quot;&quot;; INDEX([experiments.$A:.$A] ; MATCH(TRIM([.D151]) ; TRIM([experiments.$B:.$B]) ; 0))) ; &quot;&quot;)">
            <text:p/>
          </table:table-cell>
          <table:table-cell office:value-type="string" calcext:value-type="string">
            <text:p>Ping PTRB</text:p>
          </table:table-cell>
          <table:table-cell table:style-name="ce19" table:content-validation-name="val2" table:formula="of:=IF(LEN([.A151])&gt;0; &#10;       [.A151]; &#10;       IF( AND(NOT(ISBLANK([.C151])); AND(LEN([.B151])&gt;0; [.B151]&gt;0)); &#10;             TEXT(DATEVALUE(LEFT([.H150]; 10)) + TIMEVALUE(MID([.H150]; 12; 12)) + [.B151]/(86400); &#10;             &quot;YYYY-MM-DD&quot;&quot;T&quot;&quot;HH:MM:SS&quot;);&#10;             IF(AND(NOT(ISBLANK([.C151])); NOT(ISBLANK([.H150]))); [.H150]; &quot;&quot;)&#10;       ))" office:value-type="string" office:string-value="2026-01-10T10:08:30" calcext:value-type="string">
            <text:p>2026-01-10T10:08:3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152]) ; TRIM([experiments.$B:.$B]) ; 0)) = 0; &quot;&quot;; INDEX([experiments.$A:.$A] ; MATCH(TRIM([.D152]) ; TRIM([experiments.$B:.$B]) ; 0))) ; &quot;&quot;)">
            <text:p/>
          </table:table-cell>
          <table:table-cell office:value-type="string" calcext:value-type="string">
            <text:p>ensure tt_um_MichaelBell_tinyQV is done</text:p>
          </table:table-cell>
          <table:table-cell table:style-name="ce19" table:content-validation-name="val2" table:formula="of:=IF(LEN([.A152])&gt;0; &#10;       [.A152]; &#10;       IF( AND(NOT(ISBLANK([.C152])); AND(LEN([.B152])&gt;0; [.B152]&gt;0)); &#10;             TEXT(DATEVALUE(LEFT([.H151]; 10)) + TIMEVALUE(MID([.H151]; 12; 12)) + [.B152]/(86400); &#10;             &quot;YYYY-MM-DD&quot;&quot;T&quot;&quot;HH:MM:SS&quot;);&#10;             IF(AND(NOT(ISBLANK([.C152])); NOT(ISBLANK([.H151]))); [.H151]; &quot;&quot;)&#10;       ))" office:value-type="string" office:string-value="2026-01-10T10:12:30" calcext:value-type="string">
            <text:p>2026-01-10T10:12:3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ing</text:p>
          </table:table-cell>
          <table:table-cell/>
          <table:table-cell office:value-type="string" calcext:value-type="string">
            <text:p>0x4c503231</text:p>
          </table:table-cell>
          <table:table-cell table:style-name="ce17" table:content-validation-name="val1" table:formula="of:=IFERROR(IF(INDEX([experiments.$A:.$A] ; MATCH(TRIM([.D153]) ; TRIM([experiments.$B:.$B]) ; 0)) = 0; &quot;&quot;; INDEX([experiments.$A:.$A] ; MATCH(TRIM([.D153]) ; TRIM([experiments.$B:.$B]) ; 0))) ; &quot;&quot;)">
            <text:p/>
          </table:table-cell>
          <table:table-cell office:value-type="string" calcext:value-type="string">
            <text:p>Ping LP21</text:p>
          </table:table-cell>
          <table:table-cell table:style-name="ce19" table:content-validation-name="val2" table:formula="of:=IF(LEN([.A153])&gt;0; &#10;       [.A153]; &#10;       IF( AND(NOT(ISBLANK([.C153])); AND(LEN([.B153])&gt;0; [.B153]&gt;0)); &#10;             TEXT(DATEVALUE(LEFT([.H152]; 10)) + TIMEVALUE(MID([.H152]; 12; 12)) + [.B153]/(86400); &#10;             &quot;YYYY-MM-DD&quot;&quot;T&quot;&quot;HH:MM:SS&quot;);&#10;             IF(AND(NOT(ISBLANK([.C153])); NOT(ISBLANK([.H152]))); [.H152]; &quot;&quot;)&#10;       ))" office:value-type="string" office:string-value="2026-01-10T10:12:30" calcext:value-type="string">
            <text:p>2026-01-10T10:12:3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t_um_oscillating_bones</text:p>
          </table:table-cell>
          <table:table-cell office:value-type="string" calcext:value-type="string">
            <text:p>0x20</text:p>
          </table:table-cell>
          <table:table-cell table:style-name="ce17" table:content-validation-name="val1" table:formula="of:=IFERROR(IF(INDEX([experiments.$A:.$A] ; MATCH(TRIM([.D154]) ; TRIM([experiments.$B:.$B]) ; 0)) = 0; &quot;&quot;; INDEX([experiments.$A:.$A] ; MATCH(TRIM([.D154]) ; TRIM([experiments.$B:.$B]) ; 0))) ; &quot;&quot;)" office:value-type="float" office:value="3" calcext:value-type="float">
            <text:p>3</text:p>
          </table:table-cell>
          <table:table-cell office:value-type="string" calcext:value-type="string">
            <text:p>Run tt_um_oscillating_bones</text:p>
          </table:table-cell>
          <table:table-cell table:style-name="ce19" table:content-validation-name="val2" table:formula="of:=IF(LEN([.A154])&gt;0; &#10;       [.A154]; &#10;       IF( AND(NOT(ISBLANK([.C154])); AND(LEN([.B154])&gt;0; [.B154]&gt;0)); &#10;             TEXT(DATEVALUE(LEFT([.H153]; 10)) + TIMEVALUE(MID([.H153]; 12; 12)) + [.B154]/(86400); &#10;             &quot;YYYY-MM-DD&quot;&quot;T&quot;&quot;HH:MM:SS&quot;);&#10;             IF(AND(NOT(ISBLANK([.C154])); NOT(ISBLANK([.H153]))); [.H153]; &quot;&quot;)&#10;       ))" office:value-type="string" office:string-value="2026-01-10T10:12:40" calcext:value-type="string">
            <text:p>2026-01-10T10:12:4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rp2_temperature</text:p>
          </table:table-cell>
          <table:table-cell office:value-type="string" calcext:value-type="string">
            <text:p>0x000000000F0000</text:p>
          </table:table-cell>
          <table:table-cell table:style-name="ce17" table:content-validation-name="val1" table:formula="of:=IFERROR(IF(INDEX([experiments.$A:.$A] ; MATCH(TRIM([.D155]) ; TRIM([experiments.$B:.$B]) ; 0)) = 0; &quot;&quot;; INDEX([experiments.$A:.$A] ; MATCH(TRIM([.D155]) ; TRIM([experiments.$B:.$B]) ; 0))) ; &quot;&quot;)" office:value-type="float" office:value="13" calcext:value-type="float">
            <text:p>13</text:p>
          </table:table-cell>
          <table:table-cell office:value-type="string" calcext:value-type="string">
            <text:p>Queue rp2_temperature</text:p>
          </table:table-cell>
          <table:table-cell table:style-name="ce19" table:content-validation-name="val2" table:formula="of:=IF(LEN([.A155])&gt;0; &#10;       [.A155]; &#10;       IF( AND(NOT(ISBLANK([.C155])); AND(LEN([.B155])&gt;0; [.B155]&gt;0)); &#10;             TEXT(DATEVALUE(LEFT([.H154]; 10)) + TIMEVALUE(MID([.H154]; 12; 12)) + [.B155]/(86400); &#10;             &quot;YYYY-MM-DD&quot;&quot;T&quot;&quot;HH:MM:SS&quot;);&#10;             IF(AND(NOT(ISBLANK([.C155])); NOT(ISBLANK([.H154]))); [.H154]; &quot;&quot;)&#10;       ))" office:value-type="string" office:string-value="2026-01-10T10:12:40" calcext:value-type="string">
            <text:p>2026-01-10T10:12:4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156]) ; TRIM([experiments.$B:.$B]) ; 0)) = 0; &quot;&quot;; INDEX([experiments.$A:.$A] ; MATCH(TRIM([.D156]) ; TRIM([experiments.$B:.$B]) ; 0))) ; &quot;&quot;)">
            <text:p/>
          </table:table-cell>
          <table:table-cell office:value-type="string" calcext:value-type="string">
            <text:p>Give anything queued a chance to run before reboot</text:p>
          </table:table-cell>
          <table:table-cell table:style-name="ce19" table:content-validation-name="val2" table:formula="of:=IF(LEN([.A156])&gt;0; &#10;       [.A156]; &#10;       IF( AND(NOT(ISBLANK([.C156])); AND(LEN([.B156])&gt;0; [.B156]&gt;0)); &#10;             TEXT(DATEVALUE(LEFT([.H155]; 10)) + TIMEVALUE(MID([.H155]; 12; 12)) + [.B156]/(86400); &#10;             &quot;YYYY-MM-DD&quot;&quot;T&quot;&quot;HH:MM:SS&quot;);&#10;             IF(AND(NOT(ISBLANK([.C156])); NOT(ISBLANK([.H155]))); [.H155]; &quot;&quot;)&#10;       ))" office:value-type="string" office:string-value="2026-01-10T10:13:30" calcext:value-type="string">
            <text:p>2026-01-10T10:13:3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Reboot</text:p>
          </table:table-cell>
          <table:table-cell table:number-columns-repeated="2"/>
          <table:table-cell table:style-name="ce17" table:content-validation-name="val1" table:formula="of:=IFERROR(IF(INDEX([experiments.$A:.$A] ; MATCH(TRIM([.D157]) ; TRIM([experiments.$B:.$B]) ; 0)) = 0; &quot;&quot;; INDEX([experiments.$A:.$A] ; MATCH(TRIM([.D157]) ; TRIM([experiments.$B:.$B]) ; 0))) ; &quot;&quot;)">
            <text:p/>
          </table:table-cell>
          <table:table-cell/>
          <table:table-cell table:style-name="ce19" table:content-validation-name="val2" table:formula="of:=IF(LEN([.A157])&gt;0; &#10;       [.A157]; &#10;       IF( AND(NOT(ISBLANK([.C157])); AND(LEN([.B157])&gt;0; [.B157]&gt;0)); &#10;             TEXT(DATEVALUE(LEFT([.H156]; 10)) + TIMEVALUE(MID([.H156]; 12; 12)) + [.B157]/(86400); &#10;             &quot;YYYY-MM-DD&quot;&quot;T&quot;&quot;HH:MM:SS&quot;);&#10;             IF(AND(NOT(ISBLANK([.C157])); NOT(ISBLANK([.H156]))); [.H156]; &quot;&quot;)&#10;       ))" office:value-type="string" office:string-value="2026-01-10T10:13:50" calcext:value-type="string">
            <text:p>2026-01-10T10:13:5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t_um_lisa</text:p>
          </table:table-cell>
          <table:table-cell/>
          <table:table-cell table:style-name="ce17" table:content-validation-name="val1" table:formula="of:=IFERROR(IF(INDEX([experiments.$A:.$A] ; MATCH(TRIM([.D158]) ; TRIM([experiments.$B:.$B]) ; 0)) = 0; &quot;&quot;; INDEX([experiments.$A:.$A] ; MATCH(TRIM([.D158]) ; TRIM([experiments.$B:.$B]) ; 0))) ; &quot;&quot;)" office:value-type="float" office:value="9" calcext:value-type="float">
            <text:p>9</text:p>
          </table:table-cell>
          <table:table-cell office:value-type="string" calcext:value-type="string">
            <text:p>Run tt_um_lisa</text:p>
          </table:table-cell>
          <table:table-cell table:style-name="ce19" table:content-validation-name="val2" table:formula="of:=IF(LEN([.A158])&gt;0; &#10;       [.A158]; &#10;       IF( AND(NOT(ISBLANK([.C158])); AND(LEN([.B158])&gt;0; [.B158]&gt;0)); &#10;             TEXT(DATEVALUE(LEFT([.H157]; 10)) + TIMEVALUE(MID([.H157]; 12; 12)) + [.B158]/(86400); &#10;             &quot;YYYY-MM-DD&quot;&quot;T&quot;&quot;HH:MM:SS&quot;);&#10;             IF(AND(NOT(ISBLANK([.C158])); NOT(ISBLANK([.H157]))); [.H157]; &quot;&quot;)&#10;       ))" office:value-type="string" office:string-value="2026-01-10T10:14:30" calcext:value-type="string">
            <text:p>2026-01-10T10:14:3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Reboot</text:p>
          </table:table-cell>
          <table:table-cell table:number-columns-repeated="2"/>
          <table:table-cell table:style-name="ce17" table:content-validation-name="val1" table:formula="of:=IFERROR(IF(INDEX([experiments.$A:.$A] ; MATCH(TRIM([.D159]) ; TRIM([experiments.$B:.$B]) ; 0)) = 0; &quot;&quot;; INDEX([experiments.$A:.$A] ; MATCH(TRIM([.D159]) ; TRIM([experiments.$B:.$B]) ; 0))) ; &quot;&quot;)">
            <text:p/>
          </table:table-cell>
          <table:table-cell/>
          <table:table-cell table:style-name="ce19" table:content-validation-name="val2" table:formula="of:=IF(LEN([.A159])&gt;0; &#10;       [.A159]; &#10;       IF( AND(NOT(ISBLANK([.C159])); AND(LEN([.B159])&gt;0; [.B159]&gt;0)); &#10;             TEXT(DATEVALUE(LEFT([.H158]; 10)) + TIMEVALUE(MID([.H158]; 12; 12)) + [.B159]/(86400); &#10;             &quot;YYYY-MM-DD&quot;&quot;T&quot;&quot;HH:MM:SS&quot;);&#10;             IF(AND(NOT(ISBLANK([.C159])); NOT(ISBLANK([.H158]))); [.H158]; &quot;&quot;)&#10;       ))" office:value-type="string" office:string-value="2026-01-10T10:18:30" calcext:value-type="string">
            <text:p>2026-01-10T10:18:3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Ping</text:p>
          </table:table-cell>
          <table:table-cell/>
          <table:table-cell office:value-type="string" calcext:value-type="string">
            <text:p>0x50545242</text:p>
          </table:table-cell>
          <table:table-cell table:style-name="ce17" table:content-validation-name="val1" table:formula="of:=IFERROR(IF(INDEX([experiments.$A:.$A] ; MATCH(TRIM([.D160]) ; TRIM([experiments.$B:.$B]) ; 0)) = 0; &quot;&quot;; INDEX([experiments.$A:.$A] ; MATCH(TRIM([.D160]) ; TRIM([experiments.$B:.$B]) ; 0))) ; &quot;&quot;)">
            <text:p/>
          </table:table-cell>
          <table:table-cell office:value-type="string" calcext:value-type="string">
            <text:p>Ping PTRB</text:p>
          </table:table-cell>
          <table:table-cell table:style-name="ce19" table:content-validation-name="val2" table:formula="of:=IF(LEN([.A160])&gt;0; &#10;       [.A160]; &#10;       IF( AND(NOT(ISBLANK([.C160])); AND(LEN([.B160])&gt;0; [.B160]&gt;0)); &#10;             TEXT(DATEVALUE(LEFT([.H159]; 10)) + TIMEVALUE(MID([.H159]; 12; 12)) + [.B160]/(86400); &#10;             &quot;YYYY-MM-DD&quot;&quot;T&quot;&quot;HH:MM:SS&quot;);&#10;             IF(AND(NOT(ISBLANK([.C160])); NOT(ISBLANK([.H159]))); [.H159]; &quot;&quot;)&#10;       ))" office:value-type="string" office:string-value="2026-01-10T10:19:10" calcext:value-type="string">
            <text:p>2026-01-10T10:19:1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161]) ; TRIM([experiments.$B:.$B]) ; 0)) = 0; &quot;&quot;; INDEX([experiments.$A:.$A] ; MATCH(TRIM([.D161]) ; TRIM([experiments.$B:.$B]) ; 0))) ; &quot;&quot;)">
            <text:p/>
          </table:table-cell>
          <table:table-cell office:value-type="string" calcext:value-type="string">
            <text:p>abort rp2 temp auto-starting tt_um_lisa</text:p>
          </table:table-cell>
          <table:table-cell table:style-name="ce19" table:content-validation-name="val2" table:formula="of:=IF(LEN([.A161])&gt;0; &#10;       [.A161]; &#10;       IF( AND(NOT(ISBLANK([.C161])); AND(LEN([.B161])&gt;0; [.B161]&gt;0)); &#10;             TEXT(DATEVALUE(LEFT([.H160]; 10)) + TIMEVALUE(MID([.H160]; 12; 12)) + [.B161]/(86400); &#10;             &quot;YYYY-MM-DD&quot;&quot;T&quot;&quot;HH:MM:SS&quot;);&#10;             IF(AND(NOT(ISBLANK([.C161])); NOT(ISBLANK([.H160]))); [.H160]; &quot;&quot;)&#10;       ))" office:value-type="string" office:string-value="2026-01-10T10:19:50" calcext:value-type="string">
            <text:p>2026-01-10T10:19:5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162]) ; TRIM([experiments.$B:.$B]) ; 0)) = 0; &quot;&quot;; INDEX([experiments.$A:.$A] ; MATCH(TRIM([.D162]) ; TRIM([experiments.$B:.$B]) ; 0))) ; &quot;&quot;)">
            <text:p/>
          </table:table-cell>
          <table:table-cell office:value-type="string" calcext:value-type="string">
            <text:p>ensure tt_um_lisa is done</text:p>
          </table:table-cell>
          <table:table-cell table:style-name="ce19" table:content-validation-name="val2" table:formula="of:=IF(LEN([.A162])&gt;0; &#10;       [.A162]; &#10;       IF( AND(NOT(ISBLANK([.C162])); AND(LEN([.B162])&gt;0; [.B162]&gt;0)); &#10;             TEXT(DATEVALUE(LEFT([.H161]; 10)) + TIMEVALUE(MID([.H161]; 12; 12)) + [.B162]/(86400); &#10;             &quot;YYYY-MM-DD&quot;&quot;T&quot;&quot;HH:MM:SS&quot;);&#10;             IF(AND(NOT(ISBLANK([.C162])); NOT(ISBLANK([.H161]))); [.H161]; &quot;&quot;)&#10;       ))" office:value-type="string" office:string-value="2026-01-10T10:23:50" calcext:value-type="string">
            <text:p>2026-01-10T10:23:5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ing</text:p>
          </table:table-cell>
          <table:table-cell/>
          <table:table-cell office:value-type="string" calcext:value-type="string">
            <text:p>0x4c503232</text:p>
          </table:table-cell>
          <table:table-cell table:style-name="ce17" table:content-validation-name="val1" table:formula="of:=IFERROR(IF(INDEX([experiments.$A:.$A] ; MATCH(TRIM([.D163]) ; TRIM([experiments.$B:.$B]) ; 0)) = 0; &quot;&quot;; INDEX([experiments.$A:.$A] ; MATCH(TRIM([.D163]) ; TRIM([experiments.$B:.$B]) ; 0))) ; &quot;&quot;)">
            <text:p/>
          </table:table-cell>
          <table:table-cell office:value-type="string" calcext:value-type="string">
            <text:p>Ping LP22</text:p>
          </table:table-cell>
          <table:table-cell table:style-name="ce19" table:content-validation-name="val2" table:formula="of:=IF(LEN([.A163])&gt;0; &#10;       [.A163]; &#10;       IF( AND(NOT(ISBLANK([.C163])); AND(LEN([.B163])&gt;0; [.B163]&gt;0)); &#10;             TEXT(DATEVALUE(LEFT([.H162]; 10)) + TIMEVALUE(MID([.H162]; 12; 12)) + [.B163]/(86400); &#10;             &quot;YYYY-MM-DD&quot;&quot;T&quot;&quot;HH:MM:SS&quot;);&#10;             IF(AND(NOT(ISBLANK([.C163])); NOT(ISBLANK([.H162]))); [.H162]; &quot;&quot;)&#10;       ))" office:value-type="string" office:string-value="2026-01-10T10:23:50" calcext:value-type="string">
            <text:p>2026-01-10T10:23:5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t_um_oscillating_bones</text:p>
          </table:table-cell>
          <table:table-cell office:value-type="string" calcext:value-type="string">
            <text:p>0x20</text:p>
          </table:table-cell>
          <table:table-cell table:style-name="ce17" table:content-validation-name="val1" table:formula="of:=IFERROR(IF(INDEX([experiments.$A:.$A] ; MATCH(TRIM([.D164]) ; TRIM([experiments.$B:.$B]) ; 0)) = 0; &quot;&quot;; INDEX([experiments.$A:.$A] ; MATCH(TRIM([.D164]) ; TRIM([experiments.$B:.$B]) ; 0))) ; &quot;&quot;)" office:value-type="float" office:value="3" calcext:value-type="float">
            <text:p>3</text:p>
          </table:table-cell>
          <table:table-cell office:value-type="string" calcext:value-type="string">
            <text:p>Run tt_um_oscillating_bones</text:p>
          </table:table-cell>
          <table:table-cell table:style-name="ce19" table:content-validation-name="val2" table:formula="of:=IF(LEN([.A164])&gt;0; &#10;       [.A164]; &#10;       IF( AND(NOT(ISBLANK([.C164])); AND(LEN([.B164])&gt;0; [.B164]&gt;0)); &#10;             TEXT(DATEVALUE(LEFT([.H163]; 10)) + TIMEVALUE(MID([.H163]; 12; 12)) + [.B164]/(86400); &#10;             &quot;YYYY-MM-DD&quot;&quot;T&quot;&quot;HH:MM:SS&quot;);&#10;             IF(AND(NOT(ISBLANK([.C164])); NOT(ISBLANK([.H163]))); [.H163]; &quot;&quot;)&#10;       ))" office:value-type="string" office:string-value="2026-01-10T10:24:00" calcext:value-type="string">
            <text:p>2026-01-10T10:24: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rp2_temperature</text:p>
          </table:table-cell>
          <table:table-cell office:value-type="string" calcext:value-type="string">
            <text:p>0x000000000F0000</text:p>
          </table:table-cell>
          <table:table-cell table:style-name="ce17" table:content-validation-name="val1" table:formula="of:=IFERROR(IF(INDEX([experiments.$A:.$A] ; MATCH(TRIM([.D165]) ; TRIM([experiments.$B:.$B]) ; 0)) = 0; &quot;&quot;; INDEX([experiments.$A:.$A] ; MATCH(TRIM([.D165]) ; TRIM([experiments.$B:.$B]) ; 0))) ; &quot;&quot;)" office:value-type="float" office:value="13" calcext:value-type="float">
            <text:p>13</text:p>
          </table:table-cell>
          <table:table-cell office:value-type="string" calcext:value-type="string">
            <text:p>Queue rp2_temperature</text:p>
          </table:table-cell>
          <table:table-cell table:style-name="ce19" table:content-validation-name="val2" table:formula="of:=IF(LEN([.A165])&gt;0; &#10;       [.A165]; &#10;       IF( AND(NOT(ISBLANK([.C165])); AND(LEN([.B165])&gt;0; [.B165]&gt;0)); &#10;             TEXT(DATEVALUE(LEFT([.H164]; 10)) + TIMEVALUE(MID([.H164]; 12; 12)) + [.B165]/(86400); &#10;             &quot;YYYY-MM-DD&quot;&quot;T&quot;&quot;HH:MM:SS&quot;);&#10;             IF(AND(NOT(ISBLANK([.C165])); NOT(ISBLANK([.H164]))); [.H164]; &quot;&quot;)&#10;       ))" office:value-type="string" office:string-value="2026-01-10T10:24:00" calcext:value-type="string">
            <text:p>2026-01-10T10:24:0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166]) ; TRIM([experiments.$B:.$B]) ; 0)) = 0; &quot;&quot;; INDEX([experiments.$A:.$A] ; MATCH(TRIM([.D166]) ; TRIM([experiments.$B:.$B]) ; 0))) ; &quot;&quot;)">
            <text:p/>
          </table:table-cell>
          <table:table-cell office:value-type="string" calcext:value-type="string">
            <text:p>abort osc bones auto-launching rp temp</text:p>
          </table:table-cell>
          <table:table-cell table:style-name="ce19" table:content-validation-name="val2" table:formula="of:=IF(LEN([.A166])&gt;0; &#10;       [.A166]; &#10;       IF( AND(NOT(ISBLANK([.C166])); AND(LEN([.B166])&gt;0; [.B166]&gt;0)); &#10;             TEXT(DATEVALUE(LEFT([.H165]; 10)) + TIMEVALUE(MID([.H165]; 12; 12)) + [.B166]/(86400); &#10;             &quot;YYYY-MM-DD&quot;&quot;T&quot;&quot;HH:MM:SS&quot;);&#10;             IF(AND(NOT(ISBLANK([.C166])); NOT(ISBLANK([.H165]))); [.H165]; &quot;&quot;)&#10;       ))" office:value-type="string" office:string-value="2026-01-10T10:24:40" calcext:value-type="string">
            <text:p>2026-01-10T10:24:4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tt_um_ttrpg_dice</text:p>
          </table:table-cell>
          <table:table-cell/>
          <table:table-cell table:style-name="ce17" table:content-validation-name="val1" table:formula="of:=IFERROR(IF(INDEX([experiments.$A:.$A] ; MATCH(TRIM([.D167]) ; TRIM([experiments.$B:.$B]) ; 0)) = 0; &quot;&quot;; INDEX([experiments.$A:.$A] ; MATCH(TRIM([.D167]) ; TRIM([experiments.$B:.$B]) ; 0))) ; &quot;&quot;)" office:value-type="float" office:value="10" calcext:value-type="float">
            <text:p>10</text:p>
          </table:table-cell>
          <table:table-cell office:value-type="string" calcext:value-type="string">
            <text:p>Queue tt_um_ttrpg_dice</text:p>
          </table:table-cell>
          <table:table-cell table:style-name="ce19" table:content-validation-name="val2" table:formula="of:=IF(LEN([.A167])&gt;0; &#10;       [.A167]; &#10;       IF( AND(NOT(ISBLANK([.C167])); AND(LEN([.B167])&gt;0; [.B167]&gt;0)); &#10;             TEXT(DATEVALUE(LEFT([.H166]; 10)) + TIMEVALUE(MID([.H166]; 12; 12)) + [.B167]/(86400); &#10;             &quot;YYYY-MM-DD&quot;&quot;T&quot;&quot;HH:MM:SS&quot;);&#10;             IF(AND(NOT(ISBLANK([.C167])); NOT(ISBLANK([.H166]))); [.H166]; &quot;&quot;)&#10;       ))" office:value-type="string" office:string-value="2026-01-10T10:24:50" calcext:value-type="string">
            <text:p>2026-01-10T10:24:5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168]) ; TRIM([experiments.$B:.$B]) ; 0)) = 0; &quot;&quot;; INDEX([experiments.$A:.$A] ; MATCH(TRIM([.D168]) ; TRIM([experiments.$B:.$B]) ; 0))) ; &quot;&quot;)">
            <text:p/>
          </table:table-cell>
          <table:table-cell office:value-type="string" calcext:value-type="string">
            <text:p>abort rp2 temp auto-starting tt_um_ttrpg_dice</text:p>
          </table:table-cell>
          <table:table-cell table:style-name="ce19" table:content-validation-name="val2" table:formula="of:=IF(LEN([.A168])&gt;0; &#10;       [.A168]; &#10;       IF( AND(NOT(ISBLANK([.C168])); AND(LEN([.B168])&gt;0; [.B168]&gt;0)); &#10;             TEXT(DATEVALUE(LEFT([.H167]; 10)) + TIMEVALUE(MID([.H167]; 12; 12)) + [.B168]/(86400); &#10;             &quot;YYYY-MM-DD&quot;&quot;T&quot;&quot;HH:MM:SS&quot;);&#10;             IF(AND(NOT(ISBLANK([.C168])); NOT(ISBLANK([.H167]))); [.H167]; &quot;&quot;)&#10;       ))" office:value-type="string" office:string-value="2026-01-10T10:25:30" calcext:value-type="string">
            <text:p>2026-01-10T10:25:3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169]) ; TRIM([experiments.$B:.$B]) ; 0)) = 0; &quot;&quot;; INDEX([experiments.$A:.$A] ; MATCH(TRIM([.D169]) ; TRIM([experiments.$B:.$B]) ; 0))) ; &quot;&quot;)">
            <text:p/>
          </table:table-cell>
          <table:table-cell office:value-type="string" calcext:value-type="string">
            <text:p>ensure tt_um_ttrpg_dice is done</text:p>
          </table:table-cell>
          <table:table-cell table:style-name="ce19" table:content-validation-name="val2" table:formula="of:=IF(LEN([.A169])&gt;0; &#10;       [.A169]; &#10;       IF( AND(NOT(ISBLANK([.C169])); AND(LEN([.B169])&gt;0; [.B169]&gt;0)); &#10;             TEXT(DATEVALUE(LEFT([.H168]; 10)) + TIMEVALUE(MID([.H168]; 12; 12)) + [.B169]/(86400); &#10;             &quot;YYYY-MM-DD&quot;&quot;T&quot;&quot;HH:MM:SS&quot;);&#10;             IF(AND(NOT(ISBLANK([.C169])); NOT(ISBLANK([.H168]))); [.H168]; &quot;&quot;)&#10;       ))" office:value-type="string" office:string-value="2026-01-10T10:29:30" calcext:value-type="string">
            <text:p>2026-01-10T10:29:3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ing</text:p>
          </table:table-cell>
          <table:table-cell/>
          <table:table-cell office:value-type="string" calcext:value-type="string">
            <text:p>0x4c503233</text:p>
          </table:table-cell>
          <table:table-cell table:style-name="ce17" table:content-validation-name="val1" table:formula="of:=IFERROR(IF(INDEX([experiments.$A:.$A] ; MATCH(TRIM([.D170]) ; TRIM([experiments.$B:.$B]) ; 0)) = 0; &quot;&quot;; INDEX([experiments.$A:.$A] ; MATCH(TRIM([.D170]) ; TRIM([experiments.$B:.$B]) ; 0))) ; &quot;&quot;)">
            <text:p/>
          </table:table-cell>
          <table:table-cell office:value-type="string" calcext:value-type="string">
            <text:p>Ping LP23</text:p>
          </table:table-cell>
          <table:table-cell table:style-name="ce19" table:content-validation-name="val2" table:formula="of:=IF(LEN([.A170])&gt;0; &#10;       [.A170]; &#10;       IF( AND(NOT(ISBLANK([.C170])); AND(LEN([.B170])&gt;0; [.B170]&gt;0)); &#10;             TEXT(DATEVALUE(LEFT([.H169]; 10)) + TIMEVALUE(MID([.H169]; 12; 12)) + [.B170]/(86400); &#10;             &quot;YYYY-MM-DD&quot;&quot;T&quot;&quot;HH:MM:SS&quot;);&#10;             IF(AND(NOT(ISBLANK([.C170])); NOT(ISBLANK([.H169]))); [.H169]; &quot;&quot;)&#10;       ))" office:value-type="string" office:string-value="2026-01-10T10:29:30" calcext:value-type="string">
            <text:p>2026-01-10T10:29:3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t_um_oscillating_bones</text:p>
          </table:table-cell>
          <table:table-cell office:value-type="string" calcext:value-type="string">
            <text:p>0x20</text:p>
          </table:table-cell>
          <table:table-cell table:style-name="ce17" table:content-validation-name="val1" table:formula="of:=IFERROR(IF(INDEX([experiments.$A:.$A] ; MATCH(TRIM([.D171]) ; TRIM([experiments.$B:.$B]) ; 0)) = 0; &quot;&quot;; INDEX([experiments.$A:.$A] ; MATCH(TRIM([.D171]) ; TRIM([experiments.$B:.$B]) ; 0))) ; &quot;&quot;)" office:value-type="float" office:value="3" calcext:value-type="float">
            <text:p>3</text:p>
          </table:table-cell>
          <table:table-cell office:value-type="string" calcext:value-type="string">
            <text:p>Run tt_um_oscillating_bones</text:p>
          </table:table-cell>
          <table:table-cell table:style-name="ce19" table:content-validation-name="val2" table:formula="of:=IF(LEN([.A171])&gt;0; &#10;       [.A171]; &#10;       IF( AND(NOT(ISBLANK([.C171])); AND(LEN([.B171])&gt;0; [.B171]&gt;0)); &#10;             TEXT(DATEVALUE(LEFT([.H170]; 10)) + TIMEVALUE(MID([.H170]; 12; 12)) + [.B171]/(86400); &#10;             &quot;YYYY-MM-DD&quot;&quot;T&quot;&quot;HH:MM:SS&quot;);&#10;             IF(AND(NOT(ISBLANK([.C171])); NOT(ISBLANK([.H170]))); [.H170]; &quot;&quot;)&#10;       ))" office:value-type="string" office:string-value="2026-01-10T10:29:40" calcext:value-type="string">
            <text:p>2026-01-10T10:29:4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tt_contributors</text:p>
          </table:table-cell>
          <table:table-cell office:value-type="string" calcext:value-type="string">
            <text:p>0x01</text:p>
          </table:table-cell>
          <table:table-cell table:style-name="ce17" table:content-validation-name="val1" table:formula="of:=IFERROR(IF(INDEX([experiments.$A:.$A] ; MATCH(TRIM([.D172]) ; TRIM([experiments.$B:.$B]) ; 0)) = 0; &quot;&quot;; INDEX([experiments.$A:.$A] ; MATCH(TRIM([.D172]) ; TRIM([experiments.$B:.$B]) ; 0))) ; &quot;&quot;)" office:value-type="float" office:value="128" calcext:value-type="float">
            <text:p>128</text:p>
          </table:table-cell>
          <table:table-cell office:value-type="string" calcext:value-type="string">
            <text:p>Queue tt_contributors</text:p>
          </table:table-cell>
          <table:table-cell table:style-name="ce19" table:content-validation-name="val2" table:formula="of:=IF(LEN([.A172])&gt;0; &#10;       [.A172]; &#10;       IF( AND(NOT(ISBLANK([.C172])); AND(LEN([.B172])&gt;0; [.B172]&gt;0)); &#10;             TEXT(DATEVALUE(LEFT([.H171]; 10)) + TIMEVALUE(MID([.H171]; 12; 12)) + [.B172]/(86400); &#10;             &quot;YYYY-MM-DD&quot;&quot;T&quot;&quot;HH:MM:SS&quot;);&#10;             IF(AND(NOT(ISBLANK([.C172])); NOT(ISBLANK([.H171]))); [.H171]; &quot;&quot;)&#10;       ))" office:value-type="string" office:string-value="2026-01-10T10:29:40" calcext:value-type="string">
            <text:p>2026-01-10T10:29:4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173]) ; TRIM([experiments.$B:.$B]) ; 0)) = 0; &quot;&quot;; INDEX([experiments.$A:.$A] ; MATCH(TRIM([.D173]) ; TRIM([experiments.$B:.$B]) ; 0))) ; &quot;&quot;)">
            <text:p/>
          </table:table-cell>
          <table:table-cell office:value-type="string" calcext:value-type="string">
            <text:p>abort osc bones auto-launching contrib loto</text:p>
          </table:table-cell>
          <table:table-cell table:style-name="ce19" table:content-validation-name="val2" table:formula="of:=IF(LEN([.A173])&gt;0; &#10;       [.A173]; &#10;       IF( AND(NOT(ISBLANK([.C173])); AND(LEN([.B173])&gt;0; [.B173]&gt;0)); &#10;             TEXT(DATEVALUE(LEFT([.H172]; 10)) + TIMEVALUE(MID([.H172]; 12; 12)) + [.B173]/(86400); &#10;             &quot;YYYY-MM-DD&quot;&quot;T&quot;&quot;HH:MM:SS&quot;);&#10;             IF(AND(NOT(ISBLANK([.C173])); NOT(ISBLANK([.H172]))); [.H172]; &quot;&quot;)&#10;       ))" office:value-type="string" office:string-value="2026-01-10T10:30:20" calcext:value-type="string">
            <text:p>2026-01-10T10:30:2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tt_um_msg_in_a_bottle</text:p>
          </table:table-cell>
          <table:table-cell/>
          <table:table-cell table:style-name="ce17" table:content-validation-name="val1" table:formula="of:=IFERROR(IF(INDEX([experiments.$A:.$A] ; MATCH(TRIM([.D174]) ; TRIM([experiments.$B:.$B]) ; 0)) = 0; &quot;&quot;; INDEX([experiments.$A:.$A] ; MATCH(TRIM([.D174]) ; TRIM([experiments.$B:.$B]) ; 0))) ; &quot;&quot;)" office:value-type="float" office:value="11" calcext:value-type="float">
            <text:p>11</text:p>
          </table:table-cell>
          <table:table-cell office:value-type="string" calcext:value-type="string">
            <text:p>Queue tt_um_msg_in_a_bottle</text:p>
          </table:table-cell>
          <table:table-cell table:style-name="ce19" table:content-validation-name="val2" table:formula="of:=IF(LEN([.A174])&gt;0; &#10;       [.A174]; &#10;       IF( AND(NOT(ISBLANK([.C174])); AND(LEN([.B174])&gt;0; [.B174]&gt;0)); &#10;             TEXT(DATEVALUE(LEFT([.H173]; 10)) + TIMEVALUE(MID([.H173]; 12; 12)) + [.B174]/(86400); &#10;             &quot;YYYY-MM-DD&quot;&quot;T&quot;&quot;HH:MM:SS&quot;);&#10;             IF(AND(NOT(ISBLANK([.C174])); NOT(ISBLANK([.H173]))); [.H173]; &quot;&quot;)&#10;       ))" office:value-type="string" office:string-value="2026-01-10T10:30:30" calcext:value-type="string">
            <text:p>2026-01-10T10:30:3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175]) ; TRIM([experiments.$B:.$B]) ; 0)) = 0; &quot;&quot;; INDEX([experiments.$A:.$A] ; MATCH(TRIM([.D175]) ; TRIM([experiments.$B:.$B]) ; 0))) ; &quot;&quot;)">
            <text:p/>
          </table:table-cell>
          <table:table-cell office:value-type="string" calcext:value-type="string">
            <text:p>ensure tt_um_msg_in_a_bottle is done</text:p>
          </table:table-cell>
          <table:table-cell table:style-name="ce19" table:content-validation-name="val2" table:formula="of:=IF(LEN([.A175])&gt;0; &#10;       [.A175]; &#10;       IF( AND(NOT(ISBLANK([.C175])); AND(LEN([.B175])&gt;0; [.B175]&gt;0)); &#10;             TEXT(DATEVALUE(LEFT([.H174]; 10)) + TIMEVALUE(MID([.H174]; 12; 12)) + [.B175]/(86400); &#10;             &quot;YYYY-MM-DD&quot;&quot;T&quot;&quot;HH:MM:SS&quot;);&#10;             IF(AND(NOT(ISBLANK([.C175])); NOT(ISBLANK([.H174]))); [.H174]; &quot;&quot;)&#10;       ))" office:value-type="string" office:string-value="2026-01-10T10:34:30" calcext:value-type="string">
            <text:p>2026-01-10T10:34:3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ing</text:p>
          </table:table-cell>
          <table:table-cell/>
          <table:table-cell office:value-type="string" calcext:value-type="string">
            <text:p>0x4c503234</text:p>
          </table:table-cell>
          <table:table-cell table:style-name="ce17" table:content-validation-name="val1" table:formula="of:=IFERROR(IF(INDEX([experiments.$A:.$A] ; MATCH(TRIM([.D176]) ; TRIM([experiments.$B:.$B]) ; 0)) = 0; &quot;&quot;; INDEX([experiments.$A:.$A] ; MATCH(TRIM([.D176]) ; TRIM([experiments.$B:.$B]) ; 0))) ; &quot;&quot;)">
            <text:p/>
          </table:table-cell>
          <table:table-cell office:value-type="string" calcext:value-type="string">
            <text:p>Ping LP24</text:p>
          </table:table-cell>
          <table:table-cell table:style-name="ce19" table:content-validation-name="val2" table:formula="of:=IF(LEN([.A176])&gt;0; &#10;       [.A176]; &#10;       IF( AND(NOT(ISBLANK([.C176])); AND(LEN([.B176])&gt;0; [.B176]&gt;0)); &#10;             TEXT(DATEVALUE(LEFT([.H175]; 10)) + TIMEVALUE(MID([.H175]; 12; 12)) + [.B176]/(86400); &#10;             &quot;YYYY-MM-DD&quot;&quot;T&quot;&quot;HH:MM:SS&quot;);&#10;             IF(AND(NOT(ISBLANK([.C176])); NOT(ISBLANK([.H175]))); [.H175]; &quot;&quot;)&#10;       ))" office:value-type="string" office:string-value="2026-01-10T10:34:30" calcext:value-type="string">
            <text:p>2026-01-10T10:34:3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t_um_oscillating_bones</text:p>
          </table:table-cell>
          <table:table-cell office:value-type="string" calcext:value-type="string">
            <text:p>0x20</text:p>
          </table:table-cell>
          <table:table-cell table:style-name="ce17" table:content-validation-name="val1" table:formula="of:=IFERROR(IF(INDEX([experiments.$A:.$A] ; MATCH(TRIM([.D177]) ; TRIM([experiments.$B:.$B]) ; 0)) = 0; &quot;&quot;; INDEX([experiments.$A:.$A] ; MATCH(TRIM([.D177]) ; TRIM([experiments.$B:.$B]) ; 0))) ; &quot;&quot;)" office:value-type="float" office:value="3" calcext:value-type="float">
            <text:p>3</text:p>
          </table:table-cell>
          <table:table-cell office:value-type="string" calcext:value-type="string">
            <text:p>Run tt_um_oscillating_bones</text:p>
          </table:table-cell>
          <table:table-cell table:style-name="ce19" table:content-validation-name="val2" table:formula="of:=IF(LEN([.A177])&gt;0; &#10;       [.A177]; &#10;       IF( AND(NOT(ISBLANK([.C177])); AND(LEN([.B177])&gt;0; [.B177]&gt;0)); &#10;             TEXT(DATEVALUE(LEFT([.H176]; 10)) + TIMEVALUE(MID([.H176]; 12; 12)) + [.B177]/(86400); &#10;             &quot;YYYY-MM-DD&quot;&quot;T&quot;&quot;HH:MM:SS&quot;);&#10;             IF(AND(NOT(ISBLANK([.C177])); NOT(ISBLANK([.H176]))); [.H176]; &quot;&quot;)&#10;       ))" office:value-type="string" office:string-value="2026-01-10T10:34:40" calcext:value-type="string">
            <text:p>2026-01-10T10:34:4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rp2_temperature</text:p>
          </table:table-cell>
          <table:table-cell office:value-type="string" calcext:value-type="string">
            <text:p>0x000000000F0000</text:p>
          </table:table-cell>
          <table:table-cell table:style-name="ce17" table:content-validation-name="val1" table:formula="of:=IFERROR(IF(INDEX([experiments.$A:.$A] ; MATCH(TRIM([.D178]) ; TRIM([experiments.$B:.$B]) ; 0)) = 0; &quot;&quot;; INDEX([experiments.$A:.$A] ; MATCH(TRIM([.D178]) ; TRIM([experiments.$B:.$B]) ; 0))) ; &quot;&quot;)" office:value-type="float" office:value="13" calcext:value-type="float">
            <text:p>13</text:p>
          </table:table-cell>
          <table:table-cell office:value-type="string" calcext:value-type="string">
            <text:p>Queue rp2_temperature</text:p>
          </table:table-cell>
          <table:table-cell table:style-name="ce19" table:content-validation-name="val2" table:formula="of:=IF(LEN([.A178])&gt;0; &#10;       [.A178]; &#10;       IF( AND(NOT(ISBLANK([.C178])); AND(LEN([.B178])&gt;0; [.B178]&gt;0)); &#10;             TEXT(DATEVALUE(LEFT([.H177]; 10)) + TIMEVALUE(MID([.H177]; 12; 12)) + [.B178]/(86400); &#10;             &quot;YYYY-MM-DD&quot;&quot;T&quot;&quot;HH:MM:SS&quot;);&#10;             IF(AND(NOT(ISBLANK([.C178])); NOT(ISBLANK([.H177]))); [.H177]; &quot;&quot;)&#10;       ))" office:value-type="string" office:string-value="2026-01-10T10:34:40" calcext:value-type="string">
            <text:p>2026-01-10T10:34:4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179]) ; TRIM([experiments.$B:.$B]) ; 0)) = 0; &quot;&quot;; INDEX([experiments.$A:.$A] ; MATCH(TRIM([.D179]) ; TRIM([experiments.$B:.$B]) ; 0))) ; &quot;&quot;)">
            <text:p/>
          </table:table-cell>
          <table:table-cell office:value-type="string" calcext:value-type="string">
            <text:p>Give anything queued a chance to run before reboot</text:p>
          </table:table-cell>
          <table:table-cell table:style-name="ce19" table:content-validation-name="val2" table:formula="of:=IF(LEN([.A179])&gt;0; &#10;       [.A179]; &#10;       IF( AND(NOT(ISBLANK([.C179])); AND(LEN([.B179])&gt;0; [.B179]&gt;0)); &#10;             TEXT(DATEVALUE(LEFT([.H178]; 10)) + TIMEVALUE(MID([.H178]; 12; 12)) + [.B179]/(86400); &#10;             &quot;YYYY-MM-DD&quot;&quot;T&quot;&quot;HH:MM:SS&quot;);&#10;             IF(AND(NOT(ISBLANK([.C179])); NOT(ISBLANK([.H178]))); [.H178]; &quot;&quot;)&#10;       ))" office:value-type="string" office:string-value="2026-01-10T10:35:30" calcext:value-type="string">
            <text:p>2026-01-10T10:35:3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Reboot</text:p>
          </table:table-cell>
          <table:table-cell table:number-columns-repeated="2"/>
          <table:table-cell table:style-name="ce17" table:content-validation-name="val1" table:formula="of:=IFERROR(IF(INDEX([experiments.$A:.$A] ; MATCH(TRIM([.D180]) ; TRIM([experiments.$B:.$B]) ; 0)) = 0; &quot;&quot;; INDEX([experiments.$A:.$A] ; MATCH(TRIM([.D180]) ; TRIM([experiments.$B:.$B]) ; 0))) ; &quot;&quot;)">
            <text:p/>
          </table:table-cell>
          <table:table-cell/>
          <table:table-cell table:style-name="ce19" table:content-validation-name="val2" table:formula="of:=IF(LEN([.A180])&gt;0; &#10;       [.A180]; &#10;       IF( AND(NOT(ISBLANK([.C180])); AND(LEN([.B180])&gt;0; [.B180]&gt;0)); &#10;             TEXT(DATEVALUE(LEFT([.H179]; 10)) + TIMEVALUE(MID([.H179]; 12; 12)) + [.B180]/(86400); &#10;             &quot;YYYY-MM-DD&quot;&quot;T&quot;&quot;HH:MM:SS&quot;);&#10;             IF(AND(NOT(ISBLANK([.C180])); NOT(ISBLANK([.H179]))); [.H179]; &quot;&quot;)&#10;       ))" office:value-type="string" office:string-value="2026-01-10T10:35:50" calcext:value-type="string">
            <text:p>2026-01-10T10:35:5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t_um_cejmu</text:p>
          </table:table-cell>
          <table:table-cell/>
          <table:table-cell table:style-name="ce17" table:content-validation-name="val1" table:formula="of:=IFERROR(IF(INDEX([experiments.$A:.$A] ; MATCH(TRIM([.D181]) ; TRIM([experiments.$B:.$B]) ; 0)) = 0; &quot;&quot;; INDEX([experiments.$A:.$A] ; MATCH(TRIM([.D181]) ; TRIM([experiments.$B:.$B]) ; 0))) ; &quot;&quot;)" office:value-type="float" office:value="12" calcext:value-type="float">
            <text:p>12</text:p>
          </table:table-cell>
          <table:table-cell office:value-type="string" calcext:value-type="string">
            <text:p>Run tt_um_cejmu</text:p>
          </table:table-cell>
          <table:table-cell table:style-name="ce19" table:content-validation-name="val2" table:formula="of:=IF(LEN([.A181])&gt;0; &#10;       [.A181]; &#10;       IF( AND(NOT(ISBLANK([.C181])); AND(LEN([.B181])&gt;0; [.B181]&gt;0)); &#10;             TEXT(DATEVALUE(LEFT([.H180]; 10)) + TIMEVALUE(MID([.H180]; 12; 12)) + [.B181]/(86400); &#10;             &quot;YYYY-MM-DD&quot;&quot;T&quot;&quot;HH:MM:SS&quot;);&#10;             IF(AND(NOT(ISBLANK([.C181])); NOT(ISBLANK([.H180]))); [.H180]; &quot;&quot;)&#10;       ))" office:value-type="string" office:string-value="2026-01-10T10:36:30" calcext:value-type="string">
            <text:p>2026-01-10T10:36:3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182]) ; TRIM([experiments.$B:.$B]) ; 0)) = 0; &quot;&quot;; INDEX([experiments.$A:.$A] ; MATCH(TRIM([.D182]) ; TRIM([experiments.$B:.$B]) ; 0))) ; &quot;&quot;)">
            <text:p/>
          </table:table-cell>
          <table:table-cell office:value-type="string" calcext:value-type="string">
            <text:p>abort rp2 temp auto-starting tt_um_cejmu</text:p>
          </table:table-cell>
          <table:table-cell table:style-name="ce19" table:content-validation-name="val2" table:formula="of:=IF(LEN([.A182])&gt;0; &#10;       [.A182]; &#10;       IF( AND(NOT(ISBLANK([.C182])); AND(LEN([.B182])&gt;0; [.B182]&gt;0)); &#10;             TEXT(DATEVALUE(LEFT([.H181]; 10)) + TIMEVALUE(MID([.H181]; 12; 12)) + [.B182]/(86400); &#10;             &quot;YYYY-MM-DD&quot;&quot;T&quot;&quot;HH:MM:SS&quot;);&#10;             IF(AND(NOT(ISBLANK([.C182])); NOT(ISBLANK([.H181]))); [.H181]; &quot;&quot;)&#10;       ))" office:value-type="string" office:string-value="2026-01-10T10:37:10" calcext:value-type="string">
            <text:p>2026-01-10T10:37:1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183]) ; TRIM([experiments.$B:.$B]) ; 0)) = 0; &quot;&quot;; INDEX([experiments.$A:.$A] ; MATCH(TRIM([.D183]) ; TRIM([experiments.$B:.$B]) ; 0))) ; &quot;&quot;)">
            <text:p/>
          </table:table-cell>
          <table:table-cell office:value-type="string" calcext:value-type="string">
            <text:p>ensure tt_um_cejmu is done</text:p>
          </table:table-cell>
          <table:table-cell table:style-name="ce19" table:content-validation-name="val2" table:formula="of:=IF(LEN([.A183])&gt;0; &#10;       [.A183]; &#10;       IF( AND(NOT(ISBLANK([.C183])); AND(LEN([.B183])&gt;0; [.B183]&gt;0)); &#10;             TEXT(DATEVALUE(LEFT([.H182]; 10)) + TIMEVALUE(MID([.H182]; 12; 12)) + [.B183]/(86400); &#10;             &quot;YYYY-MM-DD&quot;&quot;T&quot;&quot;HH:MM:SS&quot;);&#10;             IF(AND(NOT(ISBLANK([.C183])); NOT(ISBLANK([.H182]))); [.H182]; &quot;&quot;)&#10;       ))" office:value-type="string" office:string-value="2026-01-10T10:41:10" calcext:value-type="string">
            <text:p>2026-01-10T10:41:1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ing</text:p>
          </table:table-cell>
          <table:table-cell/>
          <table:table-cell office:value-type="string" calcext:value-type="string">
            <text:p>0x4c503235</text:p>
          </table:table-cell>
          <table:table-cell table:style-name="ce17" table:content-validation-name="val1" table:formula="of:=IFERROR(IF(INDEX([experiments.$A:.$A] ; MATCH(TRIM([.D184]) ; TRIM([experiments.$B:.$B]) ; 0)) = 0; &quot;&quot;; INDEX([experiments.$A:.$A] ; MATCH(TRIM([.D184]) ; TRIM([experiments.$B:.$B]) ; 0))) ; &quot;&quot;)">
            <text:p/>
          </table:table-cell>
          <table:table-cell office:value-type="string" calcext:value-type="string">
            <text:p>Ping LP25</text:p>
          </table:table-cell>
          <table:table-cell table:style-name="ce19" table:content-validation-name="val2" table:formula="of:=IF(LEN([.A184])&gt;0; &#10;       [.A184]; &#10;       IF( AND(NOT(ISBLANK([.C184])); AND(LEN([.B184])&gt;0; [.B184]&gt;0)); &#10;             TEXT(DATEVALUE(LEFT([.H183]; 10)) + TIMEVALUE(MID([.H183]; 12; 12)) + [.B184]/(86400); &#10;             &quot;YYYY-MM-DD&quot;&quot;T&quot;&quot;HH:MM:SS&quot;);&#10;             IF(AND(NOT(ISBLANK([.C184])); NOT(ISBLANK([.H183]))); [.H183]; &quot;&quot;)&#10;       ))" office:value-type="string" office:string-value="2026-01-10T10:41:10" calcext:value-type="string">
            <text:p>2026-01-10T10:41:1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t_um_oscillating_bones</text:p>
          </table:table-cell>
          <table:table-cell office:value-type="string" calcext:value-type="string">
            <text:p>0x20</text:p>
          </table:table-cell>
          <table:table-cell table:style-name="ce17" table:content-validation-name="val1" table:formula="of:=IFERROR(IF(INDEX([experiments.$A:.$A] ; MATCH(TRIM([.D185]) ; TRIM([experiments.$B:.$B]) ; 0)) = 0; &quot;&quot;; INDEX([experiments.$A:.$A] ; MATCH(TRIM([.D185]) ; TRIM([experiments.$B:.$B]) ; 0))) ; &quot;&quot;)" office:value-type="float" office:value="3" calcext:value-type="float">
            <text:p>3</text:p>
          </table:table-cell>
          <table:table-cell office:value-type="string" calcext:value-type="string">
            <text:p>Run tt_um_oscillating_bones</text:p>
          </table:table-cell>
          <table:table-cell table:style-name="ce19" table:content-validation-name="val2" table:formula="of:=IF(LEN([.A185])&gt;0; &#10;       [.A185]; &#10;       IF( AND(NOT(ISBLANK([.C185])); AND(LEN([.B185])&gt;0; [.B185]&gt;0)); &#10;             TEXT(DATEVALUE(LEFT([.H184]; 10)) + TIMEVALUE(MID([.H184]; 12; 12)) + [.B185]/(86400); &#10;             &quot;YYYY-MM-DD&quot;&quot;T&quot;&quot;HH:MM:SS&quot;);&#10;             IF(AND(NOT(ISBLANK([.C185])); NOT(ISBLANK([.H184]))); [.H184]; &quot;&quot;)&#10;       ))" office:value-type="string" office:string-value="2026-01-10T10:41:20" calcext:value-type="string">
            <text:p>2026-01-10T10:41:2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rp2_temperature</text:p>
          </table:table-cell>
          <table:table-cell office:value-type="string" calcext:value-type="string">
            <text:p>0x000000000F0000</text:p>
          </table:table-cell>
          <table:table-cell table:style-name="ce17" table:content-validation-name="val1" table:formula="of:=IFERROR(IF(INDEX([experiments.$A:.$A] ; MATCH(TRIM([.D186]) ; TRIM([experiments.$B:.$B]) ; 0)) = 0; &quot;&quot;; INDEX([experiments.$A:.$A] ; MATCH(TRIM([.D186]) ; TRIM([experiments.$B:.$B]) ; 0))) ; &quot;&quot;)" office:value-type="float" office:value="13" calcext:value-type="float">
            <text:p>13</text:p>
          </table:table-cell>
          <table:table-cell office:value-type="string" calcext:value-type="string">
            <text:p>Queue rp2_temperature</text:p>
          </table:table-cell>
          <table:table-cell table:style-name="ce19" table:content-validation-name="val2" table:formula="of:=IF(LEN([.A186])&gt;0; &#10;       [.A186]; &#10;       IF( AND(NOT(ISBLANK([.C186])); AND(LEN([.B186])&gt;0; [.B186]&gt;0)); &#10;             TEXT(DATEVALUE(LEFT([.H185]; 10)) + TIMEVALUE(MID([.H185]; 12; 12)) + [.B186]/(86400); &#10;             &quot;YYYY-MM-DD&quot;&quot;T&quot;&quot;HH:MM:SS&quot;);&#10;             IF(AND(NOT(ISBLANK([.C186])); NOT(ISBLANK([.H185]))); [.H185]; &quot;&quot;)&#10;       ))" office:value-type="string" office:string-value="2026-01-10T10:41:20" calcext:value-type="string">
            <text:p>2026-01-10T10:41:2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187]) ; TRIM([experiments.$B:.$B]) ; 0)) = 0; &quot;&quot;; INDEX([experiments.$A:.$A] ; MATCH(TRIM([.D187]) ; TRIM([experiments.$B:.$B]) ; 0))) ; &quot;&quot;)">
            <text:p/>
          </table:table-cell>
          <table:table-cell office:value-type="string" calcext:value-type="string">
            <text:p>abort osc bones auto-launching rp temp</text:p>
          </table:table-cell>
          <table:table-cell table:style-name="ce19" table:content-validation-name="val2" table:formula="of:=IF(LEN([.A187])&gt;0; &#10;       [.A187]; &#10;       IF( AND(NOT(ISBLANK([.C187])); AND(LEN([.B187])&gt;0; [.B187]&gt;0)); &#10;             TEXT(DATEVALUE(LEFT([.H186]; 10)) + TIMEVALUE(MID([.H186]; 12; 12)) + [.B187]/(86400); &#10;             &quot;YYYY-MM-DD&quot;&quot;T&quot;&quot;HH:MM:SS&quot;);&#10;             IF(AND(NOT(ISBLANK([.C187])); NOT(ISBLANK([.H186]))); [.H186]; &quot;&quot;)&#10;       ))" office:value-type="string" office:string-value="2026-01-10T10:42:00" calcext:value-type="string">
            <text:p>2026-01-10T10:42:0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tt_um_CKPope_top</text:p>
          </table:table-cell>
          <table:table-cell/>
          <table:table-cell table:style-name="ce17" table:content-validation-name="val1" table:formula="of:=IFERROR(IF(INDEX([experiments.$A:.$A] ; MATCH(TRIM([.D188]) ; TRIM([experiments.$B:.$B]) ; 0)) = 0; &quot;&quot;; INDEX([experiments.$A:.$A] ; MATCH(TRIM([.D188]) ; TRIM([experiments.$B:.$B]) ; 0))) ; &quot;&quot;)" office:value-type="float" office:value="14" calcext:value-type="float">
            <text:p>14</text:p>
          </table:table-cell>
          <table:table-cell office:value-type="string" calcext:value-type="string">
            <text:p>Queue tt_um_CKPope_top</text:p>
          </table:table-cell>
          <table:table-cell table:style-name="ce19" table:content-validation-name="val2" table:formula="of:=IF(LEN([.A188])&gt;0; &#10;       [.A188]; &#10;       IF( AND(NOT(ISBLANK([.C188])); AND(LEN([.B188])&gt;0; [.B188]&gt;0)); &#10;             TEXT(DATEVALUE(LEFT([.H187]; 10)) + TIMEVALUE(MID([.H187]; 12; 12)) + [.B188]/(86400); &#10;             &quot;YYYY-MM-DD&quot;&quot;T&quot;&quot;HH:MM:SS&quot;);&#10;             IF(AND(NOT(ISBLANK([.C188])); NOT(ISBLANK([.H187]))); [.H187]; &quot;&quot;)&#10;       ))" office:value-type="string" office:string-value="2026-01-10T10:42:10" calcext:value-type="string">
            <text:p>2026-01-10T10:42:1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189]) ; TRIM([experiments.$B:.$B]) ; 0)) = 0; &quot;&quot;; INDEX([experiments.$A:.$A] ; MATCH(TRIM([.D189]) ; TRIM([experiments.$B:.$B]) ; 0))) ; &quot;&quot;)">
            <text:p/>
          </table:table-cell>
          <table:table-cell office:value-type="string" calcext:value-type="string">
            <text:p>abort rp2 temp auto-starting tt_um_CKPope_top</text:p>
          </table:table-cell>
          <table:table-cell table:style-name="ce19" table:content-validation-name="val2" table:formula="of:=IF(LEN([.A189])&gt;0; &#10;       [.A189]; &#10;       IF( AND(NOT(ISBLANK([.C189])); AND(LEN([.B189])&gt;0; [.B189]&gt;0)); &#10;             TEXT(DATEVALUE(LEFT([.H188]; 10)) + TIMEVALUE(MID([.H188]; 12; 12)) + [.B189]/(86400); &#10;             &quot;YYYY-MM-DD&quot;&quot;T&quot;&quot;HH:MM:SS&quot;);&#10;             IF(AND(NOT(ISBLANK([.C189])); NOT(ISBLANK([.H188]))); [.H188]; &quot;&quot;)&#10;       ))" office:value-type="string" office:string-value="2026-01-10T10:42:50" calcext:value-type="string">
            <text:p>2026-01-10T10:42:5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190]) ; TRIM([experiments.$B:.$B]) ; 0)) = 0; &quot;&quot;; INDEX([experiments.$A:.$A] ; MATCH(TRIM([.D190]) ; TRIM([experiments.$B:.$B]) ; 0))) ; &quot;&quot;)">
            <text:p/>
          </table:table-cell>
          <table:table-cell office:value-type="string" calcext:value-type="string">
            <text:p>ensure tt_um_CKPope_top is done</text:p>
          </table:table-cell>
          <table:table-cell table:style-name="ce19" table:content-validation-name="val2" table:formula="of:=IF(LEN([.A190])&gt;0; &#10;       [.A190]; &#10;       IF( AND(NOT(ISBLANK([.C190])); AND(LEN([.B190])&gt;0; [.B190]&gt;0)); &#10;             TEXT(DATEVALUE(LEFT([.H189]; 10)) + TIMEVALUE(MID([.H189]; 12; 12)) + [.B190]/(86400); &#10;             &quot;YYYY-MM-DD&quot;&quot;T&quot;&quot;HH:MM:SS&quot;);&#10;             IF(AND(NOT(ISBLANK([.C190])); NOT(ISBLANK([.H189]))); [.H189]; &quot;&quot;)&#10;       ))" office:value-type="string" office:string-value="2026-01-10T10:46:50" calcext:value-type="string">
            <text:p>2026-01-10T10:46:5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ing</text:p>
          </table:table-cell>
          <table:table-cell/>
          <table:table-cell office:value-type="string" calcext:value-type="string">
            <text:p>0x4c503236</text:p>
          </table:table-cell>
          <table:table-cell table:style-name="ce17" table:content-validation-name="val1" table:formula="of:=IFERROR(IF(INDEX([experiments.$A:.$A] ; MATCH(TRIM([.D191]) ; TRIM([experiments.$B:.$B]) ; 0)) = 0; &quot;&quot;; INDEX([experiments.$A:.$A] ; MATCH(TRIM([.D191]) ; TRIM([experiments.$B:.$B]) ; 0))) ; &quot;&quot;)">
            <text:p/>
          </table:table-cell>
          <table:table-cell office:value-type="string" calcext:value-type="string">
            <text:p>Ping LP26</text:p>
          </table:table-cell>
          <table:table-cell table:style-name="ce19" table:content-validation-name="val2" table:formula="of:=IF(LEN([.A191])&gt;0; &#10;       [.A191]; &#10;       IF( AND(NOT(ISBLANK([.C191])); AND(LEN([.B191])&gt;0; [.B191]&gt;0)); &#10;             TEXT(DATEVALUE(LEFT([.H190]; 10)) + TIMEVALUE(MID([.H190]; 12; 12)) + [.B191]/(86400); &#10;             &quot;YYYY-MM-DD&quot;&quot;T&quot;&quot;HH:MM:SS&quot;);&#10;             IF(AND(NOT(ISBLANK([.C191])); NOT(ISBLANK([.H190]))); [.H190]; &quot;&quot;)&#10;       ))" office:value-type="string" office:string-value="2026-01-10T10:46:50" calcext:value-type="string">
            <text:p>2026-01-10T10:46:5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t_um_oscillating_bones</text:p>
          </table:table-cell>
          <table:table-cell office:value-type="string" calcext:value-type="string">
            <text:p>0x20</text:p>
          </table:table-cell>
          <table:table-cell table:style-name="ce17" table:content-validation-name="val1" table:formula="of:=IFERROR(IF(INDEX([experiments.$A:.$A] ; MATCH(TRIM([.D192]) ; TRIM([experiments.$B:.$B]) ; 0)) = 0; &quot;&quot;; INDEX([experiments.$A:.$A] ; MATCH(TRIM([.D192]) ; TRIM([experiments.$B:.$B]) ; 0))) ; &quot;&quot;)" office:value-type="float" office:value="3" calcext:value-type="float">
            <text:p>3</text:p>
          </table:table-cell>
          <table:table-cell office:value-type="string" calcext:value-type="string">
            <text:p>Run tt_um_oscillating_bones</text:p>
          </table:table-cell>
          <table:table-cell table:style-name="ce19" table:content-validation-name="val2" table:formula="of:=IF(LEN([.A192])&gt;0; &#10;       [.A192]; &#10;       IF( AND(NOT(ISBLANK([.C192])); AND(LEN([.B192])&gt;0; [.B192]&gt;0)); &#10;             TEXT(DATEVALUE(LEFT([.H191]; 10)) + TIMEVALUE(MID([.H191]; 12; 12)) + [.B192]/(86400); &#10;             &quot;YYYY-MM-DD&quot;&quot;T&quot;&quot;HH:MM:SS&quot;);&#10;             IF(AND(NOT(ISBLANK([.C192])); NOT(ISBLANK([.H191]))); [.H191]; &quot;&quot;)&#10;       ))" office:value-type="string" office:string-value="2026-01-10T10:47:00" calcext:value-type="string">
            <text:p>2026-01-10T10:47: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tt_contributors</text:p>
          </table:table-cell>
          <table:table-cell office:value-type="string" calcext:value-type="string">
            <text:p>0x01</text:p>
          </table:table-cell>
          <table:table-cell table:style-name="ce17" table:content-validation-name="val1" table:formula="of:=IFERROR(IF(INDEX([experiments.$A:.$A] ; MATCH(TRIM([.D193]) ; TRIM([experiments.$B:.$B]) ; 0)) = 0; &quot;&quot;; INDEX([experiments.$A:.$A] ; MATCH(TRIM([.D193]) ; TRIM([experiments.$B:.$B]) ; 0))) ; &quot;&quot;)" office:value-type="float" office:value="128" calcext:value-type="float">
            <text:p>128</text:p>
          </table:table-cell>
          <table:table-cell office:value-type="string" calcext:value-type="string">
            <text:p>Queue tt_contributors</text:p>
          </table:table-cell>
          <table:table-cell table:style-name="ce19" table:content-validation-name="val2" table:formula="of:=IF(LEN([.A193])&gt;0; &#10;       [.A193]; &#10;       IF( AND(NOT(ISBLANK([.C193])); AND(LEN([.B193])&gt;0; [.B193]&gt;0)); &#10;             TEXT(DATEVALUE(LEFT([.H192]; 10)) + TIMEVALUE(MID([.H192]; 12; 12)) + [.B193]/(86400); &#10;             &quot;YYYY-MM-DD&quot;&quot;T&quot;&quot;HH:MM:SS&quot;);&#10;             IF(AND(NOT(ISBLANK([.C193])); NOT(ISBLANK([.H192]))); [.H192]; &quot;&quot;)&#10;       ))" office:value-type="string" office:string-value="2026-01-10T10:47:00" calcext:value-type="string">
            <text:p>2026-01-10T10:47:0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194]) ; TRIM([experiments.$B:.$B]) ; 0)) = 0; &quot;&quot;; INDEX([experiments.$A:.$A] ; MATCH(TRIM([.D194]) ; TRIM([experiments.$B:.$B]) ; 0))) ; &quot;&quot;)">
            <text:p/>
          </table:table-cell>
          <table:table-cell office:value-type="string" calcext:value-type="string">
            <text:p>abort osc bones auto-launching contrib loto</text:p>
          </table:table-cell>
          <table:table-cell table:style-name="ce19" table:content-validation-name="val2" table:formula="of:=IF(LEN([.A194])&gt;0; &#10;       [.A194]; &#10;       IF( AND(NOT(ISBLANK([.C194])); AND(LEN([.B194])&gt;0; [.B194]&gt;0)); &#10;             TEXT(DATEVALUE(LEFT([.H193]; 10)) + TIMEVALUE(MID([.H193]; 12; 12)) + [.B194]/(86400); &#10;             &quot;YYYY-MM-DD&quot;&quot;T&quot;&quot;HH:MM:SS&quot;);&#10;             IF(AND(NOT(ISBLANK([.C194])); NOT(ISBLANK([.H193]))); [.H193]; &quot;&quot;)&#10;       ))" office:value-type="string" office:string-value="2026-01-10T10:47:40" calcext:value-type="string">
            <text:p>2026-01-10T10:47:4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tt_um_PAL</text:p>
          </table:table-cell>
          <table:table-cell/>
          <table:table-cell table:style-name="ce17" table:content-validation-name="val1" table:formula="of:=IFERROR(IF(INDEX([experiments.$A:.$A] ; MATCH(TRIM([.D195]) ; TRIM([experiments.$B:.$B]) ; 0)) = 0; &quot;&quot;; INDEX([experiments.$A:.$A] ; MATCH(TRIM([.D195]) ; TRIM([experiments.$B:.$B]) ; 0))) ; &quot;&quot;)" office:value-type="float" office:value="15" calcext:value-type="float">
            <text:p>15</text:p>
          </table:table-cell>
          <table:table-cell office:value-type="string" calcext:value-type="string">
            <text:p>Queue tt_um_PAL</text:p>
          </table:table-cell>
          <table:table-cell table:style-name="ce19" table:content-validation-name="val2" table:formula="of:=IF(LEN([.A195])&gt;0; &#10;       [.A195]; &#10;       IF( AND(NOT(ISBLANK([.C195])); AND(LEN([.B195])&gt;0; [.B195]&gt;0)); &#10;             TEXT(DATEVALUE(LEFT([.H194]; 10)) + TIMEVALUE(MID([.H194]; 12; 12)) + [.B195]/(86400); &#10;             &quot;YYYY-MM-DD&quot;&quot;T&quot;&quot;HH:MM:SS&quot;);&#10;             IF(AND(NOT(ISBLANK([.C195])); NOT(ISBLANK([.H194]))); [.H194]; &quot;&quot;)&#10;       ))" office:value-type="string" office:string-value="2026-01-10T10:47:50" calcext:value-type="string">
            <text:p>2026-01-10T10:47:5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196]) ; TRIM([experiments.$B:.$B]) ; 0)) = 0; &quot;&quot;; INDEX([experiments.$A:.$A] ; MATCH(TRIM([.D196]) ; TRIM([experiments.$B:.$B]) ; 0))) ; &quot;&quot;)">
            <text:p/>
          </table:table-cell>
          <table:table-cell office:value-type="string" calcext:value-type="string">
            <text:p>ensure tt_um_PAL is done</text:p>
          </table:table-cell>
          <table:table-cell table:style-name="ce19" table:content-validation-name="val2" table:formula="of:=IF(LEN([.A196])&gt;0; &#10;       [.A196]; &#10;       IF( AND(NOT(ISBLANK([.C196])); AND(LEN([.B196])&gt;0; [.B196]&gt;0)); &#10;             TEXT(DATEVALUE(LEFT([.H195]; 10)) + TIMEVALUE(MID([.H195]; 12; 12)) + [.B196]/(86400); &#10;             &quot;YYYY-MM-DD&quot;&quot;T&quot;&quot;HH:MM:SS&quot;);&#10;             IF(AND(NOT(ISBLANK([.C196])); NOT(ISBLANK([.H195]))); [.H195]; &quot;&quot;)&#10;       ))" office:value-type="string" office:string-value="2026-01-10T10:51:50" calcext:value-type="string">
            <text:p>2026-01-10T10:51:5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ing</text:p>
          </table:table-cell>
          <table:table-cell/>
          <table:table-cell office:value-type="string" calcext:value-type="string">
            <text:p>0x4c503237</text:p>
          </table:table-cell>
          <table:table-cell table:style-name="ce17" table:content-validation-name="val1" table:formula="of:=IFERROR(IF(INDEX([experiments.$A:.$A] ; MATCH(TRIM([.D197]) ; TRIM([experiments.$B:.$B]) ; 0)) = 0; &quot;&quot;; INDEX([experiments.$A:.$A] ; MATCH(TRIM([.D197]) ; TRIM([experiments.$B:.$B]) ; 0))) ; &quot;&quot;)">
            <text:p/>
          </table:table-cell>
          <table:table-cell office:value-type="string" calcext:value-type="string">
            <text:p>Ping LP27</text:p>
          </table:table-cell>
          <table:table-cell table:style-name="ce19" table:content-validation-name="val2" table:formula="of:=IF(LEN([.A197])&gt;0; &#10;       [.A197]; &#10;       IF( AND(NOT(ISBLANK([.C197])); AND(LEN([.B197])&gt;0; [.B197]&gt;0)); &#10;             TEXT(DATEVALUE(LEFT([.H196]; 10)) + TIMEVALUE(MID([.H196]; 12; 12)) + [.B197]/(86400); &#10;             &quot;YYYY-MM-DD&quot;&quot;T&quot;&quot;HH:MM:SS&quot;);&#10;             IF(AND(NOT(ISBLANK([.C197])); NOT(ISBLANK([.H196]))); [.H196]; &quot;&quot;)&#10;       ))" office:value-type="string" office:string-value="2026-01-10T10:51:50" calcext:value-type="string">
            <text:p>2026-01-10T10:51:5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t_um_oscillating_bones</text:p>
          </table:table-cell>
          <table:table-cell office:value-type="string" calcext:value-type="string">
            <text:p>0x20</text:p>
          </table:table-cell>
          <table:table-cell table:style-name="ce17" table:content-validation-name="val1" table:formula="of:=IFERROR(IF(INDEX([experiments.$A:.$A] ; MATCH(TRIM([.D198]) ; TRIM([experiments.$B:.$B]) ; 0)) = 0; &quot;&quot;; INDEX([experiments.$A:.$A] ; MATCH(TRIM([.D198]) ; TRIM([experiments.$B:.$B]) ; 0))) ; &quot;&quot;)" office:value-type="float" office:value="3" calcext:value-type="float">
            <text:p>3</text:p>
          </table:table-cell>
          <table:table-cell office:value-type="string" calcext:value-type="string">
            <text:p>Run tt_um_oscillating_bones</text:p>
          </table:table-cell>
          <table:table-cell table:style-name="ce19" table:content-validation-name="val2" table:formula="of:=IF(LEN([.A198])&gt;0; &#10;       [.A198]; &#10;       IF( AND(NOT(ISBLANK([.C198])); AND(LEN([.B198])&gt;0; [.B198]&gt;0)); &#10;             TEXT(DATEVALUE(LEFT([.H197]; 10)) + TIMEVALUE(MID([.H197]; 12; 12)) + [.B198]/(86400); &#10;             &quot;YYYY-MM-DD&quot;&quot;T&quot;&quot;HH:MM:SS&quot;);&#10;             IF(AND(NOT(ISBLANK([.C198])); NOT(ISBLANK([.H197]))); [.H197]; &quot;&quot;)&#10;       ))" office:value-type="string" office:string-value="2026-01-10T10:52:00" calcext:value-type="string">
            <text:p>2026-01-10T10:52: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rp2_temperature</text:p>
          </table:table-cell>
          <table:table-cell office:value-type="string" calcext:value-type="string">
            <text:p>0x000000000F0000</text:p>
          </table:table-cell>
          <table:table-cell table:style-name="ce17" table:content-validation-name="val1" table:formula="of:=IFERROR(IF(INDEX([experiments.$A:.$A] ; MATCH(TRIM([.D199]) ; TRIM([experiments.$B:.$B]) ; 0)) = 0; &quot;&quot;; INDEX([experiments.$A:.$A] ; MATCH(TRIM([.D199]) ; TRIM([experiments.$B:.$B]) ; 0))) ; &quot;&quot;)" office:value-type="float" office:value="13" calcext:value-type="float">
            <text:p>13</text:p>
          </table:table-cell>
          <table:table-cell office:value-type="string" calcext:value-type="string">
            <text:p>Queue rp2_temperature</text:p>
          </table:table-cell>
          <table:table-cell table:style-name="ce19" table:content-validation-name="val2" table:formula="of:=IF(LEN([.A199])&gt;0; &#10;       [.A199]; &#10;       IF( AND(NOT(ISBLANK([.C199])); AND(LEN([.B199])&gt;0; [.B199]&gt;0)); &#10;             TEXT(DATEVALUE(LEFT([.H198]; 10)) + TIMEVALUE(MID([.H198]; 12; 12)) + [.B199]/(86400); &#10;             &quot;YYYY-MM-DD&quot;&quot;T&quot;&quot;HH:MM:SS&quot;);&#10;             IF(AND(NOT(ISBLANK([.C199])); NOT(ISBLANK([.H198]))); [.H198]; &quot;&quot;)&#10;       ))" office:value-type="string" office:string-value="2026-01-10T10:52:00" calcext:value-type="string">
            <text:p>2026-01-10T10:52:0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200]) ; TRIM([experiments.$B:.$B]) ; 0)) = 0; &quot;&quot;; INDEX([experiments.$A:.$A] ; MATCH(TRIM([.D200]) ; TRIM([experiments.$B:.$B]) ; 0))) ; &quot;&quot;)">
            <text:p/>
          </table:table-cell>
          <table:table-cell office:value-type="string" calcext:value-type="string">
            <text:p>abort osc bones auto-launching rp temp</text:p>
          </table:table-cell>
          <table:table-cell table:style-name="ce19" table:content-validation-name="val2" table:formula="of:=IF(LEN([.A200])&gt;0; &#10;       [.A200]; &#10;       IF( AND(NOT(ISBLANK([.C200])); AND(LEN([.B200])&gt;0; [.B200]&gt;0)); &#10;             TEXT(DATEVALUE(LEFT([.H199]; 10)) + TIMEVALUE(MID([.H199]; 12; 12)) + [.B200]/(86400); &#10;             &quot;YYYY-MM-DD&quot;&quot;T&quot;&quot;HH:MM:SS&quot;);&#10;             IF(AND(NOT(ISBLANK([.C200])); NOT(ISBLANK([.H199]))); [.H199]; &quot;&quot;)&#10;       ))" office:value-type="string" office:string-value="2026-01-10T10:52:40" calcext:value-type="string">
            <text:p>2026-01-10T10:52:4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tt_um_dlmiles_muldiv8</text:p>
          </table:table-cell>
          <table:table-cell/>
          <table:table-cell table:style-name="ce17" table:content-validation-name="val1" table:formula="of:=IFERROR(IF(INDEX([experiments.$A:.$A] ; MATCH(TRIM([.D201]) ; TRIM([experiments.$B:.$B]) ; 0)) = 0; &quot;&quot;; INDEX([experiments.$A:.$A] ; MATCH(TRIM([.D201]) ; TRIM([experiments.$B:.$B]) ; 0))) ; &quot;&quot;)" office:value-type="float" office:value="16" calcext:value-type="float">
            <text:p>16</text:p>
          </table:table-cell>
          <table:table-cell office:value-type="string" calcext:value-type="string">
            <text:p>Queue tt_um_dlmiles_muldiv8</text:p>
          </table:table-cell>
          <table:table-cell table:style-name="ce19" table:content-validation-name="val2" table:formula="of:=IF(LEN([.A201])&gt;0; &#10;       [.A201]; &#10;       IF( AND(NOT(ISBLANK([.C201])); AND(LEN([.B201])&gt;0; [.B201]&gt;0)); &#10;             TEXT(DATEVALUE(LEFT([.H200]; 10)) + TIMEVALUE(MID([.H200]; 12; 12)) + [.B201]/(86400); &#10;             &quot;YYYY-MM-DD&quot;&quot;T&quot;&quot;HH:MM:SS&quot;);&#10;             IF(AND(NOT(ISBLANK([.C201])); NOT(ISBLANK([.H200]))); [.H200]; &quot;&quot;)&#10;       ))" office:value-type="string" office:string-value="2026-01-10T10:52:50" calcext:value-type="string">
            <text:p>2026-01-10T10:52:5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202]) ; TRIM([experiments.$B:.$B]) ; 0)) = 0; &quot;&quot;; INDEX([experiments.$A:.$A] ; MATCH(TRIM([.D202]) ; TRIM([experiments.$B:.$B]) ; 0))) ; &quot;&quot;)">
            <text:p/>
          </table:table-cell>
          <table:table-cell office:value-type="string" calcext:value-type="string">
            <text:p>abort rp2 temp auto-starting tt_um_dlmiles_muldiv8</text:p>
          </table:table-cell>
          <table:table-cell table:style-name="ce19" table:content-validation-name="val2" table:formula="of:=IF(LEN([.A202])&gt;0; &#10;       [.A202]; &#10;       IF( AND(NOT(ISBLANK([.C202])); AND(LEN([.B202])&gt;0; [.B202]&gt;0)); &#10;             TEXT(DATEVALUE(LEFT([.H201]; 10)) + TIMEVALUE(MID([.H201]; 12; 12)) + [.B202]/(86400); &#10;             &quot;YYYY-MM-DD&quot;&quot;T&quot;&quot;HH:MM:SS&quot;);&#10;             IF(AND(NOT(ISBLANK([.C202])); NOT(ISBLANK([.H201]))); [.H201]; &quot;&quot;)&#10;       ))" office:value-type="string" office:string-value="2026-01-10T10:53:30" calcext:value-type="string">
            <text:p>2026-01-10T10:53:3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203]) ; TRIM([experiments.$B:.$B]) ; 0)) = 0; &quot;&quot;; INDEX([experiments.$A:.$A] ; MATCH(TRIM([.D203]) ; TRIM([experiments.$B:.$B]) ; 0))) ; &quot;&quot;)">
            <text:p/>
          </table:table-cell>
          <table:table-cell office:value-type="string" calcext:value-type="string">
            <text:p>ensure tt_um_dlmiles_muldiv8 is done</text:p>
          </table:table-cell>
          <table:table-cell table:style-name="ce19" table:content-validation-name="val2" table:formula="of:=IF(LEN([.A203])&gt;0; &#10;       [.A203]; &#10;       IF( AND(NOT(ISBLANK([.C203])); AND(LEN([.B203])&gt;0; [.B203]&gt;0)); &#10;             TEXT(DATEVALUE(LEFT([.H202]; 10)) + TIMEVALUE(MID([.H202]; 12; 12)) + [.B203]/(86400); &#10;             &quot;YYYY-MM-DD&quot;&quot;T&quot;&quot;HH:MM:SS&quot;);&#10;             IF(AND(NOT(ISBLANK([.C203])); NOT(ISBLANK([.H202]))); [.H202]; &quot;&quot;)&#10;       ))" office:value-type="string" office:string-value="2026-01-10T10:57:30" calcext:value-type="string">
            <text:p>2026-01-10T10:57:3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ing</text:p>
          </table:table-cell>
          <table:table-cell/>
          <table:table-cell office:value-type="string" calcext:value-type="string">
            <text:p>0x4c503238</text:p>
          </table:table-cell>
          <table:table-cell table:style-name="ce17" table:content-validation-name="val1" table:formula="of:=IFERROR(IF(INDEX([experiments.$A:.$A] ; MATCH(TRIM([.D204]) ; TRIM([experiments.$B:.$B]) ; 0)) = 0; &quot;&quot;; INDEX([experiments.$A:.$A] ; MATCH(TRIM([.D204]) ; TRIM([experiments.$B:.$B]) ; 0))) ; &quot;&quot;)">
            <text:p/>
          </table:table-cell>
          <table:table-cell office:value-type="string" calcext:value-type="string">
            <text:p>Ping LP28</text:p>
          </table:table-cell>
          <table:table-cell table:style-name="ce19" table:content-validation-name="val2" table:formula="of:=IF(LEN([.A204])&gt;0; &#10;       [.A204]; &#10;       IF( AND(NOT(ISBLANK([.C204])); AND(LEN([.B204])&gt;0; [.B204]&gt;0)); &#10;             TEXT(DATEVALUE(LEFT([.H203]; 10)) + TIMEVALUE(MID([.H203]; 12; 12)) + [.B204]/(86400); &#10;             &quot;YYYY-MM-DD&quot;&quot;T&quot;&quot;HH:MM:SS&quot;);&#10;             IF(AND(NOT(ISBLANK([.C204])); NOT(ISBLANK([.H203]))); [.H203]; &quot;&quot;)&#10;       ))" office:value-type="string" office:string-value="2026-01-10T10:57:30" calcext:value-type="string">
            <text:p>2026-01-10T10:57:3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t_um_oscillating_bones</text:p>
          </table:table-cell>
          <table:table-cell office:value-type="string" calcext:value-type="string">
            <text:p>0x20</text:p>
          </table:table-cell>
          <table:table-cell table:style-name="ce17" table:content-validation-name="val1" table:formula="of:=IFERROR(IF(INDEX([experiments.$A:.$A] ; MATCH(TRIM([.D205]) ; TRIM([experiments.$B:.$B]) ; 0)) = 0; &quot;&quot;; INDEX([experiments.$A:.$A] ; MATCH(TRIM([.D205]) ; TRIM([experiments.$B:.$B]) ; 0))) ; &quot;&quot;)" office:value-type="float" office:value="3" calcext:value-type="float">
            <text:p>3</text:p>
          </table:table-cell>
          <table:table-cell office:value-type="string" calcext:value-type="string">
            <text:p>Run tt_um_oscillating_bones</text:p>
          </table:table-cell>
          <table:table-cell table:style-name="ce19" table:content-validation-name="val2" table:formula="of:=IF(LEN([.A205])&gt;0; &#10;       [.A205]; &#10;       IF( AND(NOT(ISBLANK([.C205])); AND(LEN([.B205])&gt;0; [.B205]&gt;0)); &#10;             TEXT(DATEVALUE(LEFT([.H204]; 10)) + TIMEVALUE(MID([.H204]; 12; 12)) + [.B205]/(86400); &#10;             &quot;YYYY-MM-DD&quot;&quot;T&quot;&quot;HH:MM:SS&quot;);&#10;             IF(AND(NOT(ISBLANK([.C205])); NOT(ISBLANK([.H204]))); [.H204]; &quot;&quot;)&#10;       ))" office:value-type="string" office:string-value="2026-01-10T10:57:40" calcext:value-type="string">
            <text:p>2026-01-10T10:57:4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rp2_temperature</text:p>
          </table:table-cell>
          <table:table-cell office:value-type="string" calcext:value-type="string">
            <text:p>0x000000000F0000</text:p>
          </table:table-cell>
          <table:table-cell table:style-name="ce17" table:content-validation-name="val1" table:formula="of:=IFERROR(IF(INDEX([experiments.$A:.$A] ; MATCH(TRIM([.D206]) ; TRIM([experiments.$B:.$B]) ; 0)) = 0; &quot;&quot;; INDEX([experiments.$A:.$A] ; MATCH(TRIM([.D206]) ; TRIM([experiments.$B:.$B]) ; 0))) ; &quot;&quot;)" office:value-type="float" office:value="13" calcext:value-type="float">
            <text:p>13</text:p>
          </table:table-cell>
          <table:table-cell office:value-type="string" calcext:value-type="string">
            <text:p>Queue rp2_temperature</text:p>
          </table:table-cell>
          <table:table-cell table:style-name="ce19" table:content-validation-name="val2" table:formula="of:=IF(LEN([.A206])&gt;0; &#10;       [.A206]; &#10;       IF( AND(NOT(ISBLANK([.C206])); AND(LEN([.B206])&gt;0; [.B206]&gt;0)); &#10;             TEXT(DATEVALUE(LEFT([.H205]; 10)) + TIMEVALUE(MID([.H205]; 12; 12)) + [.B206]/(86400); &#10;             &quot;YYYY-MM-DD&quot;&quot;T&quot;&quot;HH:MM:SS&quot;);&#10;             IF(AND(NOT(ISBLANK([.C206])); NOT(ISBLANK([.H205]))); [.H205]; &quot;&quot;)&#10;       ))" office:value-type="string" office:string-value="2026-01-10T10:57:40" calcext:value-type="string">
            <text:p>2026-01-10T10:57:4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207]) ; TRIM([experiments.$B:.$B]) ; 0)) = 0; &quot;&quot;; INDEX([experiments.$A:.$A] ; MATCH(TRIM([.D207]) ; TRIM([experiments.$B:.$B]) ; 0))) ; &quot;&quot;)">
            <text:p/>
          </table:table-cell>
          <table:table-cell office:value-type="string" calcext:value-type="string">
            <text:p>abort osc bones auto-launching rp temp</text:p>
          </table:table-cell>
          <table:table-cell table:style-name="ce19" table:content-validation-name="val2" table:formula="of:=IF(LEN([.A207])&gt;0; &#10;       [.A207]; &#10;       IF( AND(NOT(ISBLANK([.C207])); AND(LEN([.B207])&gt;0; [.B207]&gt;0)); &#10;             TEXT(DATEVALUE(LEFT([.H206]; 10)) + TIMEVALUE(MID([.H206]; 12; 12)) + [.B207]/(86400); &#10;             &quot;YYYY-MM-DD&quot;&quot;T&quot;&quot;HH:MM:SS&quot;);&#10;             IF(AND(NOT(ISBLANK([.C207])); NOT(ISBLANK([.H206]))); [.H206]; &quot;&quot;)&#10;       ))" office:value-type="string" office:string-value="2026-01-10T10:58:20" calcext:value-type="string">
            <text:p>2026-01-10T10:58:2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tt_um_dlmiles_muldiv8_sky130faha</text:p>
          </table:table-cell>
          <table:table-cell/>
          <table:table-cell table:style-name="ce17" table:content-validation-name="val1" table:formula="of:=IFERROR(IF(INDEX([experiments.$A:.$A] ; MATCH(TRIM([.D208]) ; TRIM([experiments.$B:.$B]) ; 0)) = 0; &quot;&quot;; INDEX([experiments.$A:.$A] ; MATCH(TRIM([.D208]) ; TRIM([experiments.$B:.$B]) ; 0))) ; &quot;&quot;)" office:value-type="float" office:value="17" calcext:value-type="float">
            <text:p>17</text:p>
          </table:table-cell>
          <table:table-cell office:value-type="string" calcext:value-type="string">
            <text:p>Queue tt_um_dlmiles_muldiv8_sky130faha</text:p>
          </table:table-cell>
          <table:table-cell table:style-name="ce19" table:content-validation-name="val2" table:formula="of:=IF(LEN([.A208])&gt;0; &#10;       [.A208]; &#10;       IF( AND(NOT(ISBLANK([.C208])); AND(LEN([.B208])&gt;0; [.B208]&gt;0)); &#10;             TEXT(DATEVALUE(LEFT([.H207]; 10)) + TIMEVALUE(MID([.H207]; 12; 12)) + [.B208]/(86400); &#10;             &quot;YYYY-MM-DD&quot;&quot;T&quot;&quot;HH:MM:SS&quot;);&#10;             IF(AND(NOT(ISBLANK([.C208])); NOT(ISBLANK([.H207]))); [.H207]; &quot;&quot;)&#10;       ))" office:value-type="string" office:string-value="2026-01-10T10:58:30" calcext:value-type="string">
            <text:p>2026-01-10T10:58:3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209]) ; TRIM([experiments.$B:.$B]) ; 0)) = 0; &quot;&quot;; INDEX([experiments.$A:.$A] ; MATCH(TRIM([.D209]) ; TRIM([experiments.$B:.$B]) ; 0))) ; &quot;&quot;)">
            <text:p/>
          </table:table-cell>
          <table:table-cell office:value-type="string" calcext:value-type="string">
            <text:p>abort rp2 temp auto-starting tt_um_dlmiles_muldiv8_sky130faha</text:p>
          </table:table-cell>
          <table:table-cell table:style-name="ce19" table:content-validation-name="val2" table:formula="of:=IF(LEN([.A209])&gt;0; &#10;       [.A209]; &#10;       IF( AND(NOT(ISBLANK([.C209])); AND(LEN([.B209])&gt;0; [.B209]&gt;0)); &#10;             TEXT(DATEVALUE(LEFT([.H208]; 10)) + TIMEVALUE(MID([.H208]; 12; 12)) + [.B209]/(86400); &#10;             &quot;YYYY-MM-DD&quot;&quot;T&quot;&quot;HH:MM:SS&quot;);&#10;             IF(AND(NOT(ISBLANK([.C209])); NOT(ISBLANK([.H208]))); [.H208]; &quot;&quot;)&#10;       ))" office:value-type="string" office:string-value="2026-01-10T10:59:10" calcext:value-type="string">
            <text:p>2026-01-10T10:59:1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210]) ; TRIM([experiments.$B:.$B]) ; 0)) = 0; &quot;&quot;; INDEX([experiments.$A:.$A] ; MATCH(TRIM([.D210]) ; TRIM([experiments.$B:.$B]) ; 0))) ; &quot;&quot;)">
            <text:p/>
          </table:table-cell>
          <table:table-cell office:value-type="string" calcext:value-type="string">
            <text:p>ensure tt_um_dlmiles_muldiv8_sky130faha is done</text:p>
          </table:table-cell>
          <table:table-cell table:style-name="ce19" table:content-validation-name="val2" table:formula="of:=IF(LEN([.A210])&gt;0; &#10;       [.A210]; &#10;       IF( AND(NOT(ISBLANK([.C210])); AND(LEN([.B210])&gt;0; [.B210]&gt;0)); &#10;             TEXT(DATEVALUE(LEFT([.H209]; 10)) + TIMEVALUE(MID([.H209]; 12; 12)) + [.B210]/(86400); &#10;             &quot;YYYY-MM-DD&quot;&quot;T&quot;&quot;HH:MM:SS&quot;);&#10;             IF(AND(NOT(ISBLANK([.C210])); NOT(ISBLANK([.H209]))); [.H209]; &quot;&quot;)&#10;       ))" office:value-type="string" office:string-value="2026-01-10T11:03:10" calcext:value-type="string">
            <text:p>2026-01-10T11:03:1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ing</text:p>
          </table:table-cell>
          <table:table-cell/>
          <table:table-cell office:value-type="string" calcext:value-type="string">
            <text:p>0x4c503239</text:p>
          </table:table-cell>
          <table:table-cell table:style-name="ce17" table:content-validation-name="val1" table:formula="of:=IFERROR(IF(INDEX([experiments.$A:.$A] ; MATCH(TRIM([.D211]) ; TRIM([experiments.$B:.$B]) ; 0)) = 0; &quot;&quot;; INDEX([experiments.$A:.$A] ; MATCH(TRIM([.D211]) ; TRIM([experiments.$B:.$B]) ; 0))) ; &quot;&quot;)">
            <text:p/>
          </table:table-cell>
          <table:table-cell office:value-type="string" calcext:value-type="string">
            <text:p>Ping LP29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t_um_oscillating_bones</text:p>
          </table:table-cell>
          <table:table-cell office:value-type="string" calcext:value-type="string">
            <text:p>0x20</text:p>
          </table:table-cell>
          <table:table-cell table:style-name="ce17" table:content-validation-name="val1" table:formula="of:=IFERROR(IF(INDEX([experiments.$A:.$A] ; MATCH(TRIM([.D212]) ; TRIM([experiments.$B:.$B]) ; 0)) = 0; &quot;&quot;; INDEX([experiments.$A:.$A] ; MATCH(TRIM([.D212]) ; TRIM([experiments.$B:.$B]) ; 0))) ; &quot;&quot;)" office:value-type="float" office:value="3" calcext:value-type="float">
            <text:p>3</text:p>
          </table:table-cell>
          <table:table-cell office:value-type="string" calcext:value-type="string">
            <text:p>Run tt_um_oscillating_bones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tt_contributors</text:p>
          </table:table-cell>
          <table:table-cell office:value-type="string" calcext:value-type="string">
            <text:p>0x01</text:p>
          </table:table-cell>
          <table:table-cell table:style-name="ce17" table:content-validation-name="val1" table:formula="of:=IFERROR(IF(INDEX([experiments.$A:.$A] ; MATCH(TRIM([.D213]) ; TRIM([experiments.$B:.$B]) ; 0)) = 0; &quot;&quot;; INDEX([experiments.$A:.$A] ; MATCH(TRIM([.D213]) ; TRIM([experiments.$B:.$B]) ; 0))) ; &quot;&quot;)" office:value-type="float" office:value="128" calcext:value-type="float">
            <text:p>128</text:p>
          </table:table-cell>
          <table:table-cell office:value-type="string" calcext:value-type="string">
            <text:p>Queue tt_contributors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214]) ; TRIM([experiments.$B:.$B]) ; 0)) = 0; &quot;&quot;; INDEX([experiments.$A:.$A] ; MATCH(TRIM([.D214]) ; TRIM([experiments.$B:.$B]) ; 0))) ; &quot;&quot;)">
            <text:p/>
          </table:table-cell>
          <table:table-cell office:value-type="string" calcext:value-type="string">
            <text:p>abort osc bones auto-launching contrib loto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tt_um_ttrpg_SEU</text:p>
          </table:table-cell>
          <table:table-cell/>
          <table:table-cell table:style-name="ce17" table:content-validation-name="val1" table:formula="of:=IFERROR(IF(INDEX([experiments.$A:.$A] ; MATCH(TRIM([.D215]) ; TRIM([experiments.$B:.$B]) ; 0)) = 0; &quot;&quot;; INDEX([experiments.$A:.$A] ; MATCH(TRIM([.D215]) ; TRIM([experiments.$B:.$B]) ; 0))) ; &quot;&quot;)" office:value-type="float" office:value="18" calcext:value-type="float">
            <text:p>18</text:p>
          </table:table-cell>
          <table:table-cell office:value-type="string" calcext:value-type="string">
            <text:p>Queue tt_um_ttrpg_SEU</text:p>
          </table:table-cell>
          <table:table-cell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Abort</text:p>
          </table:table-cell>
          <table:table-cell table:number-columns-repeated="2"/>
          <table:table-cell table:style-name="ce17" table:content-validation-name="val1" table:formula="of:=IFERROR(IF(INDEX([experiments.$A:.$A] ; MATCH(TRIM([.D216]) ; TRIM([experiments.$B:.$B]) ; 0)) = 0; &quot;&quot;; INDEX([experiments.$A:.$A] ; MATCH(TRIM([.D216]) ; TRIM([experiments.$B:.$B]) ; 0))) ; &quot;&quot;)">
            <text:p/>
          </table:table-cell>
          <table:table-cell office:value-type="string" calcext:value-type="string">
            <text:p>ensure tt_um_ttrpg_SEU is done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ing</text:p>
          </table:table-cell>
          <table:table-cell/>
          <table:table-cell office:value-type="string" calcext:value-type="string">
            <text:p>0x4c503330</text:p>
          </table:table-cell>
          <table:table-cell table:style-name="ce17" table:content-validation-name="val1" table:formula="of:=IFERROR(IF(INDEX([experiments.$A:.$A] ; MATCH(TRIM([.D217]) ; TRIM([experiments.$B:.$B]) ; 0)) = 0; &quot;&quot;; INDEX([experiments.$A:.$A] ; MATCH(TRIM([.D217]) ; TRIM([experiments.$B:.$B]) ; 0))) ; &quot;&quot;)">
            <text:p/>
          </table:table-cell>
          <table:table-cell office:value-type="string" calcext:value-type="string">
            <text:p>Ping LP30</text:p>
          </table:table-cell>
          <table:table-cell/>
        </table:table-row>
        <table:table-row table:style-name="ro1">
          <table:table-cell table:number-columns-repeated="5"/>
          <table:table-cell table:style-name="ce17" table:content-validation-name="val1" table:formula="of:=IFERROR(IF(INDEX([experiments.$A:.$A] ; MATCH(TRIM([.D218]) ; TRIM([experiments.$B:.$B]) ; 0)) = 0; &quot;&quot;; INDEX([experiments.$A:.$A] ; MATCH(TRIM([.D218]) ; TRIM([experiments.$B:.$B]) ; 0))) ; 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7" table:content-validation-name="val1" table:formula="of:=IFERROR(IF(INDEX([experiments.$A:.$A] ; MATCH(TRIM([.D219]) ; TRIM([experiments.$B:.$B]) ; 0)) = 0; &quot;&quot;; INDEX([experiments.$A:.$A] ; MATCH(TRIM([.D219]) ; TRIM([experiments.$B:.$B]) ; 0))) ; &quot;&quot;)">
            <text:p/>
          </table:table-cell>
          <table:table-cell table:number-columns-repeated="2"/>
        </table:table-row>
        <table:table-row table:style-name="ro1" table:number-rows-repeated="1048356">
          <table:table-cell table:number-columns-repeated="5"/>
          <table:table-cell table:content-validation-name="val1"/>
          <table:table-cell table:number-columns-repeated="2"/>
        </table:table-row>
        <table:table-row table:style-name="ro1">
          <table:table-cell table:number-columns-repeated="5"/>
          <table:table-cell table:content-validation-name="val1"/>
          <table:table-cell table:number-columns-repeated="2"/>
        </table:table-row>
      </table:table>
      <table:table table:name="experiment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t_um_te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t_um_fstolzcod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t_um_oscillating_bon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t_um_qubitbytes_aliv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t_um_urish_spel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okwi_universal_gates_0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t_um_andrewtron3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t_um_MichaelBell_tinyQV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t_um_lis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t_um_ttrpg_dic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t_um_msg_in_a_bottl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t_um_cejm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p2_temperatur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t_um_CKPope_top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t_um_PA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t_um_dlmiles_muldiv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t_um_dlmiles_muldiv8_sky130fah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t_um_ttrpg_SEU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t_contributors</text:p>
          </table:table-cell>
        </table:table-row>
      </table:table>
      <table:named-expressions/>
      <table:database-ranges>
        <table:database-range table:name="__Anonymous_Sheet_DB__0" table:target-range-address="commands.D1:commands.D1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9">00/00/0000</text:date>, <text:time style:data-style-name="N2" text:time-value="12:38:10.9779682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1T04:47:07.041933067</meta:creation-date>
    <dc:date>2026-01-09T12:44:49.380962406</dc:date>
    <meta:editing-duration>PT7H23M36S</meta:editing-duration>
    <meta:editing-cycles>37</meta:editing-cycles>
    <meta:generator>LibreOffice/24.2.7.2$Linux_X86_64 LibreOffice_project/420$Build-2</meta:generator>
    <meta:document-statistic meta:table-count="2" meta:cell-count="1299" meta:object-count="0"/>
  </office:meta>
</office:document-meta>
</file>